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Basic/Standard/maak_a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3.351cm" table:align="margins"/>
    </style:style>
    <style:style style:name="Tabel1.A" style:family="table-column">
      <style:table-column-properties style:column-width="6.675cm" style:rel-column-width="32767*"/>
    </style:style>
    <style:style style:name="Tabel1.B" style:family="table-column">
      <style:table-column-properties style:column-width="6.676cm" style:rel-column-width="32768*"/>
    </style:style>
    <style:style style:name="Tabel1.A1" style:family="table-cell">
      <style:table-cell-properties style:vertical-align="middle" fo:padding="0cm" fo:border="none"/>
    </style:style>
    <style:style style:name="Tabel2" style:family="table">
      <style:table-properties style:width="13.351cm" fo:margin-top="0.199cm" fo:margin-bottom="0cm" table:align="margins"/>
    </style:style>
    <style:style style:name="Tabel2.A" style:family="table-column">
      <style:table-column-properties style:column-width="13.351cm" style:rel-column-width="65535*"/>
    </style:style>
    <style:style style:name="Tabel2.A1" style:family="table-cell">
      <style:table-cell-properties style:vertical-align="middle" fo:padding="0.049cm" fo:border="1pt solid #000000"/>
    </style:style>
    <style:style style:name="Tabel3" style:family="table">
      <style:table-properties style:width="13.351cm" table:align="margins"/>
    </style:style>
    <style:style style:name="Tabel3.A" style:family="table-column">
      <style:table-column-properties style:column-width="1.191cm" style:rel-column-width="5844*"/>
    </style:style>
    <style:style style:name="Tabel3.B" style:family="table-column">
      <style:table-column-properties style:column-width="5.405cm" style:rel-column-width="26529*"/>
    </style:style>
    <style:style style:name="Tabel3.C" style:family="table-column">
      <style:table-column-properties style:column-width="1.36cm" style:rel-column-width="6675*"/>
    </style:style>
    <style:style style:name="Tabel3.D" style:family="table-column">
      <style:table-column-properties style:column-width="5.396cm" style:rel-column-width="26487*"/>
    </style:style>
    <style:style style:name="Tabel3.A1" style:family="table-cell">
      <style:table-cell-properties style:vertical-align="middle" fo:padding="0cm" fo:border="none"/>
    </style:style>
    <style:style style:name="Tabel4" style:family="table">
      <style:table-properties style:width="13.351cm" table:align="margins"/>
    </style:style>
    <style:style style:name="Tabel4.A" style:family="table-column">
      <style:table-column-properties style:column-width="1.58cm" style:rel-column-width="7757*"/>
    </style:style>
    <style:style style:name="Tabel4.B" style:family="table-column">
      <style:table-column-properties style:column-width="9.5cm" style:rel-column-width="46633*"/>
    </style:style>
    <style:style style:name="Tabel4.C" style:family="table-column">
      <style:table-column-properties style:column-width="2.27cm" style:rel-column-width="11145*"/>
    </style:style>
    <style:style style:name="Tabel4.A1" style:family="table-cell">
      <style:table-cell-properties style:vertical-align="middle" fo:padding="0cm" fo:border="none"/>
    </style:style>
    <style:style style:name="Tabel5" style:family="table">
      <style:table-properties style:width="13.351cm" table:align="margins"/>
    </style:style>
    <style:style style:name="Tabel5.A" style:family="table-column">
      <style:table-column-properties style:column-width="4.12cm" style:rel-column-width="20225*"/>
    </style:style>
    <style:style style:name="Tabel5.B" style:family="table-column">
      <style:table-column-properties style:column-width="4.129cm" style:rel-column-width="20269*"/>
    </style:style>
    <style:style style:name="Tabel5.C" style:family="table-column">
      <style:table-column-properties style:column-width="5.101cm" style:rel-column-width="25041*"/>
    </style:style>
    <style:style style:name="Tabel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5.B1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5.C1" style:family="table-cell">
      <style:table-cell-properties style:vertical-align="middle" fo:background-color="#808080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el6" style:family="table">
      <style:table-properties style:width="13.351cm" table:align="margins"/>
    </style:style>
    <style:style style:name="Tabel6.A" style:family="table-column">
      <style:table-column-properties style:column-width="3.337cm" style:rel-column-width="16381*"/>
    </style:style>
    <style:style style:name="Tabel6.D" style:family="table-column">
      <style:table-column-properties style:column-width="3.339cm" style:rel-column-width="16392*"/>
    </style:style>
    <style:style style:name="Tabel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7" style:family="table">
      <style:table-properties style:width="13.351cm" table:align="margins"/>
    </style:style>
    <style:style style:name="Tabel7.A" style:family="table-column">
      <style:table-column-properties style:column-width="1.63cm" style:rel-column-width="8000*"/>
    </style:style>
    <style:style style:name="Tabel7.B" style:family="table-column">
      <style:table-column-properties style:column-width="4.66cm" style:rel-column-width="22875*"/>
    </style:style>
    <style:style style:name="Tabel7.C" style:family="table-column">
      <style:table-column-properties style:column-width="1.15cm" style:rel-column-width="5645*"/>
    </style:style>
    <style:style style:name="Tabel7.D" style:family="table-column">
      <style:table-column-properties style:column-width="4.65cm" style:rel-column-width="22823*"/>
    </style:style>
    <style:style style:name="Tabel7.E" style:family="table-column">
      <style:table-column-properties style:column-width="1.261cm" style:rel-column-width="6192*"/>
    </style:style>
    <style:style style:name="Tabel7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8" style:family="table">
      <style:table-properties style:width="13.351cm" table:align="margins"/>
    </style:style>
    <style:style style:name="Tabel8.A" style:family="table-column">
      <style:table-column-properties style:column-width="11.751cm" style:rel-column-width="57681*"/>
    </style:style>
    <style:style style:name="Tabel8.B" style:family="table-column">
      <style:table-column-properties style:column-width="1.6cm" style:rel-column-width="7854*"/>
    </style:style>
    <style:style style:name="Tabel8.A1" style:family="table-cell">
      <style:table-cell-properties style:vertical-align="middle" fo:padding="0cm" fo:border="none"/>
    </style:style>
    <style:style style:name="Tabel9" style:family="table">
      <style:table-properties style:width="13.351cm" table:align="margins"/>
    </style:style>
    <style:style style:name="Tabel9.A" style:family="table-column">
      <style:table-column-properties style:column-width="13.351cm" style:rel-column-width="65535*"/>
    </style:style>
    <style:style style:name="Tabel9.A1" style:family="table-cell">
      <style:table-cell-properties style:vertical-align="middle" fo:padding="0cm" fo:border="none"/>
    </style:style>
    <style:style style:name="Tabel10" style:family="table">
      <style:table-properties style:width="12.85cm" table:align="right"/>
    </style:style>
    <style:style style:name="Tabel10.A" style:family="table-column">
      <style:table-column-properties style:column-width="11.25cm"/>
    </style:style>
    <style:style style:name="Tabel10.B" style:family="table-column">
      <style:table-column-properties style:column-width="1.6cm"/>
    </style:style>
    <style:style style:name="Tabel10.A1" style:family="table-cell">
      <style:table-cell-properties style:vertical-align="middle" fo:padding="0cm" fo:border="none"/>
    </style:style>
    <style:style style:name="Tabel11" style:family="table">
      <style:table-properties style:width="13.351cm" table:align="margins"/>
    </style:style>
    <style:style style:name="Tabel11.A" style:family="table-column">
      <style:table-column-properties style:column-width="13.351cm" style:rel-column-width="65535*"/>
    </style:style>
    <style:style style:name="Tabel11.A1" style:family="table-cell">
      <style:table-cell-properties style:vertical-align="middle" fo:padding="0cm" fo:border="none"/>
    </style:style>
    <style:style style:name="Tabel12" style:family="table">
      <style:table-properties style:width="12.85cm" table:align="right"/>
    </style:style>
    <style:style style:name="Tabel12.A" style:family="table-column">
      <style:table-column-properties style:column-width="11.25cm"/>
    </style:style>
    <style:style style:name="Tabel12.B" style:family="table-column">
      <style:table-column-properties style:column-width="1.6cm"/>
    </style:style>
    <style:style style:name="Tabel12.A1" style:family="table-cell">
      <style:table-cell-properties style:vertical-align="middle" fo:padding="0cm" fo:border="none"/>
    </style:style>
    <style:style style:name="Tabel13" style:family="table">
      <style:table-properties style:width="13.351cm" table:align="margins"/>
    </style:style>
    <style:style style:name="Tabel13.A" style:family="table-column">
      <style:table-column-properties style:column-width="1.804cm" style:rel-column-width="8857*"/>
    </style:style>
    <style:style style:name="Tabel13.B" style:family="table-column">
      <style:table-column-properties style:column-width="11.546cm" style:rel-column-width="56678*"/>
    </style:style>
    <style:style style:name="Tabel13.A1" style:family="table-cell">
      <style:table-cell-properties style:vertical-align="middle" fo:padding="0cm" fo:border="none"/>
    </style:style>
    <style:style style:name="Tabel14" style:family="table">
      <style:table-properties style:width="12.85cm" table:align="right"/>
    </style:style>
    <style:style style:name="Tabel14.A" style:family="table-column">
      <style:table-column-properties style:column-width="11.25cm"/>
    </style:style>
    <style:style style:name="Tabel14.B" style:family="table-column">
      <style:table-column-properties style:column-width="1.6cm"/>
    </style:style>
    <style:style style:name="Tabel14.A1" style:family="table-cell">
      <style:table-cell-properties style:vertical-align="middle" fo:padding="0cm" fo:border="none"/>
    </style:style>
    <style:style style:name="Tabel15" style:family="table">
      <style:table-properties style:width="13.351cm" table:align="margins"/>
    </style:style>
    <style:style style:name="Tabel15.A" style:family="table-column">
      <style:table-column-properties style:column-width="13.351cm" style:rel-column-width="65535*"/>
    </style:style>
    <style:style style:name="Tabel15.A1" style:family="table-cell">
      <style:table-cell-properties style:vertical-align="middle" fo:padding="0cm" fo:border="none"/>
    </style:style>
    <style:style style:name="Tabel16" style:family="table">
      <style:table-properties style:width="12.85cm" table:align="right"/>
    </style:style>
    <style:style style:name="Tabel16.A" style:family="table-column">
      <style:table-column-properties style:column-width="11.25cm"/>
    </style:style>
    <style:style style:name="Tabel16.B" style:family="table-column">
      <style:table-column-properties style:column-width="1.6cm"/>
    </style:style>
    <style:style style:name="Tabel16.A1" style:family="table-cell">
      <style:table-cell-properties style:vertical-align="middle" fo:padding="0cm" fo:border="none"/>
    </style:style>
    <style:style style:name="Tabel176" style:family="table">
      <style:table-properties style:width="13.351cm" table:align="margins"/>
    </style:style>
    <style:style style:name="Tabel176.A" style:family="table-column">
      <style:table-column-properties style:column-width="13.351cm" style:rel-column-width="65535*"/>
    </style:style>
    <style:style style:name="Tabel176.A1" style:family="table-cell">
      <style:table-cell-properties fo:padding="0cm" fo:border="none"/>
    </style:style>
    <style:style style:name="Tabel17" style:family="table">
      <style:table-properties style:width="12.85cm" table:align="right"/>
    </style:style>
    <style:style style:name="Tabel17.A" style:family="table-column">
      <style:table-column-properties style:column-width="11.25cm"/>
    </style:style>
    <style:style style:name="Tabel17.B" style:family="table-column">
      <style:table-column-properties style:column-width="1.6cm"/>
    </style:style>
    <style:style style:name="Tabel17.A1" style:family="table-cell">
      <style:table-cell-properties style:vertical-align="middle" fo:padding="0cm" fo:border="none"/>
    </style:style>
    <style:style style:name="Tabel18" style:family="table">
      <style:table-properties style:width="13.351cm" fo:margin-top="0.15cm" fo:margin-bottom="0cm" table:align="margins"/>
    </style:style>
    <style:style style:name="Tabel18.A" style:family="table-column">
      <style:table-column-properties style:column-width="5.001cm" style:rel-column-width="24546*"/>
    </style:style>
    <style:style style:name="Tabel18.B" style:family="table-column">
      <style:table-column-properties style:column-width="8.35cm" style:rel-column-width="40989*"/>
    </style:style>
    <style:style style:name="Tabel18.A1" style:family="table-cell">
      <style:table-cell-properties style:vertical-align="bottom" fo:padding="0cm" fo:border="none"/>
    </style:style>
    <style:style style:name="Tabel18.B1" style:family="table-cell">
      <style:table-cell-properties style:vertical-align="middle" fo:padding="0cm" fo:border="none"/>
    </style:style>
    <style:style style:name="Tabel19" style:family="table">
      <style:table-properties style:width="13.351cm" table:align="margins"/>
    </style:style>
    <style:style style:name="Tabel19.A" style:family="table-column">
      <style:table-column-properties style:column-width="13.351cm" style:rel-column-width="65535*"/>
    </style:style>
    <style:style style:name="Tabel19.A1" style:family="table-cell">
      <style:table-cell-properties style:vertical-align="middle" fo:padding="0cm" fo:border="none"/>
    </style:style>
    <style:style style:name="Tabel20" style:family="table">
      <style:table-properties style:width="12.85cm" table:align="right"/>
    </style:style>
    <style:style style:name="Tabel20.A" style:family="table-column">
      <style:table-column-properties style:column-width="11.25cm"/>
    </style:style>
    <style:style style:name="Tabel20.B" style:family="table-column">
      <style:table-column-properties style:column-width="1.6cm"/>
    </style:style>
    <style:style style:name="Tabel20.A1" style:family="table-cell">
      <style:table-cell-properties style:vertical-align="middle" fo:padding="0cm" fo:border="none"/>
    </style:style>
    <style:style style:name="Tabel21" style:family="table">
      <style:table-properties style:width="13.351cm" table:align="margins"/>
    </style:style>
    <style:style style:name="Tabel21.A" style:family="table-column">
      <style:table-column-properties style:column-width="13.351cm" style:rel-column-width="65535*"/>
    </style:style>
    <style:style style:name="Tabel21.A1" style:family="table-cell">
      <style:table-cell-properties style:vertical-align="middle" fo:padding="0cm" fo:border="none"/>
    </style:style>
    <style:style style:name="Tabel22" style:family="table">
      <style:table-properties style:width="12.85cm" table:align="right"/>
    </style:style>
    <style:style style:name="Tabel22.A" style:family="table-column">
      <style:table-column-properties style:column-width="11.25cm"/>
    </style:style>
    <style:style style:name="Tabel22.B" style:family="table-column">
      <style:table-column-properties style:column-width="1.6cm"/>
    </style:style>
    <style:style style:name="Tabel22.A1" style:family="table-cell">
      <style:table-cell-properties style:vertical-align="middle" fo:padding="0cm" fo:border="none"/>
    </style:style>
    <style:style style:name="Tabel23" style:family="table">
      <style:table-properties style:width="13.351cm" table:align="margins"/>
    </style:style>
    <style:style style:name="Tabel23.A" style:family="table-column">
      <style:table-column-properties style:column-width="13.351cm" style:rel-column-width="65535*"/>
    </style:style>
    <style:style style:name="Tabel23.A1" style:family="table-cell">
      <style:table-cell-properties style:vertical-align="middle" fo:padding="0cm" fo:border="none"/>
    </style:style>
    <style:style style:name="Tabel24" style:family="table">
      <style:table-properties style:width="12.85cm" table:align="right"/>
    </style:style>
    <style:style style:name="Tabel24.A" style:family="table-column">
      <style:table-column-properties style:column-width="11.25cm"/>
    </style:style>
    <style:style style:name="Tabel24.B" style:family="table-column">
      <style:table-column-properties style:column-width="1.6cm"/>
    </style:style>
    <style:style style:name="Tabel24.A1" style:family="table-cell">
      <style:table-cell-properties style:vertical-align="middle" fo:padding="0cm" fo:border="none"/>
    </style:style>
    <style:style style:name="Tabel25" style:family="table">
      <style:table-properties style:width="12.85cm" fo:margin-left="0.499cm" table:align="left"/>
    </style:style>
    <style:style style:name="Tabel25.A" style:family="table-column">
      <style:table-column-properties style:column-width="5.92cm"/>
    </style:style>
    <style:style style:name="Tabel25.B" style:family="table-column">
      <style:table-column-properties style:column-width="1cm"/>
    </style:style>
    <style:style style:name="Tabel25.C" style:family="table-column">
      <style:table-column-properties style:column-width="5.93cm"/>
    </style:style>
    <style:style style:name="Tabel25.A1" style:family="table-cell">
      <style:table-cell-properties style:vertical-align="middle" fo:padding="0cm" fo:border="none"/>
    </style:style>
    <style:style style:name="Tabel26" style:family="table">
      <style:table-properties style:width="13.351cm" fo:margin-top="0.15cm" fo:margin-bottom="0cm" table:align="margins"/>
    </style:style>
    <style:style style:name="Tabel26.A" style:family="table-column">
      <style:table-column-properties style:column-width="11.751cm" style:rel-column-width="57681*"/>
    </style:style>
    <style:style style:name="Tabel26.B" style:family="table-column">
      <style:table-column-properties style:column-width="1.6cm" style:rel-column-width="7854*"/>
    </style:style>
    <style:style style:name="Tabel26.A1" style:family="table-cell">
      <style:table-cell-properties style:vertical-align="middle" fo:padding="0cm" fo:border="none"/>
    </style:style>
    <style:style style:name="Tabel27" style:family="table">
      <style:table-properties style:width="13.351cm" table:align="margins"/>
    </style:style>
    <style:style style:name="Tabel27.A" style:family="table-column">
      <style:table-column-properties style:column-width="1.15cm" style:rel-column-width="5645*"/>
    </style:style>
    <style:style style:name="Tabel27.B" style:family="table-column">
      <style:table-column-properties style:column-width="7.451cm" style:rel-column-width="36572*"/>
    </style:style>
    <style:style style:name="Tabel27.C" style:family="table-column">
      <style:table-column-properties style:column-width="4.75cm" style:rel-column-width="23318*"/>
    </style:style>
    <style:style style:name="Tabel27.A1" style:family="table-cell">
      <style:table-cell-properties style:vertical-align="middle" fo:padding="0cm" fo:border="none"/>
    </style:style>
    <style:style style:name="Tabel28" style:family="table">
      <style:table-properties style:width="13.351cm" table:align="margins"/>
    </style:style>
    <style:style style:name="Tabel28.A" style:family="table-column">
      <style:table-column-properties style:column-width="6.675cm" style:rel-column-width="32767*"/>
    </style:style>
    <style:style style:name="Tabel28.B" style:family="table-column">
      <style:table-column-properties style:column-width="6.676cm" style:rel-column-width="32768*"/>
    </style:style>
    <style:style style:name="Tabel2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28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29" style:family="table">
      <style:table-properties style:width="13.351cm" table:align="margins"/>
    </style:style>
    <style:style style:name="Tabel29.A" style:family="table-column">
      <style:table-column-properties style:column-width="3.337cm" style:rel-column-width="16381*"/>
    </style:style>
    <style:style style:name="Tabel29.D" style:family="table-column">
      <style:table-column-properties style:column-width="3.339cm" style:rel-column-width="16392*"/>
    </style:style>
    <style:style style:name="Tabel29.A1" style:family="table-cell">
      <style:table-cell-properties style:vertical-align="middle" fo:padding="0cm" fo:border="none"/>
    </style:style>
    <style:style style:name="Tabel30" style:family="table">
      <style:table-properties style:width="13.351cm" table:align="margins"/>
    </style:style>
    <style:style style:name="Tabel30.A" style:family="table-column">
      <style:table-column-properties style:column-width="1.7cm" style:rel-column-width="8346*"/>
    </style:style>
    <style:style style:name="Tabel30.B" style:family="table-column">
      <style:table-column-properties style:column-width="11.65cm" style:rel-column-width="57189*"/>
    </style:style>
    <style:style style:name="Tabel30.A1" style:family="table-cell">
      <style:table-cell-properties style:vertical-align="middle" fo:padding="0cm" fo:border="none"/>
    </style:style>
    <style:style style:name="Tabel31" style:family="table">
      <style:table-properties style:width="13.351cm" table:align="margins"/>
    </style:style>
    <style:style style:name="Tabel31.A" style:family="table-column">
      <style:table-column-properties style:column-width="4.962cm" style:rel-column-width="24355*"/>
    </style:style>
    <style:style style:name="Tabel31.B" style:family="table-column">
      <style:table-column-properties style:column-width="8.389cm" style:rel-column-width="41180*"/>
    </style:style>
    <style:style style:name="Tabel31.A1" style:family="table-cell">
      <style:table-cell-properties style:vertical-align="middle" fo:padding="0cm" fo:border="none"/>
    </style:style>
    <style:style style:name="Tabel32" style:family="table">
      <style:table-properties style:width="13.351cm" table:align="margins"/>
    </style:style>
    <style:style style:name="Tabel32.A" style:family="table-column">
      <style:table-column-properties style:column-width="0.801cm" style:rel-column-width="3930*"/>
    </style:style>
    <style:style style:name="Tabel32.B" style:family="table-column">
      <style:table-column-properties style:column-width="5.281cm" style:rel-column-width="25923*"/>
    </style:style>
    <style:style style:name="Tabel32.C" style:family="table-column">
      <style:table-column-properties style:column-width="2.02cm" style:rel-column-width="9913*"/>
    </style:style>
    <style:style style:name="Tabel32.D" style:family="table-column">
      <style:table-column-properties style:column-width="5.249cm" style:rel-column-width="25769*"/>
    </style:style>
    <style:style style:name="Tabel32.A1" style:family="table-cell">
      <style:table-cell-properties style:vertical-align="middle" fo:padding="0cm" fo:border="none"/>
    </style:style>
    <style:style style:name="Tabel33" style:family="table">
      <style:table-properties style:width="13.351cm" table:align="margins"/>
    </style:style>
    <style:style style:name="Tabel33.A" style:family="table-column">
      <style:table-column-properties style:column-width="13.351cm" style:rel-column-width="65535*"/>
    </style:style>
    <style:style style:name="Tabel33.A1" style:family="table-cell">
      <style:table-cell-properties style:vertical-align="middle" fo:padding="0cm" fo:border="none"/>
    </style:style>
    <style:style style:name="Tabel34" style:family="table">
      <style:table-properties style:width="13.351cm" table:align="margins"/>
    </style:style>
    <style:style style:name="Tabel34.A" style:family="table-column">
      <style:table-column-properties style:column-width="5.867cm" style:rel-column-width="28797*"/>
    </style:style>
    <style:style style:name="Tabel34.B" style:family="table-column">
      <style:table-column-properties style:column-width="7.484cm" style:rel-column-width="36738*"/>
    </style:style>
    <style:style style:name="Tabel34.A1" style:family="table-cell">
      <style:table-cell-properties style:vertical-align="middle" fo:padding="0cm" fo:border="none"/>
    </style:style>
    <style:style style:name="Tabel35" style:family="table">
      <style:table-properties style:width="13.351cm" table:align="margins"/>
    </style:style>
    <style:style style:name="Tabel35.A" style:family="table-column">
      <style:table-column-properties style:column-width="0.965cm" style:rel-column-width="4740*"/>
    </style:style>
    <style:style style:name="Tabel35.B" style:family="table-column">
      <style:table-column-properties style:column-width="9.493cm" style:rel-column-width="46599*"/>
    </style:style>
    <style:style style:name="Tabel35.C" style:family="table-column">
      <style:table-column-properties style:column-width="2.893cm" style:rel-column-width="14196*"/>
    </style:style>
    <style:style style:name="Tabel35.A1" style:family="table-cell">
      <style:table-cell-properties style:vertical-align="middle" fo:padding="0cm" fo:border="none"/>
    </style:style>
    <style:style style:name="Tabel36" style:family="table">
      <style:table-properties style:width="13.351cm" table:align="margins"/>
    </style:style>
    <style:style style:name="Tabel36.A" style:family="table-column">
      <style:table-column-properties style:column-width="6.675cm" style:rel-column-width="32767*"/>
    </style:style>
    <style:style style:name="Tabel36.B" style:family="table-column">
      <style:table-column-properties style:column-width="6.676cm" style:rel-column-width="32768*"/>
    </style:style>
    <style:style style:name="Tabel36.A1" style:family="table-cell">
      <style:table-cell-properties style:vertical-align="middle" fo:padding="0cm" fo:border="none"/>
    </style:style>
    <style:style style:name="Tabel37" style:family="table">
      <style:table-properties style:width="13.351cm" fo:margin-top="0.199cm" fo:margin-bottom="0cm" table:align="margins"/>
    </style:style>
    <style:style style:name="Tabel37.A" style:family="table-column">
      <style:table-column-properties style:column-width="13.351cm" style:rel-column-width="65535*"/>
    </style:style>
    <style:style style:name="Tabel37.A1" style:family="table-cell">
      <style:table-cell-properties style:vertical-align="middle" fo:padding="0.049cm" fo:border="1pt solid #000000"/>
    </style:style>
    <style:style style:name="Tabel38" style:family="table">
      <style:table-properties style:width="13.351cm" table:align="margins"/>
    </style:style>
    <style:style style:name="Tabel38.A" style:family="table-column">
      <style:table-column-properties style:column-width="1.191cm" style:rel-column-width="5844*"/>
    </style:style>
    <style:style style:name="Tabel38.B" style:family="table-column">
      <style:table-column-properties style:column-width="5.405cm" style:rel-column-width="26529*"/>
    </style:style>
    <style:style style:name="Tabel38.C" style:family="table-column">
      <style:table-column-properties style:column-width="1.36cm" style:rel-column-width="6675*"/>
    </style:style>
    <style:style style:name="Tabel38.D" style:family="table-column">
      <style:table-column-properties style:column-width="5.396cm" style:rel-column-width="26487*"/>
    </style:style>
    <style:style style:name="Tabel38.A1" style:family="table-cell">
      <style:table-cell-properties style:vertical-align="middle" fo:padding="0cm" fo:border="none"/>
    </style:style>
    <style:style style:name="Tabel39" style:family="table">
      <style:table-properties style:width="13.351cm" table:align="margins"/>
    </style:style>
    <style:style style:name="Tabel39.A" style:family="table-column">
      <style:table-column-properties style:column-width="1.58cm" style:rel-column-width="7757*"/>
    </style:style>
    <style:style style:name="Tabel39.B" style:family="table-column">
      <style:table-column-properties style:column-width="9.5cm" style:rel-column-width="46633*"/>
    </style:style>
    <style:style style:name="Tabel39.C" style:family="table-column">
      <style:table-column-properties style:column-width="2.27cm" style:rel-column-width="11145*"/>
    </style:style>
    <style:style style:name="Tabel39.A1" style:family="table-cell">
      <style:table-cell-properties style:vertical-align="middle" fo:padding="0cm" fo:border="none"/>
    </style:style>
    <style:style style:name="Tabel40" style:family="table">
      <style:table-properties style:width="13.351cm" table:align="margins"/>
    </style:style>
    <style:style style:name="Tabel40.A" style:family="table-column">
      <style:table-column-properties style:column-width="4.12cm" style:rel-column-width="20225*"/>
    </style:style>
    <style:style style:name="Tabel40.B" style:family="table-column">
      <style:table-column-properties style:column-width="4.129cm" style:rel-column-width="20269*"/>
    </style:style>
    <style:style style:name="Tabel40.C" style:family="table-column">
      <style:table-column-properties style:column-width="5.101cm" style:rel-column-width="25041*"/>
    </style:style>
    <style:style style:name="Tabel4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40.B1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40.C1" style:family="table-cell">
      <style:table-cell-properties style:vertical-align="middle" fo:background-color="#808080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el41" style:family="table">
      <style:table-properties style:width="13.351cm" table:align="margins"/>
    </style:style>
    <style:style style:name="Tabel41.A" style:family="table-column">
      <style:table-column-properties style:column-width="3.337cm" style:rel-column-width="16381*"/>
    </style:style>
    <style:style style:name="Tabel41.D" style:family="table-column">
      <style:table-column-properties style:column-width="3.339cm" style:rel-column-width="16392*"/>
    </style:style>
    <style:style style:name="Tabel4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42" style:family="table">
      <style:table-properties style:width="13.351cm" table:align="margins"/>
    </style:style>
    <style:style style:name="Tabel42.A" style:family="table-column">
      <style:table-column-properties style:column-width="1.63cm" style:rel-column-width="8000*"/>
    </style:style>
    <style:style style:name="Tabel42.B" style:family="table-column">
      <style:table-column-properties style:column-width="4.66cm" style:rel-column-width="22875*"/>
    </style:style>
    <style:style style:name="Tabel42.C" style:family="table-column">
      <style:table-column-properties style:column-width="1.15cm" style:rel-column-width="5645*"/>
    </style:style>
    <style:style style:name="Tabel42.D" style:family="table-column">
      <style:table-column-properties style:column-width="4.65cm" style:rel-column-width="22823*"/>
    </style:style>
    <style:style style:name="Tabel42.E" style:family="table-column">
      <style:table-column-properties style:column-width="1.261cm" style:rel-column-width="6192*"/>
    </style:style>
    <style:style style:name="Tabel4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43" style:family="table">
      <style:table-properties style:width="13.351cm" table:align="margins"/>
    </style:style>
    <style:style style:name="Tabel43.A" style:family="table-column">
      <style:table-column-properties style:column-width="11.751cm" style:rel-column-width="57681*"/>
    </style:style>
    <style:style style:name="Tabel43.B" style:family="table-column">
      <style:table-column-properties style:column-width="1.6cm" style:rel-column-width="7854*"/>
    </style:style>
    <style:style style:name="Tabel43.A1" style:family="table-cell">
      <style:table-cell-properties style:vertical-align="middle" fo:padding="0cm" fo:border="none"/>
    </style:style>
    <style:style style:name="Tabel44" style:family="table">
      <style:table-properties style:width="13.351cm" table:align="margins"/>
    </style:style>
    <style:style style:name="Tabel44.A" style:family="table-column">
      <style:table-column-properties style:column-width="13.351cm" style:rel-column-width="65535*"/>
    </style:style>
    <style:style style:name="Tabel44.A1" style:family="table-cell">
      <style:table-cell-properties style:vertical-align="middle" fo:padding="0cm" fo:border="none"/>
    </style:style>
    <style:style style:name="Tabel45" style:family="table">
      <style:table-properties style:width="12.85cm" table:align="right"/>
    </style:style>
    <style:style style:name="Tabel45.A" style:family="table-column">
      <style:table-column-properties style:column-width="11.25cm"/>
    </style:style>
    <style:style style:name="Tabel45.B" style:family="table-column">
      <style:table-column-properties style:column-width="1.6cm"/>
    </style:style>
    <style:style style:name="Tabel45.A1" style:family="table-cell">
      <style:table-cell-properties style:vertical-align="middle" fo:padding="0cm" fo:border="none"/>
    </style:style>
    <style:style style:name="Tabel46" style:family="table">
      <style:table-properties style:width="13.351cm" table:align="margins"/>
    </style:style>
    <style:style style:name="Tabel46.A" style:family="table-column">
      <style:table-column-properties style:column-width="13.351cm" style:rel-column-width="65535*"/>
    </style:style>
    <style:style style:name="Tabel46.A1" style:family="table-cell">
      <style:table-cell-properties style:vertical-align="middle" fo:padding="0cm" fo:border="none"/>
    </style:style>
    <style:style style:name="Tabel47" style:family="table">
      <style:table-properties style:width="12.85cm" table:align="right"/>
    </style:style>
    <style:style style:name="Tabel47.A" style:family="table-column">
      <style:table-column-properties style:column-width="11.25cm"/>
    </style:style>
    <style:style style:name="Tabel47.B" style:family="table-column">
      <style:table-column-properties style:column-width="1.6cm"/>
    </style:style>
    <style:style style:name="Tabel47.A1" style:family="table-cell">
      <style:table-cell-properties style:vertical-align="middle" fo:padding="0cm" fo:border="none"/>
    </style:style>
    <style:style style:name="Tabel48" style:family="table">
      <style:table-properties style:width="13.351cm" table:align="margins"/>
    </style:style>
    <style:style style:name="Tabel48.A" style:family="table-column">
      <style:table-column-properties style:column-width="1.804cm" style:rel-column-width="8857*"/>
    </style:style>
    <style:style style:name="Tabel48.B" style:family="table-column">
      <style:table-column-properties style:column-width="11.546cm" style:rel-column-width="56678*"/>
    </style:style>
    <style:style style:name="Tabel48.A1" style:family="table-cell">
      <style:table-cell-properties style:vertical-align="middle" fo:padding="0cm" fo:border="none"/>
    </style:style>
    <style:style style:name="Tabel49" style:family="table">
      <style:table-properties style:width="12.85cm" table:align="right"/>
    </style:style>
    <style:style style:name="Tabel49.A" style:family="table-column">
      <style:table-column-properties style:column-width="11.25cm"/>
    </style:style>
    <style:style style:name="Tabel49.B" style:family="table-column">
      <style:table-column-properties style:column-width="1.6cm"/>
    </style:style>
    <style:style style:name="Tabel49.A1" style:family="table-cell">
      <style:table-cell-properties style:vertical-align="middle" fo:padding="0cm" fo:border="none"/>
    </style:style>
    <style:style style:name="Tabel50" style:family="table">
      <style:table-properties style:width="13.351cm" table:align="margins"/>
    </style:style>
    <style:style style:name="Tabel50.A" style:family="table-column">
      <style:table-column-properties style:column-width="2.598cm" style:rel-column-width="12753*"/>
    </style:style>
    <style:style style:name="Tabel50.B" style:family="table-column">
      <style:table-column-properties style:column-width="4.32cm" style:rel-column-width="21204*"/>
    </style:style>
    <style:style style:name="Tabel50.C" style:family="table-column">
      <style:table-column-properties style:column-width="0.499cm" style:rel-column-width="2450*"/>
    </style:style>
    <style:style style:name="Tabel50.E" style:family="table-column">
      <style:table-column-properties style:column-width="1.614cm" style:rel-column-width="7924*"/>
    </style:style>
    <style:style style:name="Tabel50.A1" style:family="table-cell">
      <style:table-cell-properties style:vertical-align="middle" fo:padding="0cm" fo:border="none"/>
    </style:style>
    <style:style style:name="Tabel51" style:family="table">
      <style:table-properties style:width="13.351cm" table:align="margins"/>
    </style:style>
    <style:style style:name="Tabel51.A" style:family="table-column">
      <style:table-column-properties style:column-width="2.598cm" style:rel-column-width="12753*"/>
    </style:style>
    <style:style style:name="Tabel51.B" style:family="table-column">
      <style:table-column-properties style:column-width="4.32cm" style:rel-column-width="21204*"/>
    </style:style>
    <style:style style:name="Tabel51.C" style:family="table-column">
      <style:table-column-properties style:column-width="0.499cm" style:rel-column-width="2450*"/>
    </style:style>
    <style:style style:name="Tabel51.E" style:family="table-column">
      <style:table-column-properties style:column-width="1.614cm" style:rel-column-width="7924*"/>
    </style:style>
    <style:style style:name="Tabel51.A1" style:family="table-cell">
      <style:table-cell-properties style:vertical-align="middle" fo:padding="0cm" fo:border="none"/>
    </style:style>
    <style:style style:name="Tabel52" style:family="table">
      <style:table-properties style:width="13.351cm" table:align="margins"/>
    </style:style>
    <style:style style:name="Tabel52.A" style:family="table-column">
      <style:table-column-properties style:column-width="2.598cm" style:rel-column-width="12753*"/>
    </style:style>
    <style:style style:name="Tabel52.B" style:family="table-column">
      <style:table-column-properties style:column-width="4.32cm" style:rel-column-width="21204*"/>
    </style:style>
    <style:style style:name="Tabel52.C" style:family="table-column">
      <style:table-column-properties style:column-width="0.499cm" style:rel-column-width="2450*"/>
    </style:style>
    <style:style style:name="Tabel52.E" style:family="table-column">
      <style:table-column-properties style:column-width="1.614cm" style:rel-column-width="7924*"/>
    </style:style>
    <style:style style:name="Tabel52.A1" style:family="table-cell">
      <style:table-cell-properties style:vertical-align="middle" fo:padding="0cm" fo:border="none"/>
    </style:style>
    <style:style style:name="Tabel53" style:family="table">
      <style:table-properties style:width="13.351cm" fo:margin-top="0.15cm" fo:margin-bottom="0cm" table:align="margins"/>
    </style:style>
    <style:style style:name="Tabel53.A" style:family="table-column">
      <style:table-column-properties style:column-width="5.001cm" style:rel-column-width="24546*"/>
    </style:style>
    <style:style style:name="Tabel53.B" style:family="table-column">
      <style:table-column-properties style:column-width="8.35cm" style:rel-column-width="40989*"/>
    </style:style>
    <style:style style:name="Tabel53.A1" style:family="table-cell">
      <style:table-cell-properties style:vertical-align="middle" fo:padding="0cm" fo:border="none"/>
    </style:style>
    <style:style style:name="Tabel54" style:family="table">
      <style:table-properties style:width="13.351cm" table:align="margins"/>
    </style:style>
    <style:style style:name="Tabel54.A" style:family="table-column">
      <style:table-column-properties style:column-width="13.351cm" style:rel-column-width="65535*"/>
    </style:style>
    <style:style style:name="Tabel54.A1" style:family="table-cell">
      <style:table-cell-properties style:vertical-align="middle" fo:padding="0cm" fo:border="none"/>
    </style:style>
    <style:style style:name="Tabel55" style:family="table">
      <style:table-properties style:width="12.85cm" table:align="right"/>
    </style:style>
    <style:style style:name="Tabel55.A" style:family="table-column">
      <style:table-column-properties style:column-width="11.25cm"/>
    </style:style>
    <style:style style:name="Tabel55.B" style:family="table-column">
      <style:table-column-properties style:column-width="1.6cm"/>
    </style:style>
    <style:style style:name="Tabel55.A1" style:family="table-cell">
      <style:table-cell-properties style:vertical-align="middle" fo:padding="0cm" fo:border="none"/>
    </style:style>
    <style:style style:name="Tabel56" style:family="table">
      <style:table-properties style:width="13.351cm" table:align="margins"/>
    </style:style>
    <style:style style:name="Tabel56.A" style:family="table-column">
      <style:table-column-properties style:column-width="13.351cm" style:rel-column-width="65535*"/>
    </style:style>
    <style:style style:name="Tabel56.A1" style:family="table-cell">
      <style:table-cell-properties style:vertical-align="middle" fo:padding="0cm" fo:border="none"/>
    </style:style>
    <style:style style:name="Tabel57" style:family="table">
      <style:table-properties style:width="12.85cm" table:align="right"/>
    </style:style>
    <style:style style:name="Tabel57.A" style:family="table-column">
      <style:table-column-properties style:column-width="11.25cm"/>
    </style:style>
    <style:style style:name="Tabel57.B" style:family="table-column">
      <style:table-column-properties style:column-width="1.6cm"/>
    </style:style>
    <style:style style:name="Tabel57.A1" style:family="table-cell">
      <style:table-cell-properties style:vertical-align="middle" fo:padding="0cm" fo:border="none"/>
    </style:style>
    <style:style style:name="Tabel58" style:family="table">
      <style:table-properties style:width="13.351cm" table:align="margins"/>
    </style:style>
    <style:style style:name="Tabel58.A" style:family="table-column">
      <style:table-column-properties style:column-width="13.351cm" style:rel-column-width="65535*"/>
    </style:style>
    <style:style style:name="Tabel58.A1" style:family="table-cell">
      <style:table-cell-properties style:vertical-align="middle" fo:padding="0cm" fo:border="none"/>
    </style:style>
    <style:style style:name="Tabel59" style:family="table">
      <style:table-properties style:width="12.85cm" table:align="right"/>
    </style:style>
    <style:style style:name="Tabel59.A" style:family="table-column">
      <style:table-column-properties style:column-width="11.25cm"/>
    </style:style>
    <style:style style:name="Tabel59.B" style:family="table-column">
      <style:table-column-properties style:column-width="1.6cm"/>
    </style:style>
    <style:style style:name="Tabel59.A1" style:family="table-cell">
      <style:table-cell-properties style:vertical-align="middle" fo:padding="0cm" fo:border="none"/>
    </style:style>
    <style:style style:name="Tabel60" style:family="table">
      <style:table-properties style:width="12.85cm" fo:margin-left="0.499cm" table:align="left"/>
    </style:style>
    <style:style style:name="Tabel60.A" style:family="table-column">
      <style:table-column-properties style:column-width="5.92cm"/>
    </style:style>
    <style:style style:name="Tabel60.B" style:family="table-column">
      <style:table-column-properties style:column-width="1cm"/>
    </style:style>
    <style:style style:name="Tabel60.C" style:family="table-column">
      <style:table-column-properties style:column-width="5.93cm"/>
    </style:style>
    <style:style style:name="Tabel60.A1" style:family="table-cell">
      <style:table-cell-properties style:vertical-align="middle" fo:padding="0cm" fo:border="none"/>
    </style:style>
    <style:style style:name="Tabel61" style:family="table">
      <style:table-properties style:width="13.351cm" fo:margin-top="0.15cm" fo:margin-bottom="0cm" table:align="margins"/>
    </style:style>
    <style:style style:name="Tabel61.A" style:family="table-column">
      <style:table-column-properties style:column-width="11.751cm" style:rel-column-width="57681*"/>
    </style:style>
    <style:style style:name="Tabel61.B" style:family="table-column">
      <style:table-column-properties style:column-width="1.6cm" style:rel-column-width="7854*"/>
    </style:style>
    <style:style style:name="Tabel61.A1" style:family="table-cell">
      <style:table-cell-properties style:vertical-align="middle" fo:padding="0cm" fo:border="none"/>
    </style:style>
    <style:style style:name="Tabel62" style:family="table">
      <style:table-properties style:width="13.351cm" table:align="margins"/>
    </style:style>
    <style:style style:name="Tabel62.A" style:family="table-column">
      <style:table-column-properties style:column-width="1.15cm" style:rel-column-width="5645*"/>
    </style:style>
    <style:style style:name="Tabel62.B" style:family="table-column">
      <style:table-column-properties style:column-width="7.447cm" style:rel-column-width="36555*"/>
    </style:style>
    <style:style style:name="Tabel62.C" style:family="table-column">
      <style:table-column-properties style:column-width="4.754cm" style:rel-column-width="23335*"/>
    </style:style>
    <style:style style:name="Tabel62.A1" style:family="table-cell">
      <style:table-cell-properties style:vertical-align="middle" fo:padding="0cm" fo:border="none"/>
    </style:style>
    <style:style style:name="Tabel63" style:family="table">
      <style:table-properties style:width="13.351cm" table:align="margins"/>
    </style:style>
    <style:style style:name="Tabel63.A" style:family="table-column">
      <style:table-column-properties style:column-width="6.675cm" style:rel-column-width="32767*"/>
    </style:style>
    <style:style style:name="Tabel63.B" style:family="table-column">
      <style:table-column-properties style:column-width="6.676cm" style:rel-column-width="32768*"/>
    </style:style>
    <style:style style:name="Tabel6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63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64" style:family="table">
      <style:table-properties style:width="13.351cm" table:align="margins"/>
    </style:style>
    <style:style style:name="Tabel64.A" style:family="table-column">
      <style:table-column-properties style:column-width="3.337cm" style:rel-column-width="16381*"/>
    </style:style>
    <style:style style:name="Tabel64.D" style:family="table-column">
      <style:table-column-properties style:column-width="3.339cm" style:rel-column-width="16392*"/>
    </style:style>
    <style:style style:name="Tabel64.A1" style:family="table-cell">
      <style:table-cell-properties style:vertical-align="middle" fo:padding="0cm" fo:border="none"/>
    </style:style>
    <style:style style:name="Tabel65" style:family="table">
      <style:table-properties style:width="13.351cm" table:align="margins"/>
    </style:style>
    <style:style style:name="Tabel65.A" style:family="table-column">
      <style:table-column-properties style:column-width="1.7cm" style:rel-column-width="8346*"/>
    </style:style>
    <style:style style:name="Tabel65.B" style:family="table-column">
      <style:table-column-properties style:column-width="11.65cm" style:rel-column-width="57189*"/>
    </style:style>
    <style:style style:name="Tabel65.A1" style:family="table-cell">
      <style:table-cell-properties style:vertical-align="middle" fo:padding="0cm" fo:border="none"/>
    </style:style>
    <style:style style:name="Tabel66" style:family="table">
      <style:table-properties style:width="13.351cm" table:align="margins"/>
    </style:style>
    <style:style style:name="Tabel66.A" style:family="table-column">
      <style:table-column-properties style:column-width="4.962cm" style:rel-column-width="24355*"/>
    </style:style>
    <style:style style:name="Tabel66.B" style:family="table-column">
      <style:table-column-properties style:column-width="8.389cm" style:rel-column-width="41180*"/>
    </style:style>
    <style:style style:name="Tabel66.A1" style:family="table-cell">
      <style:table-cell-properties style:vertical-align="middle" fo:padding="0cm" fo:border="none"/>
    </style:style>
    <style:style style:name="Tabel67" style:family="table">
      <style:table-properties style:width="13.351cm" table:align="margins"/>
    </style:style>
    <style:style style:name="Tabel67.A" style:family="table-column">
      <style:table-column-properties style:column-width="0.801cm" style:rel-column-width="3930*"/>
    </style:style>
    <style:style style:name="Tabel67.B" style:family="table-column">
      <style:table-column-properties style:column-width="5.281cm" style:rel-column-width="25923*"/>
    </style:style>
    <style:style style:name="Tabel67.C" style:family="table-column">
      <style:table-column-properties style:column-width="2.02cm" style:rel-column-width="9913*"/>
    </style:style>
    <style:style style:name="Tabel67.D" style:family="table-column">
      <style:table-column-properties style:column-width="5.249cm" style:rel-column-width="25769*"/>
    </style:style>
    <style:style style:name="Tabel67.A1" style:family="table-cell">
      <style:table-cell-properties style:vertical-align="middle" fo:padding="0cm" fo:border="none"/>
    </style:style>
    <style:style style:name="Tabel68" style:family="table">
      <style:table-properties style:width="13.351cm" table:align="margins"/>
    </style:style>
    <style:style style:name="Tabel68.A" style:family="table-column">
      <style:table-column-properties style:column-width="13.351cm" style:rel-column-width="65535*"/>
    </style:style>
    <style:style style:name="Tabel68.A1" style:family="table-cell">
      <style:table-cell-properties style:vertical-align="middle" fo:padding="0cm" fo:border="none"/>
    </style:style>
    <style:style style:name="Tabel69" style:family="table">
      <style:table-properties style:width="13.351cm" table:align="margins"/>
    </style:style>
    <style:style style:name="Tabel69.A" style:family="table-column">
      <style:table-column-properties style:column-width="5.867cm" style:rel-column-width="28797*"/>
    </style:style>
    <style:style style:name="Tabel69.B" style:family="table-column">
      <style:table-column-properties style:column-width="7.484cm" style:rel-column-width="36738*"/>
    </style:style>
    <style:style style:name="Tabel69.A1" style:family="table-cell">
      <style:table-cell-properties style:vertical-align="middle" fo:padding="0cm" fo:border="none"/>
    </style:style>
    <style:style style:name="Tabel70" style:family="table">
      <style:table-properties style:width="13.351cm" table:align="margins"/>
    </style:style>
    <style:style style:name="Tabel70.A" style:family="table-column">
      <style:table-column-properties style:column-width="0.965cm" style:rel-column-width="4740*"/>
    </style:style>
    <style:style style:name="Tabel70.B" style:family="table-column">
      <style:table-column-properties style:column-width="9.493cm" style:rel-column-width="46599*"/>
    </style:style>
    <style:style style:name="Tabel70.C" style:family="table-column">
      <style:table-column-properties style:column-width="2.893cm" style:rel-column-width="14196*"/>
    </style:style>
    <style:style style:name="Tabel70.A1" style:family="table-cell">
      <style:table-cell-properties style:vertical-align="middle" fo:padding="0cm" fo:border="none"/>
    </style:style>
    <style:style style:name="Tabel71" style:family="table">
      <style:table-properties style:width="13.351cm" table:align="margins"/>
    </style:style>
    <style:style style:name="Tabel71.A" style:family="table-column">
      <style:table-column-properties style:column-width="6.675cm" style:rel-column-width="32767*"/>
    </style:style>
    <style:style style:name="Tabel71.B" style:family="table-column">
      <style:table-column-properties style:column-width="6.676cm" style:rel-column-width="32768*"/>
    </style:style>
    <style:style style:name="Tabel71.A1" style:family="table-cell">
      <style:table-cell-properties style:vertical-align="middle" fo:padding="0cm" fo:border="none"/>
    </style:style>
    <style:style style:name="Tabel72" style:family="table">
      <style:table-properties style:width="13.351cm" fo:margin-top="0.199cm" fo:margin-bottom="0cm" table:align="margins"/>
    </style:style>
    <style:style style:name="Tabel72.A" style:family="table-column">
      <style:table-column-properties style:column-width="13.351cm" style:rel-column-width="65535*"/>
    </style:style>
    <style:style style:name="Tabel72.A1" style:family="table-cell">
      <style:table-cell-properties style:vertical-align="middle" fo:padding="0.049cm" fo:border="1pt solid #000000"/>
    </style:style>
    <style:style style:name="Tabel73" style:family="table">
      <style:table-properties style:width="13.351cm" table:align="margins"/>
    </style:style>
    <style:style style:name="Tabel73.A" style:family="table-column">
      <style:table-column-properties style:column-width="1.191cm" style:rel-column-width="5844*"/>
    </style:style>
    <style:style style:name="Tabel73.B" style:family="table-column">
      <style:table-column-properties style:column-width="5.405cm" style:rel-column-width="26529*"/>
    </style:style>
    <style:style style:name="Tabel73.C" style:family="table-column">
      <style:table-column-properties style:column-width="1.36cm" style:rel-column-width="6675*"/>
    </style:style>
    <style:style style:name="Tabel73.D" style:family="table-column">
      <style:table-column-properties style:column-width="5.396cm" style:rel-column-width="26487*"/>
    </style:style>
    <style:style style:name="Tabel73.A1" style:family="table-cell">
      <style:table-cell-properties style:vertical-align="middle" fo:padding="0cm" fo:border="none"/>
    </style:style>
    <style:style style:name="Tabel74" style:family="table">
      <style:table-properties style:width="13.351cm" table:align="margins"/>
    </style:style>
    <style:style style:name="Tabel74.A" style:family="table-column">
      <style:table-column-properties style:column-width="1.58cm" style:rel-column-width="7757*"/>
    </style:style>
    <style:style style:name="Tabel74.B" style:family="table-column">
      <style:table-column-properties style:column-width="9.5cm" style:rel-column-width="46633*"/>
    </style:style>
    <style:style style:name="Tabel74.C" style:family="table-column">
      <style:table-column-properties style:column-width="2.27cm" style:rel-column-width="11145*"/>
    </style:style>
    <style:style style:name="Tabel74.A1" style:family="table-cell">
      <style:table-cell-properties style:vertical-align="middle" fo:padding="0cm" fo:border="none"/>
    </style:style>
    <style:style style:name="Tabel75" style:family="table">
      <style:table-properties style:width="13.351cm" table:align="margins"/>
    </style:style>
    <style:style style:name="Tabel75.A" style:family="table-column">
      <style:table-column-properties style:column-width="4.12cm" style:rel-column-width="20225*"/>
    </style:style>
    <style:style style:name="Tabel75.B" style:family="table-column">
      <style:table-column-properties style:column-width="4.129cm" style:rel-column-width="20269*"/>
    </style:style>
    <style:style style:name="Tabel75.C" style:family="table-column">
      <style:table-column-properties style:column-width="5.101cm" style:rel-column-width="25041*"/>
    </style:style>
    <style:style style:name="Tabel7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75.B1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75.C1" style:family="table-cell">
      <style:table-cell-properties style:vertical-align="middle" fo:background-color="#808080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el76" style:family="table">
      <style:table-properties style:width="13.351cm" table:align="margins"/>
    </style:style>
    <style:style style:name="Tabel76.A" style:family="table-column">
      <style:table-column-properties style:column-width="3.337cm" style:rel-column-width="16381*"/>
    </style:style>
    <style:style style:name="Tabel76.D" style:family="table-column">
      <style:table-column-properties style:column-width="3.339cm" style:rel-column-width="16392*"/>
    </style:style>
    <style:style style:name="Tabel7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77" style:family="table">
      <style:table-properties style:width="13.351cm" table:align="margins"/>
    </style:style>
    <style:style style:name="Tabel77.A" style:family="table-column">
      <style:table-column-properties style:column-width="1.63cm" style:rel-column-width="8000*"/>
    </style:style>
    <style:style style:name="Tabel77.B" style:family="table-column">
      <style:table-column-properties style:column-width="4.66cm" style:rel-column-width="22875*"/>
    </style:style>
    <style:style style:name="Tabel77.C" style:family="table-column">
      <style:table-column-properties style:column-width="1.15cm" style:rel-column-width="5645*"/>
    </style:style>
    <style:style style:name="Tabel77.D" style:family="table-column">
      <style:table-column-properties style:column-width="4.65cm" style:rel-column-width="22823*"/>
    </style:style>
    <style:style style:name="Tabel77.E" style:family="table-column">
      <style:table-column-properties style:column-width="1.261cm" style:rel-column-width="6192*"/>
    </style:style>
    <style:style style:name="Tabel77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78" style:family="table">
      <style:table-properties style:width="13.351cm" table:align="margins"/>
    </style:style>
    <style:style style:name="Tabel78.A" style:family="table-column">
      <style:table-column-properties style:column-width="11.751cm" style:rel-column-width="57681*"/>
    </style:style>
    <style:style style:name="Tabel78.B" style:family="table-column">
      <style:table-column-properties style:column-width="1.6cm" style:rel-column-width="7854*"/>
    </style:style>
    <style:style style:name="Tabel78.A1" style:family="table-cell">
      <style:table-cell-properties style:vertical-align="middle" fo:padding="0cm" fo:border="none"/>
    </style:style>
    <style:style style:name="Tabel79" style:family="table">
      <style:table-properties style:width="13.351cm" table:align="margins"/>
    </style:style>
    <style:style style:name="Tabel79.A" style:family="table-column">
      <style:table-column-properties style:column-width="13.351cm" style:rel-column-width="65535*"/>
    </style:style>
    <style:style style:name="Tabel79.A1" style:family="table-cell">
      <style:table-cell-properties style:vertical-align="middle" fo:padding="0cm" fo:border="none"/>
    </style:style>
    <style:style style:name="Tabel80" style:family="table">
      <style:table-properties style:width="12.85cm" table:align="right"/>
    </style:style>
    <style:style style:name="Tabel80.A" style:family="table-column">
      <style:table-column-properties style:column-width="11.25cm"/>
    </style:style>
    <style:style style:name="Tabel80.B" style:family="table-column">
      <style:table-column-properties style:column-width="1.6cm"/>
    </style:style>
    <style:style style:name="Tabel80.A1" style:family="table-cell">
      <style:table-cell-properties style:vertical-align="middle" fo:padding="0cm" fo:border="none"/>
    </style:style>
    <style:style style:name="Tabel81" style:family="table">
      <style:table-properties style:width="13.351cm" table:align="margins"/>
    </style:style>
    <style:style style:name="Tabel81.A" style:family="table-column">
      <style:table-column-properties style:column-width="13.351cm" style:rel-column-width="65535*"/>
    </style:style>
    <style:style style:name="Tabel81.A1" style:family="table-cell">
      <style:table-cell-properties style:vertical-align="middle" fo:padding="0cm" fo:border="none"/>
    </style:style>
    <style:style style:name="Tabel82" style:family="table">
      <style:table-properties style:width="12.85cm" table:align="right"/>
    </style:style>
    <style:style style:name="Tabel82.A" style:family="table-column">
      <style:table-column-properties style:column-width="11.25cm"/>
    </style:style>
    <style:style style:name="Tabel82.B" style:family="table-column">
      <style:table-column-properties style:column-width="1.6cm"/>
    </style:style>
    <style:style style:name="Tabel82.A1" style:family="table-cell">
      <style:table-cell-properties style:vertical-align="middle" fo:padding="0cm" fo:border="none"/>
    </style:style>
    <style:style style:name="Tabel83" style:family="table">
      <style:table-properties style:width="13.351cm" table:align="margins"/>
    </style:style>
    <style:style style:name="Tabel83.A" style:family="table-column">
      <style:table-column-properties style:column-width="1.804cm" style:rel-column-width="8857*"/>
    </style:style>
    <style:style style:name="Tabel83.B" style:family="table-column">
      <style:table-column-properties style:column-width="11.546cm" style:rel-column-width="56678*"/>
    </style:style>
    <style:style style:name="Tabel83.A1" style:family="table-cell">
      <style:table-cell-properties style:vertical-align="middle" fo:padding="0cm" fo:border="none"/>
    </style:style>
    <style:style style:name="Tabel84" style:family="table">
      <style:table-properties style:width="12.85cm" table:align="right"/>
    </style:style>
    <style:style style:name="Tabel84.A" style:family="table-column">
      <style:table-column-properties style:column-width="11.25cm"/>
    </style:style>
    <style:style style:name="Tabel84.B" style:family="table-column">
      <style:table-column-properties style:column-width="1.6cm"/>
    </style:style>
    <style:style style:name="Tabel84.A1" style:family="table-cell">
      <style:table-cell-properties style:vertical-align="middle" fo:padding="0cm" fo:border="none"/>
    </style:style>
    <style:style style:name="Tabel85" style:family="table">
      <style:table-properties style:width="13.351cm" table:align="margins"/>
    </style:style>
    <style:style style:name="Tabel85.A" style:family="table-column">
      <style:table-column-properties style:column-width="2.598cm" style:rel-column-width="12753*"/>
    </style:style>
    <style:style style:name="Tabel85.B" style:family="table-column">
      <style:table-column-properties style:column-width="4.32cm" style:rel-column-width="21204*"/>
    </style:style>
    <style:style style:name="Tabel85.C" style:family="table-column">
      <style:table-column-properties style:column-width="0.499cm" style:rel-column-width="2450*"/>
    </style:style>
    <style:style style:name="Tabel85.E" style:family="table-column">
      <style:table-column-properties style:column-width="1.614cm" style:rel-column-width="7924*"/>
    </style:style>
    <style:style style:name="Tabel85.A1" style:family="table-cell">
      <style:table-cell-properties style:vertical-align="middle" fo:padding="0cm" fo:border="none"/>
    </style:style>
    <style:style style:name="Tabel86" style:family="table">
      <style:table-properties style:width="13.351cm" table:align="margins"/>
    </style:style>
    <style:style style:name="Tabel86.A" style:family="table-column">
      <style:table-column-properties style:column-width="2.598cm" style:rel-column-width="12753*"/>
    </style:style>
    <style:style style:name="Tabel86.B" style:family="table-column">
      <style:table-column-properties style:column-width="4.32cm" style:rel-column-width="21204*"/>
    </style:style>
    <style:style style:name="Tabel86.C" style:family="table-column">
      <style:table-column-properties style:column-width="0.499cm" style:rel-column-width="2450*"/>
    </style:style>
    <style:style style:name="Tabel86.E" style:family="table-column">
      <style:table-column-properties style:column-width="1.614cm" style:rel-column-width="7924*"/>
    </style:style>
    <style:style style:name="Tabel86.A1" style:family="table-cell">
      <style:table-cell-properties style:vertical-align="middle" fo:padding="0cm" fo:border="none"/>
    </style:style>
    <style:style style:name="Tabel87" style:family="table">
      <style:table-properties style:width="13.351cm" table:align="margins"/>
    </style:style>
    <style:style style:name="Tabel87.A" style:family="table-column">
      <style:table-column-properties style:column-width="2.598cm" style:rel-column-width="12753*"/>
    </style:style>
    <style:style style:name="Tabel87.B" style:family="table-column">
      <style:table-column-properties style:column-width="4.32cm" style:rel-column-width="21204*"/>
    </style:style>
    <style:style style:name="Tabel87.C" style:family="table-column">
      <style:table-column-properties style:column-width="0.499cm" style:rel-column-width="2450*"/>
    </style:style>
    <style:style style:name="Tabel87.E" style:family="table-column">
      <style:table-column-properties style:column-width="1.614cm" style:rel-column-width="7924*"/>
    </style:style>
    <style:style style:name="Tabel87.A1" style:family="table-cell">
      <style:table-cell-properties style:vertical-align="middle" fo:padding="0cm" fo:border="none"/>
    </style:style>
    <style:style style:name="Tabel88" style:family="table">
      <style:table-properties style:width="13.351cm" fo:margin-top="0.15cm" fo:margin-bottom="0cm" table:align="margins"/>
    </style:style>
    <style:style style:name="Tabel88.A" style:family="table-column">
      <style:table-column-properties style:column-width="5.001cm" style:rel-column-width="24546*"/>
    </style:style>
    <style:style style:name="Tabel88.B" style:family="table-column">
      <style:table-column-properties style:column-width="8.35cm" style:rel-column-width="40989*"/>
    </style:style>
    <style:style style:name="Tabel88.A1" style:family="table-cell">
      <style:table-cell-properties style:vertical-align="middle" fo:padding="0cm" fo:border="none"/>
    </style:style>
    <style:style style:name="Tabel89" style:family="table">
      <style:table-properties style:width="13.351cm" table:align="margins"/>
    </style:style>
    <style:style style:name="Tabel89.A" style:family="table-column">
      <style:table-column-properties style:column-width="13.351cm" style:rel-column-width="65535*"/>
    </style:style>
    <style:style style:name="Tabel89.A1" style:family="table-cell">
      <style:table-cell-properties style:vertical-align="middle" fo:padding="0cm" fo:border="none"/>
    </style:style>
    <style:style style:name="Tabel90" style:family="table">
      <style:table-properties style:width="12.85cm" table:align="right"/>
    </style:style>
    <style:style style:name="Tabel90.A" style:family="table-column">
      <style:table-column-properties style:column-width="11.25cm"/>
    </style:style>
    <style:style style:name="Tabel90.B" style:family="table-column">
      <style:table-column-properties style:column-width="1.6cm"/>
    </style:style>
    <style:style style:name="Tabel90.A1" style:family="table-cell">
      <style:table-cell-properties style:vertical-align="middle" fo:padding="0cm" fo:border="none"/>
    </style:style>
    <style:style style:name="Tabel91" style:family="table">
      <style:table-properties style:width="13.351cm" table:align="margins"/>
    </style:style>
    <style:style style:name="Tabel91.A" style:family="table-column">
      <style:table-column-properties style:column-width="13.351cm" style:rel-column-width="65535*"/>
    </style:style>
    <style:style style:name="Tabel91.A1" style:family="table-cell">
      <style:table-cell-properties style:vertical-align="middle" fo:padding="0cm" fo:border="none"/>
    </style:style>
    <style:style style:name="Tabel92" style:family="table">
      <style:table-properties style:width="12.85cm" table:align="right"/>
    </style:style>
    <style:style style:name="Tabel92.A" style:family="table-column">
      <style:table-column-properties style:column-width="11.25cm"/>
    </style:style>
    <style:style style:name="Tabel92.B" style:family="table-column">
      <style:table-column-properties style:column-width="1.6cm"/>
    </style:style>
    <style:style style:name="Tabel92.A1" style:family="table-cell">
      <style:table-cell-properties style:vertical-align="middle" fo:padding="0cm" fo:border="none"/>
    </style:style>
    <style:style style:name="Tabel93" style:family="table">
      <style:table-properties style:width="13.351cm" table:align="margins"/>
    </style:style>
    <style:style style:name="Tabel93.A" style:family="table-column">
      <style:table-column-properties style:column-width="13.351cm" style:rel-column-width="65535*"/>
    </style:style>
    <style:style style:name="Tabel93.A1" style:family="table-cell">
      <style:table-cell-properties style:vertical-align="middle" fo:padding="0cm" fo:border="none"/>
    </style:style>
    <style:style style:name="Tabel94" style:family="table">
      <style:table-properties style:width="12.85cm" table:align="right"/>
    </style:style>
    <style:style style:name="Tabel94.A" style:family="table-column">
      <style:table-column-properties style:column-width="11.25cm"/>
    </style:style>
    <style:style style:name="Tabel94.B" style:family="table-column">
      <style:table-column-properties style:column-width="1.6cm"/>
    </style:style>
    <style:style style:name="Tabel94.A1" style:family="table-cell">
      <style:table-cell-properties style:vertical-align="middle" fo:padding="0cm" fo:border="none"/>
    </style:style>
    <style:style style:name="Tabel95" style:family="table">
      <style:table-properties style:width="12.85cm" fo:margin-left="0.499cm" table:align="left"/>
    </style:style>
    <style:style style:name="Tabel95.A" style:family="table-column">
      <style:table-column-properties style:column-width="5.92cm"/>
    </style:style>
    <style:style style:name="Tabel95.B" style:family="table-column">
      <style:table-column-properties style:column-width="1cm"/>
    </style:style>
    <style:style style:name="Tabel95.C" style:family="table-column">
      <style:table-column-properties style:column-width="5.93cm"/>
    </style:style>
    <style:style style:name="Tabel95.A1" style:family="table-cell">
      <style:table-cell-properties style:vertical-align="middle" fo:padding="0cm" fo:border="none"/>
    </style:style>
    <style:style style:name="Tabel96" style:family="table">
      <style:table-properties style:width="13.351cm" fo:margin-top="0.15cm" fo:margin-bottom="0cm" table:align="margins"/>
    </style:style>
    <style:style style:name="Tabel96.A" style:family="table-column">
      <style:table-column-properties style:column-width="11.751cm" style:rel-column-width="57681*"/>
    </style:style>
    <style:style style:name="Tabel96.B" style:family="table-column">
      <style:table-column-properties style:column-width="1.6cm" style:rel-column-width="7854*"/>
    </style:style>
    <style:style style:name="Tabel96.A1" style:family="table-cell">
      <style:table-cell-properties style:vertical-align="middle" fo:padding="0cm" fo:border="none"/>
    </style:style>
    <style:style style:name="Tabel97" style:family="table">
      <style:table-properties style:width="13.351cm" table:align="margins"/>
    </style:style>
    <style:style style:name="Tabel97.A" style:family="table-column">
      <style:table-column-properties style:column-width="1.15cm" style:rel-column-width="5645*"/>
    </style:style>
    <style:style style:name="Tabel97.B" style:family="table-column">
      <style:table-column-properties style:column-width="7.447cm" style:rel-column-width="36555*"/>
    </style:style>
    <style:style style:name="Tabel97.C" style:family="table-column">
      <style:table-column-properties style:column-width="4.754cm" style:rel-column-width="23335*"/>
    </style:style>
    <style:style style:name="Tabel97.A1" style:family="table-cell">
      <style:table-cell-properties style:vertical-align="middle" fo:padding="0cm" fo:border="none"/>
    </style:style>
    <style:style style:name="Tabel98" style:family="table">
      <style:table-properties style:width="13.351cm" table:align="margins"/>
    </style:style>
    <style:style style:name="Tabel98.A" style:family="table-column">
      <style:table-column-properties style:column-width="6.675cm" style:rel-column-width="32767*"/>
    </style:style>
    <style:style style:name="Tabel98.B" style:family="table-column">
      <style:table-column-properties style:column-width="6.676cm" style:rel-column-width="32768*"/>
    </style:style>
    <style:style style:name="Tabel9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98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99" style:family="table">
      <style:table-properties style:width="13.351cm" table:align="margins"/>
    </style:style>
    <style:style style:name="Tabel99.A" style:family="table-column">
      <style:table-column-properties style:column-width="3.337cm" style:rel-column-width="16381*"/>
    </style:style>
    <style:style style:name="Tabel99.D" style:family="table-column">
      <style:table-column-properties style:column-width="3.339cm" style:rel-column-width="16392*"/>
    </style:style>
    <style:style style:name="Tabel99.A1" style:family="table-cell">
      <style:table-cell-properties style:vertical-align="middle" fo:padding="0cm" fo:border="none"/>
    </style:style>
    <style:style style:name="Tabel100" style:family="table">
      <style:table-properties style:width="13.351cm" table:align="margins"/>
    </style:style>
    <style:style style:name="Tabel100.A" style:family="table-column">
      <style:table-column-properties style:column-width="1.7cm" style:rel-column-width="8346*"/>
    </style:style>
    <style:style style:name="Tabel100.B" style:family="table-column">
      <style:table-column-properties style:column-width="11.65cm" style:rel-column-width="57189*"/>
    </style:style>
    <style:style style:name="Tabel100.A1" style:family="table-cell">
      <style:table-cell-properties style:vertical-align="middle" fo:padding="0cm" fo:border="none"/>
    </style:style>
    <style:style style:name="Tabel101" style:family="table">
      <style:table-properties style:width="13.351cm" table:align="margins"/>
    </style:style>
    <style:style style:name="Tabel101.A" style:family="table-column">
      <style:table-column-properties style:column-width="4.962cm" style:rel-column-width="24355*"/>
    </style:style>
    <style:style style:name="Tabel101.B" style:family="table-column">
      <style:table-column-properties style:column-width="8.389cm" style:rel-column-width="41180*"/>
    </style:style>
    <style:style style:name="Tabel101.A1" style:family="table-cell">
      <style:table-cell-properties style:vertical-align="middle" fo:padding="0cm" fo:border="none"/>
    </style:style>
    <style:style style:name="Tabel102" style:family="table">
      <style:table-properties style:width="13.351cm" table:align="margins"/>
    </style:style>
    <style:style style:name="Tabel102.A" style:family="table-column">
      <style:table-column-properties style:column-width="0.801cm" style:rel-column-width="3930*"/>
    </style:style>
    <style:style style:name="Tabel102.B" style:family="table-column">
      <style:table-column-properties style:column-width="5.281cm" style:rel-column-width="25923*"/>
    </style:style>
    <style:style style:name="Tabel102.C" style:family="table-column">
      <style:table-column-properties style:column-width="2.02cm" style:rel-column-width="9913*"/>
    </style:style>
    <style:style style:name="Tabel102.D" style:family="table-column">
      <style:table-column-properties style:column-width="5.249cm" style:rel-column-width="25769*"/>
    </style:style>
    <style:style style:name="Tabel102.A1" style:family="table-cell">
      <style:table-cell-properties style:vertical-align="middle" fo:padding="0cm" fo:border="none"/>
    </style:style>
    <style:style style:name="Tabel103" style:family="table">
      <style:table-properties style:width="13.351cm" table:align="margins"/>
    </style:style>
    <style:style style:name="Tabel103.A" style:family="table-column">
      <style:table-column-properties style:column-width="13.351cm" style:rel-column-width="65535*"/>
    </style:style>
    <style:style style:name="Tabel103.A1" style:family="table-cell">
      <style:table-cell-properties style:vertical-align="middle" fo:padding="0cm" fo:border="none"/>
    </style:style>
    <style:style style:name="Tabel104" style:family="table">
      <style:table-properties style:width="13.351cm" table:align="margins"/>
    </style:style>
    <style:style style:name="Tabel104.A" style:family="table-column">
      <style:table-column-properties style:column-width="5.867cm" style:rel-column-width="28797*"/>
    </style:style>
    <style:style style:name="Tabel104.B" style:family="table-column">
      <style:table-column-properties style:column-width="7.484cm" style:rel-column-width="36738*"/>
    </style:style>
    <style:style style:name="Tabel104.A1" style:family="table-cell">
      <style:table-cell-properties style:vertical-align="middle" fo:padding="0cm" fo:border="none"/>
    </style:style>
    <style:style style:name="Tabel105" style:family="table">
      <style:table-properties style:width="13.351cm" table:align="margins"/>
    </style:style>
    <style:style style:name="Tabel105.A" style:family="table-column">
      <style:table-column-properties style:column-width="0.965cm" style:rel-column-width="4740*"/>
    </style:style>
    <style:style style:name="Tabel105.B" style:family="table-column">
      <style:table-column-properties style:column-width="9.493cm" style:rel-column-width="46599*"/>
    </style:style>
    <style:style style:name="Tabel105.C" style:family="table-column">
      <style:table-column-properties style:column-width="2.893cm" style:rel-column-width="14196*"/>
    </style:style>
    <style:style style:name="Tabel105.A1" style:family="table-cell">
      <style:table-cell-properties style:vertical-align="middle" fo:padding="0cm" fo:border="none"/>
    </style:style>
    <style:style style:name="Tabel106" style:family="table">
      <style:table-properties style:width="13.351cm" table:align="margins"/>
    </style:style>
    <style:style style:name="Tabel106.A" style:family="table-column">
      <style:table-column-properties style:column-width="6.675cm" style:rel-column-width="32767*"/>
    </style:style>
    <style:style style:name="Tabel106.B" style:family="table-column">
      <style:table-column-properties style:column-width="6.676cm" style:rel-column-width="32768*"/>
    </style:style>
    <style:style style:name="Tabel106.A1" style:family="table-cell">
      <style:table-cell-properties style:vertical-align="middle" fo:padding="0cm" fo:border="none"/>
    </style:style>
    <style:style style:name="Tabel107" style:family="table">
      <style:table-properties style:width="13.351cm" fo:margin-top="0.199cm" fo:margin-bottom="0cm" table:align="margins"/>
    </style:style>
    <style:style style:name="Tabel107.A" style:family="table-column">
      <style:table-column-properties style:column-width="13.351cm" style:rel-column-width="65535*"/>
    </style:style>
    <style:style style:name="Tabel107.A1" style:family="table-cell">
      <style:table-cell-properties style:vertical-align="middle" fo:padding="0.049cm" fo:border="1pt solid #000000"/>
    </style:style>
    <style:style style:name="Tabel108" style:family="table">
      <style:table-properties style:width="13.351cm" table:align="margins"/>
    </style:style>
    <style:style style:name="Tabel108.A" style:family="table-column">
      <style:table-column-properties style:column-width="1.191cm" style:rel-column-width="5844*"/>
    </style:style>
    <style:style style:name="Tabel108.B" style:family="table-column">
      <style:table-column-properties style:column-width="5.405cm" style:rel-column-width="26529*"/>
    </style:style>
    <style:style style:name="Tabel108.C" style:family="table-column">
      <style:table-column-properties style:column-width="1.36cm" style:rel-column-width="6675*"/>
    </style:style>
    <style:style style:name="Tabel108.D" style:family="table-column">
      <style:table-column-properties style:column-width="5.396cm" style:rel-column-width="26487*"/>
    </style:style>
    <style:style style:name="Tabel108.A1" style:family="table-cell">
      <style:table-cell-properties style:vertical-align="middle" fo:padding="0cm" fo:border="none"/>
    </style:style>
    <style:style style:name="Tabel109" style:family="table">
      <style:table-properties style:width="13.351cm" table:align="margins"/>
    </style:style>
    <style:style style:name="Tabel109.A" style:family="table-column">
      <style:table-column-properties style:column-width="1.58cm" style:rel-column-width="7757*"/>
    </style:style>
    <style:style style:name="Tabel109.B" style:family="table-column">
      <style:table-column-properties style:column-width="9.5cm" style:rel-column-width="46633*"/>
    </style:style>
    <style:style style:name="Tabel109.C" style:family="table-column">
      <style:table-column-properties style:column-width="2.27cm" style:rel-column-width="11145*"/>
    </style:style>
    <style:style style:name="Tabel109.A1" style:family="table-cell">
      <style:table-cell-properties style:vertical-align="middle" fo:padding="0cm" fo:border="none"/>
    </style:style>
    <style:style style:name="Tabel110" style:family="table">
      <style:table-properties style:width="13.351cm" table:align="margins"/>
    </style:style>
    <style:style style:name="Tabel110.A" style:family="table-column">
      <style:table-column-properties style:column-width="4.12cm" style:rel-column-width="20225*"/>
    </style:style>
    <style:style style:name="Tabel110.B" style:family="table-column">
      <style:table-column-properties style:column-width="4.129cm" style:rel-column-width="20269*"/>
    </style:style>
    <style:style style:name="Tabel110.C" style:family="table-column">
      <style:table-column-properties style:column-width="5.101cm" style:rel-column-width="25041*"/>
    </style:style>
    <style:style style:name="Tabel11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10.B1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110.C1" style:family="table-cell">
      <style:table-cell-properties style:vertical-align="middle" fo:background-color="#808080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el111" style:family="table">
      <style:table-properties style:width="13.351cm" table:align="margins"/>
    </style:style>
    <style:style style:name="Tabel111.A" style:family="table-column">
      <style:table-column-properties style:column-width="3.337cm" style:rel-column-width="16381*"/>
    </style:style>
    <style:style style:name="Tabel111.D" style:family="table-column">
      <style:table-column-properties style:column-width="3.339cm" style:rel-column-width="16392*"/>
    </style:style>
    <style:style style:name="Tabel11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112" style:family="table">
      <style:table-properties style:width="13.351cm" table:align="margins"/>
    </style:style>
    <style:style style:name="Tabel112.A" style:family="table-column">
      <style:table-column-properties style:column-width="1.63cm" style:rel-column-width="8000*"/>
    </style:style>
    <style:style style:name="Tabel112.B" style:family="table-column">
      <style:table-column-properties style:column-width="4.66cm" style:rel-column-width="22875*"/>
    </style:style>
    <style:style style:name="Tabel112.C" style:family="table-column">
      <style:table-column-properties style:column-width="1.15cm" style:rel-column-width="5645*"/>
    </style:style>
    <style:style style:name="Tabel112.D" style:family="table-column">
      <style:table-column-properties style:column-width="4.65cm" style:rel-column-width="22823*"/>
    </style:style>
    <style:style style:name="Tabel112.E" style:family="table-column">
      <style:table-column-properties style:column-width="1.261cm" style:rel-column-width="6192*"/>
    </style:style>
    <style:style style:name="Tabel11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113" style:family="table">
      <style:table-properties style:width="13.351cm" table:align="margins"/>
    </style:style>
    <style:style style:name="Tabel113.A" style:family="table-column">
      <style:table-column-properties style:column-width="11.751cm" style:rel-column-width="57681*"/>
    </style:style>
    <style:style style:name="Tabel113.B" style:family="table-column">
      <style:table-column-properties style:column-width="1.6cm" style:rel-column-width="7854*"/>
    </style:style>
    <style:style style:name="Tabel113.A1" style:family="table-cell">
      <style:table-cell-properties style:vertical-align="middle" fo:padding="0cm" fo:border="none"/>
    </style:style>
    <style:style style:name="Tabel114" style:family="table">
      <style:table-properties style:width="13.351cm" table:align="margins"/>
    </style:style>
    <style:style style:name="Tabel114.A" style:family="table-column">
      <style:table-column-properties style:column-width="13.351cm" style:rel-column-width="65535*"/>
    </style:style>
    <style:style style:name="Tabel114.A1" style:family="table-cell">
      <style:table-cell-properties style:vertical-align="middle" fo:padding="0cm" fo:border="none"/>
    </style:style>
    <style:style style:name="Tabel115" style:family="table">
      <style:table-properties style:width="12.85cm" table:align="right"/>
    </style:style>
    <style:style style:name="Tabel115.A" style:family="table-column">
      <style:table-column-properties style:column-width="11.25cm"/>
    </style:style>
    <style:style style:name="Tabel115.B" style:family="table-column">
      <style:table-column-properties style:column-width="1.6cm"/>
    </style:style>
    <style:style style:name="Tabel115.A1" style:family="table-cell">
      <style:table-cell-properties style:vertical-align="middle" fo:padding="0cm" fo:border="none"/>
    </style:style>
    <style:style style:name="Tabel116" style:family="table">
      <style:table-properties style:width="13.351cm" table:align="margins"/>
    </style:style>
    <style:style style:name="Tabel116.A" style:family="table-column">
      <style:table-column-properties style:column-width="13.351cm" style:rel-column-width="65535*"/>
    </style:style>
    <style:style style:name="Tabel116.A1" style:family="table-cell">
      <style:table-cell-properties style:vertical-align="middle" fo:padding="0cm" fo:border="none"/>
    </style:style>
    <style:style style:name="Tabel117" style:family="table">
      <style:table-properties style:width="12.85cm" table:align="right"/>
    </style:style>
    <style:style style:name="Tabel117.A" style:family="table-column">
      <style:table-column-properties style:column-width="11.25cm"/>
    </style:style>
    <style:style style:name="Tabel117.B" style:family="table-column">
      <style:table-column-properties style:column-width="1.6cm"/>
    </style:style>
    <style:style style:name="Tabel117.A1" style:family="table-cell">
      <style:table-cell-properties style:vertical-align="middle" fo:padding="0cm" fo:border="none"/>
    </style:style>
    <style:style style:name="Tabel118" style:family="table">
      <style:table-properties style:width="13.351cm" table:align="margins"/>
    </style:style>
    <style:style style:name="Tabel118.A" style:family="table-column">
      <style:table-column-properties style:column-width="1.804cm" style:rel-column-width="8857*"/>
    </style:style>
    <style:style style:name="Tabel118.B" style:family="table-column">
      <style:table-column-properties style:column-width="11.546cm" style:rel-column-width="56678*"/>
    </style:style>
    <style:style style:name="Tabel118.A1" style:family="table-cell">
      <style:table-cell-properties style:vertical-align="middle" fo:padding="0cm" fo:border="none"/>
    </style:style>
    <style:style style:name="Tabel119" style:family="table">
      <style:table-properties style:width="12.85cm" table:align="right"/>
    </style:style>
    <style:style style:name="Tabel119.A" style:family="table-column">
      <style:table-column-properties style:column-width="11.25cm"/>
    </style:style>
    <style:style style:name="Tabel119.B" style:family="table-column">
      <style:table-column-properties style:column-width="1.6cm"/>
    </style:style>
    <style:style style:name="Tabel119.A1" style:family="table-cell">
      <style:table-cell-properties style:vertical-align="middle" fo:padding="0cm" fo:border="none"/>
    </style:style>
    <style:style style:name="Tabel120" style:family="table">
      <style:table-properties style:width="13.351cm" table:align="margins"/>
    </style:style>
    <style:style style:name="Tabel120.A" style:family="table-column">
      <style:table-column-properties style:column-width="2.598cm" style:rel-column-width="12753*"/>
    </style:style>
    <style:style style:name="Tabel120.B" style:family="table-column">
      <style:table-column-properties style:column-width="4.32cm" style:rel-column-width="21204*"/>
    </style:style>
    <style:style style:name="Tabel120.C" style:family="table-column">
      <style:table-column-properties style:column-width="0.499cm" style:rel-column-width="2450*"/>
    </style:style>
    <style:style style:name="Tabel120.E" style:family="table-column">
      <style:table-column-properties style:column-width="1.614cm" style:rel-column-width="7924*"/>
    </style:style>
    <style:style style:name="Tabel120.A1" style:family="table-cell">
      <style:table-cell-properties style:vertical-align="middle" fo:padding="0cm" fo:border="none"/>
    </style:style>
    <style:style style:name="Tabel121" style:family="table">
      <style:table-properties style:width="13.351cm" table:align="margins"/>
    </style:style>
    <style:style style:name="Tabel121.A" style:family="table-column">
      <style:table-column-properties style:column-width="2.598cm" style:rel-column-width="12753*"/>
    </style:style>
    <style:style style:name="Tabel121.B" style:family="table-column">
      <style:table-column-properties style:column-width="4.32cm" style:rel-column-width="21204*"/>
    </style:style>
    <style:style style:name="Tabel121.C" style:family="table-column">
      <style:table-column-properties style:column-width="0.499cm" style:rel-column-width="2450*"/>
    </style:style>
    <style:style style:name="Tabel121.E" style:family="table-column">
      <style:table-column-properties style:column-width="1.614cm" style:rel-column-width="7924*"/>
    </style:style>
    <style:style style:name="Tabel121.A1" style:family="table-cell">
      <style:table-cell-properties style:vertical-align="middle" fo:padding="0cm" fo:border="none"/>
    </style:style>
    <style:style style:name="Tabel122" style:family="table">
      <style:table-properties style:width="13.351cm" table:align="margins"/>
    </style:style>
    <style:style style:name="Tabel122.A" style:family="table-column">
      <style:table-column-properties style:column-width="2.598cm" style:rel-column-width="12753*"/>
    </style:style>
    <style:style style:name="Tabel122.B" style:family="table-column">
      <style:table-column-properties style:column-width="4.32cm" style:rel-column-width="21204*"/>
    </style:style>
    <style:style style:name="Tabel122.C" style:family="table-column">
      <style:table-column-properties style:column-width="0.499cm" style:rel-column-width="2450*"/>
    </style:style>
    <style:style style:name="Tabel122.E" style:family="table-column">
      <style:table-column-properties style:column-width="1.614cm" style:rel-column-width="7924*"/>
    </style:style>
    <style:style style:name="Tabel122.A1" style:family="table-cell">
      <style:table-cell-properties style:vertical-align="middle" fo:padding="0cm" fo:border="none"/>
    </style:style>
    <style:style style:name="Tabel123" style:family="table">
      <style:table-properties style:width="13.351cm" fo:margin-top="0.15cm" fo:margin-bottom="0cm" table:align="margins"/>
    </style:style>
    <style:style style:name="Tabel123.A" style:family="table-column">
      <style:table-column-properties style:column-width="5.001cm" style:rel-column-width="24546*"/>
    </style:style>
    <style:style style:name="Tabel123.B" style:family="table-column">
      <style:table-column-properties style:column-width="8.35cm" style:rel-column-width="40989*"/>
    </style:style>
    <style:style style:name="Tabel123.A1" style:family="table-cell">
      <style:table-cell-properties style:vertical-align="middle" fo:padding="0cm" fo:border="none"/>
    </style:style>
    <style:style style:name="Tabel124" style:family="table">
      <style:table-properties style:width="13.351cm" table:align="margins"/>
    </style:style>
    <style:style style:name="Tabel124.A" style:family="table-column">
      <style:table-column-properties style:column-width="13.351cm" style:rel-column-width="65535*"/>
    </style:style>
    <style:style style:name="Tabel124.A1" style:family="table-cell">
      <style:table-cell-properties style:vertical-align="middle" fo:padding="0cm" fo:border="none"/>
    </style:style>
    <style:style style:name="Tabel125" style:family="table">
      <style:table-properties style:width="12.85cm" table:align="right"/>
    </style:style>
    <style:style style:name="Tabel125.A" style:family="table-column">
      <style:table-column-properties style:column-width="11.25cm"/>
    </style:style>
    <style:style style:name="Tabel125.B" style:family="table-column">
      <style:table-column-properties style:column-width="1.6cm"/>
    </style:style>
    <style:style style:name="Tabel125.A1" style:family="table-cell">
      <style:table-cell-properties style:vertical-align="middle" fo:padding="0cm" fo:border="none"/>
    </style:style>
    <style:style style:name="Tabel126" style:family="table">
      <style:table-properties style:width="13.351cm" table:align="margins"/>
    </style:style>
    <style:style style:name="Tabel126.A" style:family="table-column">
      <style:table-column-properties style:column-width="13.351cm" style:rel-column-width="65535*"/>
    </style:style>
    <style:style style:name="Tabel126.A1" style:family="table-cell">
      <style:table-cell-properties style:vertical-align="middle" fo:padding="0cm" fo:border="none"/>
    </style:style>
    <style:style style:name="Tabel127" style:family="table">
      <style:table-properties style:width="12.85cm" table:align="right"/>
    </style:style>
    <style:style style:name="Tabel127.A" style:family="table-column">
      <style:table-column-properties style:column-width="11.25cm"/>
    </style:style>
    <style:style style:name="Tabel127.B" style:family="table-column">
      <style:table-column-properties style:column-width="1.6cm"/>
    </style:style>
    <style:style style:name="Tabel127.A1" style:family="table-cell">
      <style:table-cell-properties style:vertical-align="middle" fo:padding="0cm" fo:border="none"/>
    </style:style>
    <style:style style:name="Tabel128" style:family="table">
      <style:table-properties style:width="13.351cm" table:align="margins"/>
    </style:style>
    <style:style style:name="Tabel128.A" style:family="table-column">
      <style:table-column-properties style:column-width="13.351cm" style:rel-column-width="65535*"/>
    </style:style>
    <style:style style:name="Tabel128.A1" style:family="table-cell">
      <style:table-cell-properties style:vertical-align="middle" fo:padding="0cm" fo:border="none"/>
    </style:style>
    <style:style style:name="Tabel129" style:family="table">
      <style:table-properties style:width="12.85cm" table:align="right"/>
    </style:style>
    <style:style style:name="Tabel129.A" style:family="table-column">
      <style:table-column-properties style:column-width="11.25cm"/>
    </style:style>
    <style:style style:name="Tabel129.B" style:family="table-column">
      <style:table-column-properties style:column-width="1.6cm"/>
    </style:style>
    <style:style style:name="Tabel129.A1" style:family="table-cell">
      <style:table-cell-properties style:vertical-align="middle" fo:padding="0cm" fo:border="none"/>
    </style:style>
    <style:style style:name="Tabel130" style:family="table">
      <style:table-properties style:width="12.85cm" fo:margin-left="0.499cm" table:align="left"/>
    </style:style>
    <style:style style:name="Tabel130.A" style:family="table-column">
      <style:table-column-properties style:column-width="5.92cm"/>
    </style:style>
    <style:style style:name="Tabel130.B" style:family="table-column">
      <style:table-column-properties style:column-width="1cm"/>
    </style:style>
    <style:style style:name="Tabel130.C" style:family="table-column">
      <style:table-column-properties style:column-width="5.93cm"/>
    </style:style>
    <style:style style:name="Tabel130.A1" style:family="table-cell">
      <style:table-cell-properties style:vertical-align="middle" fo:padding="0cm" fo:border="none"/>
    </style:style>
    <style:style style:name="Tabel131" style:family="table">
      <style:table-properties style:width="13.351cm" fo:margin-top="0.15cm" fo:margin-bottom="0cm" table:align="margins"/>
    </style:style>
    <style:style style:name="Tabel131.A" style:family="table-column">
      <style:table-column-properties style:column-width="11.751cm" style:rel-column-width="57681*"/>
    </style:style>
    <style:style style:name="Tabel131.B" style:family="table-column">
      <style:table-column-properties style:column-width="1.6cm" style:rel-column-width="7854*"/>
    </style:style>
    <style:style style:name="Tabel131.A1" style:family="table-cell">
      <style:table-cell-properties style:vertical-align="middle" fo:padding="0cm" fo:border="none"/>
    </style:style>
    <style:style style:name="Tabel132" style:family="table">
      <style:table-properties style:width="13.351cm" table:align="margins"/>
    </style:style>
    <style:style style:name="Tabel132.A" style:family="table-column">
      <style:table-column-properties style:column-width="1.101cm" style:rel-column-width="5402*"/>
    </style:style>
    <style:style style:name="Tabel132.B" style:family="table-column">
      <style:table-column-properties style:column-width="7.497cm" style:rel-column-width="36797*"/>
    </style:style>
    <style:style style:name="Tabel132.C" style:family="table-column">
      <style:table-column-properties style:column-width="4.754cm" style:rel-column-width="23336*"/>
    </style:style>
    <style:style style:name="Tabel132.A1" style:family="table-cell">
      <style:table-cell-properties style:vertical-align="middle" fo:padding="0cm" fo:border="none"/>
    </style:style>
    <style:style style:name="Tabel133" style:family="table">
      <style:table-properties style:width="13.351cm" table:align="margins"/>
    </style:style>
    <style:style style:name="Tabel133.A" style:family="table-column">
      <style:table-column-properties style:column-width="6.675cm" style:rel-column-width="32767*"/>
    </style:style>
    <style:style style:name="Tabel133.B" style:family="table-column">
      <style:table-column-properties style:column-width="6.676cm" style:rel-column-width="32768*"/>
    </style:style>
    <style:style style:name="Tabel13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33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134" style:family="table">
      <style:table-properties style:width="13.351cm" table:align="margins"/>
    </style:style>
    <style:style style:name="Tabel134.A" style:family="table-column">
      <style:table-column-properties style:column-width="3.337cm" style:rel-column-width="16381*"/>
    </style:style>
    <style:style style:name="Tabel134.D" style:family="table-column">
      <style:table-column-properties style:column-width="3.339cm" style:rel-column-width="16392*"/>
    </style:style>
    <style:style style:name="Tabel134.A1" style:family="table-cell">
      <style:table-cell-properties style:vertical-align="middle" fo:padding="0cm" fo:border="none"/>
    </style:style>
    <style:style style:name="Tabel135" style:family="table">
      <style:table-properties style:width="13.351cm" table:align="margins"/>
    </style:style>
    <style:style style:name="Tabel135.A" style:family="table-column">
      <style:table-column-properties style:column-width="1.7cm" style:rel-column-width="8346*"/>
    </style:style>
    <style:style style:name="Tabel135.B" style:family="table-column">
      <style:table-column-properties style:column-width="11.65cm" style:rel-column-width="57189*"/>
    </style:style>
    <style:style style:name="Tabel135.A1" style:family="table-cell">
      <style:table-cell-properties style:vertical-align="middle" fo:padding="0cm" fo:border="none"/>
    </style:style>
    <style:style style:name="Tabel136" style:family="table">
      <style:table-properties style:width="13.351cm" table:align="margins"/>
    </style:style>
    <style:style style:name="Tabel136.A" style:family="table-column">
      <style:table-column-properties style:column-width="4.962cm" style:rel-column-width="24355*"/>
    </style:style>
    <style:style style:name="Tabel136.B" style:family="table-column">
      <style:table-column-properties style:column-width="8.389cm" style:rel-column-width="41180*"/>
    </style:style>
    <style:style style:name="Tabel136.A1" style:family="table-cell">
      <style:table-cell-properties style:vertical-align="middle" fo:padding="0cm" fo:border="none"/>
    </style:style>
    <style:style style:name="Tabel137" style:family="table">
      <style:table-properties style:width="13.351cm" table:align="margins"/>
    </style:style>
    <style:style style:name="Tabel137.A" style:family="table-column">
      <style:table-column-properties style:column-width="0.801cm" style:rel-column-width="3930*"/>
    </style:style>
    <style:style style:name="Tabel137.B" style:family="table-column">
      <style:table-column-properties style:column-width="5.281cm" style:rel-column-width="25923*"/>
    </style:style>
    <style:style style:name="Tabel137.C" style:family="table-column">
      <style:table-column-properties style:column-width="2.02cm" style:rel-column-width="9913*"/>
    </style:style>
    <style:style style:name="Tabel137.D" style:family="table-column">
      <style:table-column-properties style:column-width="5.249cm" style:rel-column-width="25769*"/>
    </style:style>
    <style:style style:name="Tabel137.A1" style:family="table-cell">
      <style:table-cell-properties style:vertical-align="middle" fo:padding="0cm" fo:border="none"/>
    </style:style>
    <style:style style:name="Tabel138" style:family="table">
      <style:table-properties style:width="13.351cm" table:align="margins"/>
    </style:style>
    <style:style style:name="Tabel138.A" style:family="table-column">
      <style:table-column-properties style:column-width="13.351cm" style:rel-column-width="65535*"/>
    </style:style>
    <style:style style:name="Tabel138.A1" style:family="table-cell">
      <style:table-cell-properties style:vertical-align="middle" fo:padding="0cm" fo:border="none"/>
    </style:style>
    <style:style style:name="Tabel139" style:family="table">
      <style:table-properties style:width="13.351cm" table:align="margins"/>
    </style:style>
    <style:style style:name="Tabel139.A" style:family="table-column">
      <style:table-column-properties style:column-width="5.867cm" style:rel-column-width="28797*"/>
    </style:style>
    <style:style style:name="Tabel139.B" style:family="table-column">
      <style:table-column-properties style:column-width="7.484cm" style:rel-column-width="36738*"/>
    </style:style>
    <style:style style:name="Tabel139.A1" style:family="table-cell">
      <style:table-cell-properties style:vertical-align="middle" fo:padding="0cm" fo:border="none"/>
    </style:style>
    <style:style style:name="Tabel140" style:family="table">
      <style:table-properties style:width="13.351cm" table:align="margins"/>
    </style:style>
    <style:style style:name="Tabel140.A" style:family="table-column">
      <style:table-column-properties style:column-width="0.965cm" style:rel-column-width="4740*"/>
    </style:style>
    <style:style style:name="Tabel140.B" style:family="table-column">
      <style:table-column-properties style:column-width="9.493cm" style:rel-column-width="46599*"/>
    </style:style>
    <style:style style:name="Tabel140.C" style:family="table-column">
      <style:table-column-properties style:column-width="2.893cm" style:rel-column-width="14196*"/>
    </style:style>
    <style:style style:name="Tabel140.A1" style:family="table-cell">
      <style:table-cell-properties style:vertical-align="middle" fo:padding="0cm" fo:border="none"/>
    </style:style>
    <style:style style:name="Tabel141" style:family="table">
      <style:table-properties style:width="13.351cm" table:align="margins"/>
    </style:style>
    <style:style style:name="Tabel141.A" style:family="table-column">
      <style:table-column-properties style:column-width="6.675cm" style:rel-column-width="32767*"/>
    </style:style>
    <style:style style:name="Tabel141.B" style:family="table-column">
      <style:table-column-properties style:column-width="6.676cm" style:rel-column-width="32768*"/>
    </style:style>
    <style:style style:name="Tabel141.A1" style:family="table-cell">
      <style:table-cell-properties style:vertical-align="middle" fo:padding="0cm" fo:border="none"/>
    </style:style>
    <style:style style:name="Tabel142" style:family="table">
      <style:table-properties style:width="13.351cm" fo:margin-top="0.199cm" fo:margin-bottom="0cm" table:align="margins"/>
    </style:style>
    <style:style style:name="Tabel142.A" style:family="table-column">
      <style:table-column-properties style:column-width="13.351cm" style:rel-column-width="65535*"/>
    </style:style>
    <style:style style:name="Tabel142.A1" style:family="table-cell">
      <style:table-cell-properties style:vertical-align="middle" fo:padding="0.049cm" fo:border="1pt solid #000000"/>
    </style:style>
    <style:style style:name="Tabel143" style:family="table">
      <style:table-properties style:width="13.351cm" table:align="margins"/>
    </style:style>
    <style:style style:name="Tabel143.A" style:family="table-column">
      <style:table-column-properties style:column-width="1.191cm" style:rel-column-width="5844*"/>
    </style:style>
    <style:style style:name="Tabel143.B" style:family="table-column">
      <style:table-column-properties style:column-width="5.405cm" style:rel-column-width="26529*"/>
    </style:style>
    <style:style style:name="Tabel143.C" style:family="table-column">
      <style:table-column-properties style:column-width="1.36cm" style:rel-column-width="6675*"/>
    </style:style>
    <style:style style:name="Tabel143.D" style:family="table-column">
      <style:table-column-properties style:column-width="5.396cm" style:rel-column-width="26487*"/>
    </style:style>
    <style:style style:name="Tabel143.A1" style:family="table-cell">
      <style:table-cell-properties style:vertical-align="middle" fo:padding="0cm" fo:border="none"/>
    </style:style>
    <style:style style:name="Tabel144" style:family="table">
      <style:table-properties style:width="13.351cm" table:align="margins"/>
    </style:style>
    <style:style style:name="Tabel144.A" style:family="table-column">
      <style:table-column-properties style:column-width="1.58cm" style:rel-column-width="7757*"/>
    </style:style>
    <style:style style:name="Tabel144.B" style:family="table-column">
      <style:table-column-properties style:column-width="9.5cm" style:rel-column-width="46633*"/>
    </style:style>
    <style:style style:name="Tabel144.C" style:family="table-column">
      <style:table-column-properties style:column-width="2.27cm" style:rel-column-width="11145*"/>
    </style:style>
    <style:style style:name="Tabel144.A1" style:family="table-cell">
      <style:table-cell-properties style:vertical-align="middle" fo:padding="0cm" fo:border="none"/>
    </style:style>
    <style:style style:name="Tabel145" style:family="table">
      <style:table-properties style:width="13.351cm" table:align="margins"/>
    </style:style>
    <style:style style:name="Tabel145.A" style:family="table-column">
      <style:table-column-properties style:column-width="4.12cm" style:rel-column-width="20225*"/>
    </style:style>
    <style:style style:name="Tabel145.B" style:family="table-column">
      <style:table-column-properties style:column-width="4.129cm" style:rel-column-width="20269*"/>
    </style:style>
    <style:style style:name="Tabel145.C" style:family="table-column">
      <style:table-column-properties style:column-width="5.101cm" style:rel-column-width="25041*"/>
    </style:style>
    <style:style style:name="Tabel14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45.B1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145.C1" style:family="table-cell">
      <style:table-cell-properties style:vertical-align="middle" fo:background-color="#808080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el146" style:family="table">
      <style:table-properties style:width="13.351cm" table:align="margins"/>
    </style:style>
    <style:style style:name="Tabel146.A" style:family="table-column">
      <style:table-column-properties style:column-width="3.337cm" style:rel-column-width="16381*"/>
    </style:style>
    <style:style style:name="Tabel146.D" style:family="table-column">
      <style:table-column-properties style:column-width="3.339cm" style:rel-column-width="16392*"/>
    </style:style>
    <style:style style:name="Tabel14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147" style:family="table">
      <style:table-properties style:width="13.351cm" table:align="margins"/>
    </style:style>
    <style:style style:name="Tabel147.A" style:family="table-column">
      <style:table-column-properties style:column-width="1.63cm" style:rel-column-width="8000*"/>
    </style:style>
    <style:style style:name="Tabel147.B" style:family="table-column">
      <style:table-column-properties style:column-width="4.66cm" style:rel-column-width="22875*"/>
    </style:style>
    <style:style style:name="Tabel147.C" style:family="table-column">
      <style:table-column-properties style:column-width="1.15cm" style:rel-column-width="5645*"/>
    </style:style>
    <style:style style:name="Tabel147.D" style:family="table-column">
      <style:table-column-properties style:column-width="4.65cm" style:rel-column-width="22823*"/>
    </style:style>
    <style:style style:name="Tabel147.E" style:family="table-column">
      <style:table-column-properties style:column-width="1.261cm" style:rel-column-width="6192*"/>
    </style:style>
    <style:style style:name="Tabel147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148" style:family="table">
      <style:table-properties style:width="13.351cm" table:align="margins"/>
    </style:style>
    <style:style style:name="Tabel148.A" style:family="table-column">
      <style:table-column-properties style:column-width="11.751cm" style:rel-column-width="57681*"/>
    </style:style>
    <style:style style:name="Tabel148.B" style:family="table-column">
      <style:table-column-properties style:column-width="1.6cm" style:rel-column-width="7854*"/>
    </style:style>
    <style:style style:name="Tabel148.A1" style:family="table-cell">
      <style:table-cell-properties style:vertical-align="middle" fo:padding="0cm" fo:border="none"/>
    </style:style>
    <style:style style:name="Tabel149" style:family="table">
      <style:table-properties style:width="13.351cm" table:align="margins"/>
    </style:style>
    <style:style style:name="Tabel149.A" style:family="table-column">
      <style:table-column-properties style:column-width="13.351cm" style:rel-column-width="65535*"/>
    </style:style>
    <style:style style:name="Tabel149.A1" style:family="table-cell">
      <style:table-cell-properties style:vertical-align="middle" fo:padding="0cm" fo:border="none"/>
    </style:style>
    <style:style style:name="Tabel150" style:family="table">
      <style:table-properties style:width="12.85cm" table:align="right"/>
    </style:style>
    <style:style style:name="Tabel150.A" style:family="table-column">
      <style:table-column-properties style:column-width="11.25cm"/>
    </style:style>
    <style:style style:name="Tabel150.B" style:family="table-column">
      <style:table-column-properties style:column-width="1.6cm"/>
    </style:style>
    <style:style style:name="Tabel150.A1" style:family="table-cell">
      <style:table-cell-properties style:vertical-align="middle" fo:padding="0cm" fo:border="none"/>
    </style:style>
    <style:style style:name="Tabel151" style:family="table">
      <style:table-properties style:width="13.351cm" table:align="margins"/>
    </style:style>
    <style:style style:name="Tabel151.A" style:family="table-column">
      <style:table-column-properties style:column-width="13.351cm" style:rel-column-width="65535*"/>
    </style:style>
    <style:style style:name="Tabel151.A1" style:family="table-cell">
      <style:table-cell-properties style:vertical-align="middle" fo:padding="0cm" fo:border="none"/>
    </style:style>
    <style:style style:name="Tabel152" style:family="table">
      <style:table-properties style:width="12.85cm" table:align="right"/>
    </style:style>
    <style:style style:name="Tabel152.A" style:family="table-column">
      <style:table-column-properties style:column-width="11.25cm"/>
    </style:style>
    <style:style style:name="Tabel152.B" style:family="table-column">
      <style:table-column-properties style:column-width="1.6cm"/>
    </style:style>
    <style:style style:name="Tabel152.A1" style:family="table-cell">
      <style:table-cell-properties style:vertical-align="middle" fo:padding="0cm" fo:border="none"/>
    </style:style>
    <style:style style:name="Tabel153" style:family="table">
      <style:table-properties style:width="13.351cm" table:align="margins"/>
    </style:style>
    <style:style style:name="Tabel153.A" style:family="table-column">
      <style:table-column-properties style:column-width="1.804cm" style:rel-column-width="8857*"/>
    </style:style>
    <style:style style:name="Tabel153.B" style:family="table-column">
      <style:table-column-properties style:column-width="11.546cm" style:rel-column-width="56678*"/>
    </style:style>
    <style:style style:name="Tabel153.A1" style:family="table-cell">
      <style:table-cell-properties style:vertical-align="middle" fo:padding="0cm" fo:border="none"/>
    </style:style>
    <style:style style:name="Tabel154" style:family="table">
      <style:table-properties style:width="12.85cm" table:align="right"/>
    </style:style>
    <style:style style:name="Tabel154.A" style:family="table-column">
      <style:table-column-properties style:column-width="11.25cm"/>
    </style:style>
    <style:style style:name="Tabel154.B" style:family="table-column">
      <style:table-column-properties style:column-width="1.6cm"/>
    </style:style>
    <style:style style:name="Tabel154.A1" style:family="table-cell">
      <style:table-cell-properties style:vertical-align="middle" fo:padding="0cm" fo:border="none"/>
    </style:style>
    <style:style style:name="Tabel155" style:family="table">
      <style:table-properties style:width="13.351cm" table:align="margins"/>
    </style:style>
    <style:style style:name="Tabel155.A" style:family="table-column">
      <style:table-column-properties style:column-width="2.598cm" style:rel-column-width="12753*"/>
    </style:style>
    <style:style style:name="Tabel155.B" style:family="table-column">
      <style:table-column-properties style:column-width="4.32cm" style:rel-column-width="21204*"/>
    </style:style>
    <style:style style:name="Tabel155.C" style:family="table-column">
      <style:table-column-properties style:column-width="0.499cm" style:rel-column-width="2450*"/>
    </style:style>
    <style:style style:name="Tabel155.E" style:family="table-column">
      <style:table-column-properties style:column-width="1.614cm" style:rel-column-width="7924*"/>
    </style:style>
    <style:style style:name="Tabel155.A1" style:family="table-cell">
      <style:table-cell-properties style:vertical-align="middle" fo:padding="0cm" fo:border="none"/>
    </style:style>
    <style:style style:name="Tabel156" style:family="table">
      <style:table-properties style:width="13.351cm" table:align="margins"/>
    </style:style>
    <style:style style:name="Tabel156.A" style:family="table-column">
      <style:table-column-properties style:column-width="2.598cm" style:rel-column-width="12753*"/>
    </style:style>
    <style:style style:name="Tabel156.B" style:family="table-column">
      <style:table-column-properties style:column-width="4.32cm" style:rel-column-width="21204*"/>
    </style:style>
    <style:style style:name="Tabel156.C" style:family="table-column">
      <style:table-column-properties style:column-width="0.499cm" style:rel-column-width="2450*"/>
    </style:style>
    <style:style style:name="Tabel156.E" style:family="table-column">
      <style:table-column-properties style:column-width="1.614cm" style:rel-column-width="7924*"/>
    </style:style>
    <style:style style:name="Tabel156.A1" style:family="table-cell">
      <style:table-cell-properties style:vertical-align="middle" fo:padding="0cm" fo:border="none"/>
    </style:style>
    <style:style style:name="Tabel157" style:family="table">
      <style:table-properties style:width="13.351cm" table:align="margins"/>
    </style:style>
    <style:style style:name="Tabel157.A" style:family="table-column">
      <style:table-column-properties style:column-width="2.598cm" style:rel-column-width="12753*"/>
    </style:style>
    <style:style style:name="Tabel157.B" style:family="table-column">
      <style:table-column-properties style:column-width="4.32cm" style:rel-column-width="21204*"/>
    </style:style>
    <style:style style:name="Tabel157.C" style:family="table-column">
      <style:table-column-properties style:column-width="0.499cm" style:rel-column-width="2450*"/>
    </style:style>
    <style:style style:name="Tabel157.E" style:family="table-column">
      <style:table-column-properties style:column-width="1.614cm" style:rel-column-width="7924*"/>
    </style:style>
    <style:style style:name="Tabel157.A1" style:family="table-cell">
      <style:table-cell-properties style:vertical-align="middle" fo:padding="0cm" fo:border="none"/>
    </style:style>
    <style:style style:name="Tabel158" style:family="table">
      <style:table-properties style:width="13.351cm" fo:margin-top="0.15cm" fo:margin-bottom="0cm" table:align="margins"/>
    </style:style>
    <style:style style:name="Tabel158.A" style:family="table-column">
      <style:table-column-properties style:column-width="5.001cm" style:rel-column-width="24546*"/>
    </style:style>
    <style:style style:name="Tabel158.B" style:family="table-column">
      <style:table-column-properties style:column-width="8.35cm" style:rel-column-width="40989*"/>
    </style:style>
    <style:style style:name="Tabel158.A1" style:family="table-cell">
      <style:table-cell-properties style:vertical-align="middle" fo:padding="0cm" fo:border="none"/>
    </style:style>
    <style:style style:name="Tabel159" style:family="table">
      <style:table-properties style:width="13.351cm" table:align="margins"/>
    </style:style>
    <style:style style:name="Tabel159.A" style:family="table-column">
      <style:table-column-properties style:column-width="13.351cm" style:rel-column-width="65535*"/>
    </style:style>
    <style:style style:name="Tabel159.A1" style:family="table-cell">
      <style:table-cell-properties style:vertical-align="middle" fo:padding="0cm" fo:border="none"/>
    </style:style>
    <style:style style:name="Tabel160" style:family="table">
      <style:table-properties style:width="12.85cm" table:align="right"/>
    </style:style>
    <style:style style:name="Tabel160.A" style:family="table-column">
      <style:table-column-properties style:column-width="11.25cm"/>
    </style:style>
    <style:style style:name="Tabel160.B" style:family="table-column">
      <style:table-column-properties style:column-width="1.6cm"/>
    </style:style>
    <style:style style:name="Tabel160.A1" style:family="table-cell">
      <style:table-cell-properties style:vertical-align="middle" fo:padding="0cm" fo:border="none"/>
    </style:style>
    <style:style style:name="Tabel161" style:family="table">
      <style:table-properties style:width="13.351cm" table:align="margins"/>
    </style:style>
    <style:style style:name="Tabel161.A" style:family="table-column">
      <style:table-column-properties style:column-width="13.351cm" style:rel-column-width="65535*"/>
    </style:style>
    <style:style style:name="Tabel161.A1" style:family="table-cell">
      <style:table-cell-properties style:vertical-align="middle" fo:padding="0cm" fo:border="none"/>
    </style:style>
    <style:style style:name="Tabel162" style:family="table">
      <style:table-properties style:width="12.85cm" table:align="right"/>
    </style:style>
    <style:style style:name="Tabel162.A" style:family="table-column">
      <style:table-column-properties style:column-width="11.25cm"/>
    </style:style>
    <style:style style:name="Tabel162.B" style:family="table-column">
      <style:table-column-properties style:column-width="1.6cm"/>
    </style:style>
    <style:style style:name="Tabel162.A1" style:family="table-cell">
      <style:table-cell-properties style:vertical-align="middle" fo:padding="0cm" fo:border="none"/>
    </style:style>
    <style:style style:name="Tabel163" style:family="table">
      <style:table-properties style:width="13.351cm" table:align="margins"/>
    </style:style>
    <style:style style:name="Tabel163.A" style:family="table-column">
      <style:table-column-properties style:column-width="13.351cm" style:rel-column-width="65535*"/>
    </style:style>
    <style:style style:name="Tabel163.A1" style:family="table-cell">
      <style:table-cell-properties style:vertical-align="middle" fo:padding="0cm" fo:border="none"/>
    </style:style>
    <style:style style:name="Tabel164" style:family="table">
      <style:table-properties style:width="12.85cm" table:align="right"/>
    </style:style>
    <style:style style:name="Tabel164.A" style:family="table-column">
      <style:table-column-properties style:column-width="11.25cm"/>
    </style:style>
    <style:style style:name="Tabel164.B" style:family="table-column">
      <style:table-column-properties style:column-width="1.6cm"/>
    </style:style>
    <style:style style:name="Tabel164.A1" style:family="table-cell">
      <style:table-cell-properties style:vertical-align="middle" fo:padding="0cm" fo:border="none"/>
    </style:style>
    <style:style style:name="Tabel165" style:family="table">
      <style:table-properties style:width="12.85cm" fo:margin-left="0.499cm" table:align="left"/>
    </style:style>
    <style:style style:name="Tabel165.A" style:family="table-column">
      <style:table-column-properties style:column-width="5.92cm"/>
    </style:style>
    <style:style style:name="Tabel165.B" style:family="table-column">
      <style:table-column-properties style:column-width="1cm"/>
    </style:style>
    <style:style style:name="Tabel165.C" style:family="table-column">
      <style:table-column-properties style:column-width="5.93cm"/>
    </style:style>
    <style:style style:name="Tabel165.A1" style:family="table-cell">
      <style:table-cell-properties style:vertical-align="middle" fo:padding="0cm" fo:border="none"/>
    </style:style>
    <style:style style:name="Tabel166" style:family="table">
      <style:table-properties style:width="13.351cm" fo:margin-top="0.15cm" fo:margin-bottom="0cm" table:align="margins"/>
    </style:style>
    <style:style style:name="Tabel166.A" style:family="table-column">
      <style:table-column-properties style:column-width="11.751cm" style:rel-column-width="57681*"/>
    </style:style>
    <style:style style:name="Tabel166.B" style:family="table-column">
      <style:table-column-properties style:column-width="1.6cm" style:rel-column-width="7854*"/>
    </style:style>
    <style:style style:name="Tabel166.A1" style:family="table-cell">
      <style:table-cell-properties style:vertical-align="middle" fo:padding="0cm" fo:border="none"/>
    </style:style>
    <style:style style:name="Tabel167" style:family="table">
      <style:table-properties style:width="13.351cm" table:align="margins"/>
    </style:style>
    <style:style style:name="Tabel167.A" style:family="table-column">
      <style:table-column-properties style:column-width="1.101cm" style:rel-column-width="5402*"/>
    </style:style>
    <style:style style:name="Tabel167.B" style:family="table-column">
      <style:table-column-properties style:column-width="7.497cm" style:rel-column-width="36797*"/>
    </style:style>
    <style:style style:name="Tabel167.C" style:family="table-column">
      <style:table-column-properties style:column-width="4.754cm" style:rel-column-width="23336*"/>
    </style:style>
    <style:style style:name="Tabel167.A1" style:family="table-cell">
      <style:table-cell-properties style:vertical-align="middle" fo:padding="0cm" fo:border="none"/>
    </style:style>
    <style:style style:name="Tabel168" style:family="table">
      <style:table-properties style:width="13.351cm" table:align="margins"/>
    </style:style>
    <style:style style:name="Tabel168.A" style:family="table-column">
      <style:table-column-properties style:column-width="6.675cm" style:rel-column-width="32767*"/>
    </style:style>
    <style:style style:name="Tabel168.B" style:family="table-column">
      <style:table-column-properties style:column-width="6.676cm" style:rel-column-width="32768*"/>
    </style:style>
    <style:style style:name="Tabel16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68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169" style:family="table">
      <style:table-properties style:width="13.351cm" table:align="margins"/>
    </style:style>
    <style:style style:name="Tabel169.A" style:family="table-column">
      <style:table-column-properties style:column-width="3.337cm" style:rel-column-width="16381*"/>
    </style:style>
    <style:style style:name="Tabel169.D" style:family="table-column">
      <style:table-column-properties style:column-width="3.339cm" style:rel-column-width="16392*"/>
    </style:style>
    <style:style style:name="Tabel169.A1" style:family="table-cell">
      <style:table-cell-properties style:vertical-align="middle" fo:padding="0cm" fo:border="none"/>
    </style:style>
    <style:style style:name="Tabel170" style:family="table">
      <style:table-properties style:width="13.351cm" table:align="margins"/>
    </style:style>
    <style:style style:name="Tabel170.A" style:family="table-column">
      <style:table-column-properties style:column-width="1.7cm" style:rel-column-width="8346*"/>
    </style:style>
    <style:style style:name="Tabel170.B" style:family="table-column">
      <style:table-column-properties style:column-width="11.65cm" style:rel-column-width="57189*"/>
    </style:style>
    <style:style style:name="Tabel170.A1" style:family="table-cell">
      <style:table-cell-properties style:vertical-align="middle" fo:padding="0cm" fo:border="none"/>
    </style:style>
    <style:style style:name="Tabel171" style:family="table">
      <style:table-properties style:width="13.351cm" table:align="margins"/>
    </style:style>
    <style:style style:name="Tabel171.A" style:family="table-column">
      <style:table-column-properties style:column-width="4.962cm" style:rel-column-width="24355*"/>
    </style:style>
    <style:style style:name="Tabel171.B" style:family="table-column">
      <style:table-column-properties style:column-width="8.389cm" style:rel-column-width="41180*"/>
    </style:style>
    <style:style style:name="Tabel171.A1" style:family="table-cell">
      <style:table-cell-properties style:vertical-align="middle" fo:padding="0cm" fo:border="none"/>
    </style:style>
    <style:style style:name="Tabel172" style:family="table">
      <style:table-properties style:width="13.351cm" table:align="margins"/>
    </style:style>
    <style:style style:name="Tabel172.A" style:family="table-column">
      <style:table-column-properties style:column-width="0.801cm" style:rel-column-width="3930*"/>
    </style:style>
    <style:style style:name="Tabel172.B" style:family="table-column">
      <style:table-column-properties style:column-width="5.281cm" style:rel-column-width="25923*"/>
    </style:style>
    <style:style style:name="Tabel172.C" style:family="table-column">
      <style:table-column-properties style:column-width="2.02cm" style:rel-column-width="9913*"/>
    </style:style>
    <style:style style:name="Tabel172.D" style:family="table-column">
      <style:table-column-properties style:column-width="5.249cm" style:rel-column-width="25769*"/>
    </style:style>
    <style:style style:name="Tabel172.A1" style:family="table-cell">
      <style:table-cell-properties style:vertical-align="middle" fo:padding="0cm" fo:border="none"/>
    </style:style>
    <style:style style:name="Tabel173" style:family="table">
      <style:table-properties style:width="13.351cm" table:align="margins"/>
    </style:style>
    <style:style style:name="Tabel173.A" style:family="table-column">
      <style:table-column-properties style:column-width="13.351cm" style:rel-column-width="65535*"/>
    </style:style>
    <style:style style:name="Tabel173.A1" style:family="table-cell">
      <style:table-cell-properties style:vertical-align="middle" fo:padding="0cm" fo:border="none"/>
    </style:style>
    <style:style style:name="Tabel174" style:family="table">
      <style:table-properties style:width="13.351cm" table:align="margins"/>
    </style:style>
    <style:style style:name="Tabel174.A" style:family="table-column">
      <style:table-column-properties style:column-width="5.867cm" style:rel-column-width="28797*"/>
    </style:style>
    <style:style style:name="Tabel174.B" style:family="table-column">
      <style:table-column-properties style:column-width="7.484cm" style:rel-column-width="36738*"/>
    </style:style>
    <style:style style:name="Tabel174.A1" style:family="table-cell">
      <style:table-cell-properties style:vertical-align="middle" fo:padding="0cm" fo:border="none"/>
    </style:style>
    <style:style style:name="Tabel175" style:family="table">
      <style:table-properties style:width="13.351cm" table:align="margins"/>
    </style:style>
    <style:style style:name="Tabel175.A" style:family="table-column">
      <style:table-column-properties style:column-width="0.965cm" style:rel-column-width="4740*"/>
    </style:style>
    <style:style style:name="Tabel175.B" style:family="table-column">
      <style:table-column-properties style:column-width="9.493cm" style:rel-column-width="46599*"/>
    </style:style>
    <style:style style:name="Tabel175.C" style:family="table-column">
      <style:table-column-properties style:column-width="2.893cm" style:rel-column-width="14196*"/>
    </style:style>
    <style:style style:name="Tabel175.A1" style:family="table-cell">
      <style:table-cell-properties style:vertical-align="middle" fo:padding="0cm" fo:border="none"/>
    </style:style>
    <style:style style:name="P1" style:family="paragraph" style:parent-style-name="Footer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1483f5" style:font-size-asian="10pt" style:font-size-complex="10pt"/>
    </style:style>
    <style:style style:name="P2" style:family="paragraph" style:parent-style-name="Footer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62ae9b" style:font-size-asian="10pt" style:font-size-complex="10pt"/>
    </style:style>
    <style:style style:name="P3" style:family="paragraph" style:parent-style-name="Footer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63db1f" style:font-size-asian="10pt" style:font-size-complex="10pt"/>
    </style:style>
    <style:style style:name="P4" style:family="paragraph" style:parent-style-name="Footer">
      <style:paragraph-properties>
        <style:tab-stops>
          <style:tab-stop style:position="13.351cm" style:type="right"/>
        </style:tab-stops>
      </style:paragraph-properties>
      <style:text-properties style:font-name="Cambria" fo:font-size="10pt" officeooo:paragraph-rsid="00642a3e" style:font-size-asian="10pt" style:font-size-complex="10pt"/>
    </style:style>
    <style:style style:name="P5" style:family="paragraph" style:parent-style-name="Footer">
      <style:paragraph-properties>
        <style:tab-stops>
          <style:tab-stop style:position="13.351cm" style:type="right"/>
        </style:tab-stops>
      </style:paragraph-properties>
      <style:text-properties style:font-name="Cambria" fo:font-size="10pt" fo:font-style="normal" officeooo:paragraph-rsid="0063db1f" style:font-size-asian="10pt" style:font-style-asian="normal" style:font-size-complex="10pt" style:font-style-complex="normal"/>
    </style:style>
    <style:style style:name="P6" style:family="paragraph" style:parent-style-name="Footer">
      <style:text-properties style:font-name="Cambria" fo:font-size="10pt" officeooo:rsid="00691c48" officeooo:paragraph-rsid="00691c48" style:font-size-asian="8.75pt" style:font-size-complex="10pt"/>
    </style:style>
    <style:style style:name="P7" style:family="paragraph" style:parent-style-name="Standard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642a3e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 Black" fo:font-size="12pt" officeooo:rsid="00001c74" officeooo:paragraph-rsid="00105e1e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Arial Black" fo:font-size="12pt" officeooo:rsid="00001c74" officeooo:paragraph-rsid="00186eb1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Arial Black" fo:font-size="12pt" officeooo:rsid="00001c74" officeooo:paragraph-rsid="005100d1" style:font-size-asian="12pt" style:font-size-complex="12pt"/>
    </style:style>
    <style:style style:name="P11" style:family="paragraph" style:parent-style-name="Table_20_Contents">
      <style:text-properties style:font-name="Arial Black" fo:font-size="12pt" officeooo:paragraph-rsid="00105e1e" style:font-size-asian="10.5pt" style:font-size-complex="12pt"/>
    </style:style>
    <style:style style:name="P12" style:family="paragraph" style:parent-style-name="Table_20_Contents">
      <style:text-properties style:font-name="Arial Black" fo:font-size="12pt" officeooo:paragraph-rsid="00186eb1" style:font-size-asian="10.5pt" style:font-size-complex="12pt"/>
    </style:style>
    <style:style style:name="P13" style:family="paragraph" style:parent-style-name="Table_20_Contents">
      <style:text-properties style:font-name="Arial Black" fo:font-size="12pt" officeooo:paragraph-rsid="005100d1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 Black" fo:font-size="10pt" officeooo:paragraph-rsid="00105e1e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 Black" fo:font-size="10pt" officeooo:paragraph-rsid="00186eb1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 Black" fo:font-size="10pt" officeooo:paragraph-rsid="005100d1" style:font-size-asian="8.75pt" style:font-size-complex="10pt"/>
    </style:style>
    <style:style style:name="P17" style:family="paragraph" style:parent-style-name="Table_20_Contents">
      <style:text-properties style:font-name="Calibri1" fo:font-size="10pt" fo:font-style="italic" fo:font-weight="bold" officeooo:rsid="00001c74" officeooo:paragraph-rsid="00105e1e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Table_20_Contents">
      <style:text-properties style:font-name="Calibri1" fo:font-size="10pt" fo:font-style="italic" fo:font-weight="bold" officeooo:rsid="00001c74" officeooo:paragraph-rsid="00186eb1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text-properties style:font-name="Calibri1" fo:font-size="10pt" fo:font-style="italic" fo:font-weight="bold" officeooo:rsid="00001c74" officeooo:paragraph-rsid="005100d1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text-properties style:font-name="Calibri1" fo:font-size="10pt" fo:font-style="italic" fo:font-weight="bold" officeooo:rsid="00004b79" officeooo:paragraph-rsid="00105e1e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text-properties style:font-name="Calibri1" fo:font-size="10pt" fo:font-style="italic" fo:font-weight="bold" officeooo:rsid="00004b79" officeooo:paragraph-rsid="00186eb1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text-properties style:font-name="Calibri1" fo:font-size="10pt" fo:font-style="italic" fo:font-weight="bold" officeooo:rsid="00004b79" officeooo:paragraph-rsid="005100d1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text-properties style:font-name="Calibri1" fo:font-size="10pt" fo:font-style="italic" fo:font-weight="bold" officeooo:rsid="0001a7e8" officeooo:paragraph-rsid="00105e1e" style:font-size-asian="8.75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text-properties style:font-name="Calibri1" fo:font-size="10pt" fo:font-style="italic" fo:font-weight="bold" officeooo:rsid="0001a7e8" officeooo:paragraph-rsid="00186eb1" style:font-size-asian="8.75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>
      <style:text-properties style:font-name="Calibri1" fo:font-size="10pt" fo:font-style="italic" fo:font-weight="bold" officeooo:rsid="0001a7e8" officeooo:paragraph-rsid="005100d1" style:font-size-asian="8.75pt" style:font-style-asian="italic" style:font-weight-asian="bold" style:font-size-complex="10pt" style:font-style-complex="italic" style:font-weight-complex="bold"/>
    </style:style>
    <style:style style:name="P26" style:family="paragraph" style:parent-style-name="Table_20_Contents">
      <style:text-properties style:font-name="Calibri1" fo:font-size="10pt" fo:font-style="italic" officeooo:paragraph-rsid="00105e1e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Calibri1" fo:font-size="10pt" fo:font-style="italic" officeooo:paragraph-rsid="00186eb1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Calibri1" fo:font-size="10pt" fo:font-style="italic" officeooo:paragraph-rsid="005100d1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Calibri1" fo:font-size="10pt" fo:font-style="italic" officeooo:paragraph-rsid="00105e1e" style:font-size-asian="8.75pt" style:font-style-asian="italic" style:font-size-complex="10pt" style:font-style-complex="italic"/>
    </style:style>
    <style:style style:name="P30" style:family="paragraph" style:parent-style-name="Table_20_Contents">
      <style:text-properties style:font-name="Calibri1" fo:font-size="10pt" fo:font-style="italic" officeooo:rsid="00186eb1" officeooo:paragraph-rsid="00186eb1" style:font-size-asian="8.75pt" style:font-style-asian="italic" style:font-size-complex="10pt" style:font-style-complex="italic"/>
    </style:style>
    <style:style style:name="P31" style:family="paragraph" style:parent-style-name="Table_20_Contents">
      <style:text-properties style:font-name="Calibri1" fo:font-size="10pt" fo:font-style="italic" officeooo:rsid="00186eb1" officeooo:paragraph-rsid="005100d1" style:font-size-asian="8.75pt" style:font-style-asian="italic" style:font-size-complex="10pt" style:font-style-complex="italic"/>
    </style:style>
    <style:style style:name="P32" style:family="paragraph" style:parent-style-name="Table_20_Contents">
      <style:text-properties style:font-name="Calibri1" fo:font-size="10pt" fo:font-style="italic" officeooo:paragraph-rsid="00186eb1" style:font-size-asian="8.75pt" style:font-style-asian="italic" style:font-size-complex="10pt" style:font-style-complex="italic"/>
    </style:style>
    <style:style style:name="P33" style:family="paragraph" style:parent-style-name="Table_20_Contents">
      <style:text-properties style:font-name="Calibri1" fo:font-size="10pt" fo:font-style="italic" officeooo:paragraph-rsid="005100d1" style:font-size-asian="8.75pt" style:font-style-asian="italic" style:font-size-complex="10pt" style:font-style-complex="italic"/>
    </style:style>
    <style:style style:name="P34" style:family="paragraph" style:parent-style-name="Table_20_Contents">
      <style:text-properties style:font-name="Calibri1" fo:font-size="10pt" officeooo:paragraph-rsid="00105e1e" style:font-size-asian="10pt" style:font-size-complex="10pt"/>
    </style:style>
    <style:style style:name="P35" style:family="paragraph" style:parent-style-name="Table_20_Contents">
      <style:text-properties style:font-name="Calibri1" fo:font-size="10pt" officeooo:paragraph-rsid="00186eb1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Calibri1" fo:font-size="10pt" officeooo:rsid="0010bdb1" officeooo:paragraph-rsid="00105e1e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Calibri1" fo:font-size="10pt" officeooo:rsid="0010bdb1" officeooo:paragraph-rsid="00186eb1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Calibri1" fo:font-size="10pt" officeooo:rsid="0010bdb1" officeooo:paragraph-rsid="005100d1" style:font-size-asian="10pt" style:font-size-complex="10pt"/>
    </style:style>
    <style:style style:name="P39" style:family="paragraph" style:parent-style-name="Table_20_Contents">
      <style:text-properties style:font-name="Calibri1" fo:font-size="10pt" officeooo:paragraph-rsid="005100d1" style:font-size-asian="10pt" style:font-size-complex="10pt"/>
    </style:style>
    <style:style style:name="P40" style:family="paragraph" style:parent-style-name="Table_20_Contents">
      <style:text-properties style:font-name="Calibri1" fo:font-size="10pt" officeooo:paragraph-rsid="00105e1e" style:font-size-asian="8.75pt" style:font-size-complex="10pt"/>
    </style:style>
    <style:style style:name="P41" style:family="paragraph" style:parent-style-name="Table_20_Contents">
      <style:text-properties style:font-name="Calibri1" fo:font-size="10pt" officeooo:paragraph-rsid="00186eb1" style:font-size-asian="8.75pt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Calibri1" fo:font-size="10pt" officeooo:paragraph-rsid="00105e1e" style:font-size-asian="8.75pt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Calibri1" fo:font-size="10pt" officeooo:paragraph-rsid="00186eb1" style:font-size-asian="8.75pt" style:font-size-complex="10pt"/>
    </style:style>
    <style:style style:name="P44" style:family="paragraph" style:parent-style-name="Table_20_Contents">
      <style:paragraph-properties fo:text-align="end" style:justify-single-word="false"/>
      <style:text-properties style:font-name="Calibri1" fo:font-size="10pt" officeooo:paragraph-rsid="005100d1" style:font-size-asian="8.75pt" style:font-size-complex="10pt"/>
    </style:style>
    <style:style style:name="P45" style:family="paragraph" style:parent-style-name="Table_20_Contents">
      <style:text-properties style:font-name="Calibri1" fo:font-size="10pt" officeooo:paragraph-rsid="005100d1" style:font-size-asian="8.75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1" fo:font-size="10pt" fo:font-style="normal" fo:font-weight="bold" officeooo:rsid="00186eb1" officeooo:paragraph-rsid="00186eb1" style:font-size-asian="8.75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1" fo:font-size="10pt" fo:font-style="normal" fo:font-weight="bold" officeooo:rsid="00186eb1" officeooo:paragraph-rsid="005100d1" style:font-size-asian="8.75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Arial" fo:font-size="12pt" officeooo:rsid="00001c74" officeooo:paragraph-rsid="00105e1e" style:font-size-asian="12pt" style:font-size-complex="12pt"/>
    </style:style>
    <style:style style:name="P49" style:family="paragraph" style:parent-style-name="Table_20_Contents">
      <style:paragraph-properties fo:text-align="end" style:justify-single-word="false"/>
      <style:text-properties style:font-name="Arial" fo:font-size="12pt" officeooo:rsid="00001c74" officeooo:paragraph-rsid="00186eb1" style:font-size-asian="12pt" style:font-size-complex="12pt"/>
    </style:style>
    <style:style style:name="P50" style:family="paragraph" style:parent-style-name="Table_20_Contents">
      <style:paragraph-properties fo:text-align="end" style:justify-single-word="false"/>
      <style:text-properties style:font-name="Arial" fo:font-size="12pt" officeooo:rsid="00001c74" officeooo:paragraph-rsid="005100d1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officeooo:rsid="00001c74" officeooo:paragraph-rsid="00105e1e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0001c74" officeooo:paragraph-rsid="00186eb1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officeooo:rsid="00001c74" officeooo:paragraph-rsid="005100d1" style:font-size-asian="12pt" style:font-size-complex="12pt"/>
    </style:style>
    <style:style style:name="P54" style:family="paragraph" style:parent-style-name="Table_20_Contents">
      <style:paragraph-properties fo:text-align="end" style:justify-single-word="false"/>
      <style:text-properties style:font-name="Arial" fo:font-size="12pt" officeooo:paragraph-rsid="00105e1e" style:font-size-asian="12pt" style:font-size-complex="12pt"/>
    </style:style>
    <style:style style:name="P55" style:family="paragraph" style:parent-style-name="Table_20_Contents">
      <style:paragraph-properties fo:text-align="end" style:justify-single-word="false"/>
      <style:text-properties style:font-name="Arial" fo:font-size="12pt" officeooo:paragraph-rsid="00186eb1" style:font-size-asian="12pt" style:font-size-complex="12pt"/>
    </style:style>
    <style:style style:name="P56" style:family="paragraph" style:parent-style-name="Table_20_Contents">
      <style:paragraph-properties fo:text-align="end" style:justify-single-word="false"/>
      <style:text-properties style:font-name="Arial" fo:font-size="12pt" officeooo:paragraph-rsid="005100d1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paragraph-rsid="00105e1e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paragraph-rsid="00186eb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paragraph-rsid="005100d1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ffffff" style:font-name="Arial" fo:font-size="12pt" officeooo:rsid="00122dcc" officeooo:paragraph-rsid="00122dcc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ffffff" style:font-name="Arial" fo:font-size="12pt" officeooo:rsid="00122dcc" officeooo:paragraph-rsid="00186eb1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ffffff" style:font-name="Arial" fo:font-size="12pt" officeooo:rsid="00122dcc" officeooo:paragraph-rsid="005100d1" style:font-size-asian="12pt" style:font-size-complex="12pt"/>
    </style:style>
    <style:style style:name="P63" style:family="paragraph" style:parent-style-name="Table_20_Contents">
      <style:text-properties fo:font-weight="bold" officeooo:rsid="0010bdb1" officeooo:paragraph-rsid="00105e1e" style:font-weight-asian="bold" style:font-size-complex="10pt" style:font-weight-complex="bold"/>
    </style:style>
    <style:style style:name="P64" style:family="paragraph" style:parent-style-name="Table_20_Contents">
      <style:text-properties fo:font-weight="bold" officeooo:rsid="0010bdb1" officeooo:paragraph-rsid="00186eb1" style:font-weight-asian="bold" style:font-size-complex="10pt" style:font-weight-complex="bold"/>
    </style:style>
    <style:style style:name="P65" style:family="paragraph" style:parent-style-name="Table_20_Contents">
      <style:text-properties fo:font-weight="bold" officeooo:rsid="0010bdb1" officeooo:paragraph-rsid="005100d1" style:font-weight-asian="bold" style:font-size-complex="10pt" style:font-weight-complex="bold"/>
    </style:style>
    <style:style style:name="P66" style:family="paragraph" style:parent-style-name="Table_20_Contents">
      <style:text-properties fo:font-weight="bold" officeooo:paragraph-rsid="00105e1e" style:font-weight-asian="bold" style:font-size-complex="10pt" style:font-weight-complex="bold"/>
    </style:style>
    <style:style style:name="P67" style:family="paragraph" style:parent-style-name="Table_20_Contents">
      <style:text-properties fo:font-weight="bold" officeooo:paragraph-rsid="00186eb1" style:font-weight-asian="bold" style:font-size-complex="10pt" style:font-weight-complex="bold"/>
    </style:style>
    <style:style style:name="P68" style:family="paragraph" style:parent-style-name="Table_20_Contents">
      <style:text-properties fo:font-weight="bold" officeooo:rsid="001ab8d8" officeooo:paragraph-rsid="001ab8d8" style:font-weight-asian="bold" style:font-size-complex="10pt" style:font-weight-complex="bold"/>
    </style:style>
    <style:style style:name="P69" style:family="paragraph" style:parent-style-name="Table_20_Contents">
      <style:text-properties fo:font-weight="bold" officeooo:rsid="00307675" officeooo:paragraph-rsid="00307675" style:font-weight-asian="bold" style:font-size-complex="10pt" style:font-weight-complex="bold"/>
    </style:style>
    <style:style style:name="P70" style:family="paragraph" style:parent-style-name="Table_20_Contents">
      <style:text-properties fo:font-weight="bold" officeooo:rsid="0039008e" officeooo:paragraph-rsid="0039008e" style:font-weight-asian="bold" style:font-size-complex="10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fo:font-weight="bold" officeooo:paragraph-rsid="00105e1e" style:font-weight-asian="bold" style:font-size-complex="10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font-weight="bold" officeooo:paragraph-rsid="00186eb1" style:font-weight-asian="bold" style:font-size-complex="10pt" style:font-weight-complex="bold"/>
    </style:style>
    <style:style style:name="P73" style:family="paragraph" style:parent-style-name="Table_20_Contents">
      <style:paragraph-properties fo:text-align="end" style:justify-single-word="false"/>
      <style:text-properties fo:font-weight="bold" officeooo:paragraph-rsid="005100d1" style:font-weight-asian="bold" style:font-size-complex="10pt" style:font-weight-complex="bold"/>
    </style:style>
    <style:style style:name="P74" style:family="paragraph" style:parent-style-name="Table_20_Contents">
      <style:text-properties fo:font-weight="bold" officeooo:paragraph-rsid="005100d1" style:font-weight-asian="bold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tyle="italic" officeooo:rsid="0010bdb1" officeooo:paragraph-rsid="00186eb1" style:font-style-asian="italic" style:font-size-complex="10pt" style:font-style-complex="italic"/>
    </style:style>
    <style:style style:name="P76" style:family="paragraph" style:parent-style-name="Table_20_Contents">
      <style:paragraph-properties fo:text-align="start" style:justify-single-word="false"/>
      <style:text-properties fo:font-style="italic" officeooo:rsid="0010bdb1" officeooo:paragraph-rsid="005100d1" style:font-style-asian="italic" style:font-size-complex="10pt" style:font-style-complex="italic"/>
    </style:style>
    <style:style style:name="P77" style:family="paragraph" style:parent-style-name="Table_20_Contents">
      <style:text-properties fo:font-style="italic" officeooo:rsid="0010bdb1" officeooo:paragraph-rsid="00186eb1" style:font-style-asian="italic" style:font-size-complex="10pt" style:font-style-complex="italic"/>
    </style:style>
    <style:style style:name="P78" style:family="paragraph" style:parent-style-name="Table_20_Contents">
      <style:text-properties fo:font-style="italic" officeooo:rsid="0010bdb1" officeooo:paragraph-rsid="005100d1" style:font-style-asian="italic" style:font-size-complex="10pt" style:font-style-complex="italic"/>
    </style:style>
    <style:style style:name="P79" style:family="paragraph" style:parent-style-name="Table_20_Contents">
      <style:text-properties fo:font-style="italic" officeooo:paragraph-rsid="00105e1e" style:font-style-asian="italic" style:font-size-complex="10pt" style:font-style-complex="italic"/>
    </style:style>
    <style:style style:name="P80" style:family="paragraph" style:parent-style-name="Table_20_Contents">
      <style:text-properties fo:font-style="italic" officeooo:paragraph-rsid="00186eb1" style:font-style-asian="italic" style:font-size-complex="10pt" style:font-style-complex="italic"/>
    </style:style>
    <style:style style:name="P81" style:family="paragraph" style:parent-style-name="Table_20_Contents">
      <style:text-properties fo:font-style="italic" officeooo:paragraph-rsid="0021417e" style:font-style-asian="italic" style:font-size-complex="10pt" style:font-style-complex="italic"/>
    </style:style>
    <style:style style:name="P82" style:family="paragraph" style:parent-style-name="Table_20_Contents">
      <style:text-properties fo:font-style="italic" officeooo:paragraph-rsid="00231082" style:font-style-asian="italic" style:font-size-complex="10pt" style:font-style-complex="italic"/>
    </style:style>
    <style:style style:name="P83" style:family="paragraph" style:parent-style-name="Table_20_Contents">
      <style:text-properties fo:font-style="italic" officeooo:rsid="00307675" officeooo:paragraph-rsid="00307675" style:font-style-asian="italic" style:font-size-complex="10pt" style:font-style-complex="italic"/>
    </style:style>
    <style:style style:name="P84" style:family="paragraph" style:parent-style-name="Table_20_Contents">
      <style:paragraph-properties fo:text-align="start" style:justify-single-word="false"/>
      <style:text-properties fo:font-style="italic" officeooo:rsid="00307675" officeooo:paragraph-rsid="00307675" style:font-style-asian="italic" style:font-size-complex="10pt" style:font-style-complex="italic"/>
    </style:style>
    <style:style style:name="P85" style:family="paragraph" style:parent-style-name="Table_20_Contents">
      <style:text-properties fo:font-style="italic" officeooo:rsid="0039008e" officeooo:paragraph-rsid="0039008e" style:font-style-asian="italic" style:font-size-complex="10pt" style:font-style-complex="italic"/>
    </style:style>
    <style:style style:name="P86" style:family="paragraph" style:parent-style-name="Table_20_Contents">
      <style:paragraph-properties fo:text-align="start" style:justify-single-word="false"/>
      <style:text-properties fo:font-style="italic" officeooo:rsid="0039008e" officeooo:paragraph-rsid="0039008e" style:font-style-asian="italic" style:font-size-complex="10pt" style:font-style-complex="italic"/>
    </style:style>
    <style:style style:name="P87" style:family="paragraph" style:parent-style-name="Table_20_Contents">
      <style:text-properties fo:font-style="italic" officeooo:paragraph-rsid="005100d1" style:font-style-asian="italic" style:font-size-complex="10pt" style:font-style-complex="italic"/>
    </style:style>
    <style:style style:name="P88" style:family="paragraph" style:parent-style-name="Table_20_Contents">
      <style:text-properties fo:font-style="italic" fo:font-weight="bold" officeooo:rsid="0001b3cc" officeooo:paragraph-rsid="00105e1e" style:font-style-asian="italic" style:font-weight-asian="bold" style:font-size-complex="10pt" style:font-style-complex="italic" style:font-weight-complex="bold"/>
    </style:style>
    <style:style style:name="P89" style:family="paragraph" style:parent-style-name="Table_20_Contents">
      <style:text-properties fo:font-style="italic" fo:font-weight="bold" officeooo:rsid="0001b3cc" officeooo:paragraph-rsid="00186eb1" style:font-style-asian="italic" style:font-weight-asian="bold" style:font-size-complex="10pt" style:font-style-complex="italic" style:font-weight-complex="bold"/>
    </style:style>
    <style:style style:name="P90" style:family="paragraph" style:parent-style-name="Table_20_Contents">
      <style:text-properties fo:font-style="italic" fo:font-weight="bold" officeooo:rsid="0001b3cc" officeooo:paragraph-rsid="005100d1" style:font-style-asian="italic" style:font-weight-asian="bold" style:font-size-complex="10pt" style:font-style-complex="italic" style:font-weight-complex="bold"/>
    </style:style>
    <style:style style:name="P91" style:family="paragraph" style:parent-style-name="Table_20_Contents">
      <style:text-properties fo:font-style="italic" fo:font-weight="bold" officeooo:rsid="00024f08" officeooo:paragraph-rsid="00105e1e" style:font-style-asian="italic" style:font-weight-asian="bold" style:font-size-complex="10pt" style:font-style-complex="italic" style:font-weight-complex="bold"/>
    </style:style>
    <style:style style:name="P92" style:family="paragraph" style:parent-style-name="Table_20_Contents">
      <style:text-properties fo:font-style="italic" fo:font-weight="bold" officeooo:rsid="00024f08" officeooo:paragraph-rsid="00186eb1" style:font-style-asian="italic" style:font-weight-asian="bold" style:font-size-complex="10pt" style:font-style-complex="italic" style:font-weight-complex="bold"/>
    </style:style>
    <style:style style:name="P93" style:family="paragraph" style:parent-style-name="Table_20_Contents">
      <style:text-properties fo:font-style="italic" fo:font-weight="bold" officeooo:rsid="00024f08" officeooo:paragraph-rsid="005100d1" style:font-style-asian="italic" style:font-weight-asian="bold" style:font-size-complex="10pt" style:font-style-complex="italic" style:font-weight-complex="bold"/>
    </style:style>
    <style:style style:name="P94" style:family="paragraph" style:parent-style-name="Table_20_Contents">
      <style:text-properties fo:font-style="italic" fo:font-weight="bold" officeooo:rsid="00066da7" officeooo:paragraph-rsid="00105e1e" style:font-style-asian="italic" style:font-weight-asian="bold" style:font-size-complex="10pt" style:font-style-complex="italic" style:font-weight-complex="bold"/>
    </style:style>
    <style:style style:name="P95" style:family="paragraph" style:parent-style-name="Table_20_Contents">
      <style:text-properties fo:font-style="italic" fo:font-weight="bold" officeooo:rsid="00066da7" officeooo:paragraph-rsid="00186eb1" style:font-style-asian="italic" style:font-weight-asian="bold" style:font-size-complex="10pt" style:font-style-complex="italic" style:font-weight-complex="bold"/>
    </style:style>
    <style:style style:name="P96" style:family="paragraph" style:parent-style-name="Table_20_Contents">
      <style:text-properties fo:font-style="italic" fo:font-weight="bold" officeooo:rsid="00066da7" officeooo:paragraph-rsid="005100d1" style:font-style-asian="italic" style:font-weight-asian="bold" style:font-size-complex="10pt" style:font-style-complex="italic" style:font-weight-complex="bold"/>
    </style:style>
    <style:style style:name="P97" style:family="paragraph" style:parent-style-name="Table_20_Contents">
      <style:text-properties officeooo:rsid="00066da7" officeooo:paragraph-rsid="00105e1e" style:font-size-complex="10pt"/>
    </style:style>
    <style:style style:name="P98" style:family="paragraph" style:parent-style-name="Table_20_Contents">
      <style:text-properties officeooo:rsid="00066da7" officeooo:paragraph-rsid="00186eb1" style:font-size-complex="10pt"/>
    </style:style>
    <style:style style:name="P99" style:family="paragraph" style:parent-style-name="Table_20_Contents">
      <style:text-properties officeooo:rsid="00066da7" officeooo:paragraph-rsid="005100d1" style:font-size-complex="10pt"/>
    </style:style>
    <style:style style:name="P100" style:family="paragraph" style:parent-style-name="Table_20_Contents">
      <style:text-properties officeooo:paragraph-rsid="00105e1e" style:font-size-complex="10pt"/>
    </style:style>
    <style:style style:name="P101" style:family="paragraph" style:parent-style-name="Table_20_Contents">
      <style:text-properties officeooo:paragraph-rsid="00186eb1" style:font-size-complex="10pt"/>
    </style:style>
    <style:style style:name="P102" style:family="paragraph" style:parent-style-name="Table_20_Contents">
      <style:paragraph-properties fo:text-align="end" style:justify-single-word="false"/>
      <style:text-properties officeooo:paragraph-rsid="00105e1e" style:font-size-complex="10pt"/>
    </style:style>
    <style:style style:name="P103" style:family="paragraph" style:parent-style-name="Table_20_Contents">
      <style:paragraph-properties fo:text-align="end" style:justify-single-word="false"/>
      <style:text-properties officeooo:paragraph-rsid="0021417e" style:font-size-complex="10pt"/>
    </style:style>
    <style:style style:name="P104" style:family="paragraph" style:parent-style-name="Table_20_Contents">
      <style:paragraph-properties fo:text-align="end" style:justify-single-word="false"/>
      <style:text-properties officeooo:paragraph-rsid="00231082" style:font-size-complex="10pt"/>
    </style:style>
    <style:style style:name="P105" style:family="paragraph" style:parent-style-name="Table_20_Contents">
      <style:paragraph-properties fo:text-align="end" style:justify-single-word="false"/>
      <style:text-properties officeooo:paragraph-rsid="00186eb1" style:font-size-complex="10pt"/>
    </style:style>
    <style:style style:name="P106" style:family="paragraph" style:parent-style-name="Table_20_Contents">
      <style:paragraph-properties fo:text-align="end" style:justify-single-word="false"/>
      <style:text-properties officeooo:paragraph-rsid="005100d1" style:font-size-complex="10pt"/>
    </style:style>
    <style:style style:name="P107" style:family="paragraph" style:parent-style-name="Table_20_Contents">
      <style:paragraph-properties fo:text-align="end" style:justify-single-word="false"/>
      <style:text-properties officeooo:rsid="000444a8" officeooo:paragraph-rsid="00105e1e" style:font-size-complex="10pt"/>
    </style:style>
    <style:style style:name="P108" style:family="paragraph" style:parent-style-name="Table_20_Contents">
      <style:paragraph-properties fo:text-align="end" style:justify-single-word="false"/>
      <style:text-properties officeooo:rsid="000444a8" officeooo:paragraph-rsid="00186eb1" style:font-size-complex="10pt"/>
    </style:style>
    <style:style style:name="P109" style:family="paragraph" style:parent-style-name="Table_20_Contents">
      <style:paragraph-properties fo:text-align="end" style:justify-single-word="false"/>
      <style:text-properties officeooo:rsid="000444a8" officeooo:paragraph-rsid="005100d1" style:font-size-complex="10pt"/>
    </style:style>
    <style:style style:name="P110" style:family="paragraph" style:parent-style-name="Table_20_Contents">
      <style:text-properties officeooo:paragraph-rsid="005100d1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tyle="normal" officeooo:rsid="00136fa5" officeooo:paragraph-rsid="00186eb1" style:font-style-asian="normal" style:font-size-complex="10pt" style:font-style-complex="normal"/>
    </style:style>
    <style:style style:name="P112" style:family="paragraph" style:parent-style-name="Table_20_Contents">
      <style:paragraph-properties fo:text-align="center" style:justify-single-word="false"/>
      <style:text-properties fo:font-style="normal" officeooo:rsid="00136fa5" officeooo:paragraph-rsid="005100d1" style:font-style-asian="normal" style:font-size-complex="10pt" style:font-style-complex="normal"/>
    </style:style>
    <style:style style:name="P113" style:family="paragraph" style:parent-style-name="Table_20_Contents">
      <style:paragraph-properties fo:text-align="end" style:justify-single-word="false"/>
      <style:text-properties fo:font-style="normal" officeooo:rsid="00136fa5" officeooo:paragraph-rsid="00186eb1" style:font-style-asian="normal" style:font-size-complex="10pt" style:font-style-complex="normal"/>
    </style:style>
    <style:style style:name="P114" style:family="paragraph" style:parent-style-name="Table_20_Contents">
      <style:paragraph-properties fo:text-align="end" style:justify-single-word="false"/>
      <style:text-properties fo:font-style="normal" officeooo:rsid="00136fa5" officeooo:paragraph-rsid="005100d1" style:font-style-asian="normal" style:font-size-complex="10pt" style:font-style-complex="normal"/>
    </style:style>
    <style:style style:name="P115" style:family="paragraph" style:parent-style-name="Table_20_Contents">
      <style:paragraph-properties fo:text-align="end" style:justify-single-word="false"/>
      <style:text-properties fo:font-style="normal" officeooo:rsid="001480b2" officeooo:paragraph-rsid="00186eb1" style:font-style-asian="normal" style:font-size-complex="10pt" style:font-style-complex="normal"/>
    </style:style>
    <style:style style:name="P116" style:family="paragraph" style:parent-style-name="Table_20_Contents">
      <style:paragraph-properties fo:text-align="end" style:justify-single-word="false"/>
      <style:text-properties fo:font-style="normal" officeooo:rsid="001480b2" officeooo:paragraph-rsid="005100d1" style:font-style-asian="normal" style:font-size-complex="10pt" style:font-style-complex="normal"/>
    </style:style>
    <style:style style:name="P117" style:family="paragraph" style:parent-style-name="Table_20_Contents">
      <style:paragraph-properties fo:text-align="end" style:justify-single-word="false"/>
      <style:text-properties fo:font-style="normal" officeooo:rsid="0039008e" officeooo:paragraph-rsid="0039008e" style:font-style-asian="normal" style:font-size-complex="10pt" style:font-style-complex="normal"/>
    </style:style>
    <style:style style:name="P118" style:family="paragraph" style:parent-style-name="Table_20_Contents">
      <style:paragraph-properties fo:text-align="end" style:justify-single-word="false"/>
      <style:text-properties fo:font-style="normal" officeooo:rsid="00307675" officeooo:paragraph-rsid="00307675" style:font-style-asian="normal" style:font-size-complex="10pt" style:font-style-complex="normal"/>
    </style:style>
    <style:style style:name="P119" style:family="paragraph" style:parent-style-name="Table_20_Contents">
      <style:paragraph-properties fo:text-align="end" style:justify-single-word="false"/>
      <style:text-properties fo:font-style="normal" fo:font-weight="bold" officeooo:paragraph-rsid="00105e1e" style:font-style-asian="normal" style:font-weight-asian="bold" style:font-size-complex="10pt" style:font-style-complex="normal" style:font-weight-complex="bold"/>
    </style:style>
    <style:style style:name="P120" style:family="paragraph" style:parent-style-name="Table_20_Contents">
      <style:paragraph-properties fo:text-align="end" style:justify-single-word="false"/>
      <style:text-properties fo:font-style="normal" fo:font-weight="bold" officeooo:paragraph-rsid="00186eb1" style:font-style-asian="normal" style:font-weight-asian="bold" style:font-size-complex="10pt" style:font-style-complex="normal" style:font-weight-complex="bold"/>
    </style:style>
    <style:style style:name="P121" style:family="paragraph" style:parent-style-name="Table_20_Contents">
      <style:paragraph-properties fo:text-align="end" style:justify-single-word="false"/>
      <style:text-properties fo:font-style="normal" fo:font-weight="bold" officeooo:paragraph-rsid="005100d1" style:font-style-asian="normal" style:font-weight-asian="bold" style:font-size-complex="10pt" style:font-style-complex="normal" style:font-weight-complex="bold"/>
    </style:style>
    <style:style style:name="P122" style:family="paragraph" style:parent-style-name="Table_20_Contents">
      <style:text-properties fo:font-size="11pt" style:text-underline-style="solid" style:text-underline-width="auto" style:text-underline-color="font-color" fo:font-weight="bold" officeooo:rsid="0001b3cc" officeooo:paragraph-rsid="00186eb1" style:font-size-asian="11pt" style:font-weight-asian="bold" style:font-size-complex="11pt" style:font-weight-complex="bold"/>
    </style:style>
    <style:style style:name="P123" style:family="paragraph" style:parent-style-name="Table_20_Contents">
      <style:text-properties fo:font-size="11pt" style:text-underline-style="solid" style:text-underline-width="auto" style:text-underline-color="font-color" fo:font-weight="bold" officeooo:rsid="0001b3cc" officeooo:paragraph-rsid="005100d1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margin-top="0cm" fo:margin-bottom="0cm" loext:contextual-spacing="false"/>
      <style:text-properties fo:font-size="11pt" style:text-underline-style="solid" style:text-underline-width="auto" style:text-underline-color="font-color" fo:font-weight="bold" officeooo:rsid="0001b3cc" officeooo:paragraph-rsid="00105e1e" style:font-size-asian="11pt" style:font-weight-asian="bold" style:font-size-complex="11pt" style:font-weight-complex="bold"/>
    </style:style>
    <style:style style:name="P12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1" fo:font-size="10pt" officeooo:paragraph-rsid="005100d1" style:font-size-asian="8.75pt" style:font-size-complex="10pt"/>
    </style:style>
    <style:style style:name="P126" style:family="paragraph" style:parent-style-name="Standard">
      <style:paragraph-properties fo:margin-top="0.15cm" fo:margin-bottom="0cm" loext:contextual-spacing="false"/>
      <style:text-properties style:font-name="Calibri1" fo:font-size="11pt" style:text-underline-style="solid" style:text-underline-width="auto" style:text-underline-color="font-color" fo:font-weight="bold" officeooo:rsid="0001a7e8" officeooo:paragraph-rsid="00105e1e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.15cm" fo:margin-bottom="0cm" loext:contextual-spacing="false"/>
      <style:text-properties style:font-name="Calibri1" fo:font-size="11pt" style:text-underline-style="solid" style:text-underline-width="auto" style:text-underline-color="font-color" fo:font-weight="bold" officeooo:rsid="0001a7e8" officeooo:paragraph-rsid="00186eb1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.15cm" fo:margin-bottom="0cm" loext:contextual-spacing="false"/>
      <style:text-properties style:font-name="Calibri1" fo:font-size="11pt" style:text-underline-style="solid" style:text-underline-width="auto" style:text-underline-color="font-color" fo:font-weight="bold" officeooo:rsid="0001a7e8" officeooo:paragraph-rsid="005100d1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Cambria" fo:font-size="14pt" style:text-underline-style="solid" style:text-underline-width="auto" style:text-underline-color="font-color" officeooo:rsid="00001c74" officeooo:paragraph-rsid="005100d1" style:font-size-asian="14pt" style:font-size-complex="14pt"/>
    </style:style>
    <style:style style:name="P130" style:family="paragraph" style:parent-style-name="Standard">
      <style:text-properties style:font-name="Cambria" fo:font-size="10pt" fo:font-style="italic" officeooo:rsid="00691c48" officeooo:paragraph-rsid="00757b65" style:font-size-asian="8.75pt" style:font-style-asian="italic" style:font-size-complex="10pt" style:font-style-complex="italic"/>
    </style:style>
    <style:style style:name="P131" style:family="paragraph" style:parent-style-name="Standard" style:master-page-name="First_20_Page">
      <style:paragraph-properties fo:text-align="center" style:justify-single-word="false" style:page-number="auto"/>
      <style:text-properties style:font-name="Cambria" fo:font-size="14pt" style:text-underline-style="solid" style:text-underline-width="auto" style:text-underline-color="font-color" officeooo:rsid="00001c74" officeooo:paragraph-rsid="00105e1e" style:font-size-asian="14pt" style:font-size-complex="14pt"/>
    </style:style>
    <style:style style:name="P132" style:family="paragraph" style:parent-style-name="Standard" style:master-page-name="Tweede_20_pagina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style:font-name="Cambria" fo:font-size="14pt" style:text-underline-style="solid" style:text-underline-width="auto" style:text-underline-color="font-color" officeooo:rsid="00001c74" officeooo:paragraph-rsid="00186eb1" style:font-size-asian="14pt" style:font-size-complex="14pt"/>
    </style:style>
    <style:style style:name="P133" style:family="paragraph" style:parent-style-name="Standard" style:master-page-name="Derde_20_pagina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style:font-name="Cambria" fo:font-size="14pt" style:text-underline-style="solid" style:text-underline-width="auto" style:text-underline-color="font-color" officeooo:rsid="00001c74" officeooo:paragraph-rsid="00186eb1" style:font-size-asian="14pt" style:font-size-complex="14pt"/>
    </style:style>
    <style:style style:name="P134" style:family="paragraph" style:parent-style-name="Standard" style:master-page-name="Vierde_20_en_20_Vijfde_20_pagina">
      <style:paragraph-properties fo:margin-top="0cm" fo:margin-bottom="0cm" loext:contextual-spacing="false" fo:text-align="center" style:justify-single-word="false" style:page-number="auto"/>
      <style:text-properties style:font-name="Cambria" fo:font-size="14pt" style:text-underline-style="solid" style:text-underline-width="auto" style:text-underline-color="font-color" officeooo:rsid="00001c74" officeooo:paragraph-rsid="00186eb1" style:font-size-asian="14pt" style:font-size-complex="14pt"/>
    </style:style>
    <style:style style:name="P135" style:family="paragraph" style:parent-style-name="Footer">
      <style:text-properties officeooo:rsid="0074e6ba" officeooo:paragraph-rsid="0074e6b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62ae9b" style:font-style-asian="normal" style:font-style-complex="normal"/>
    </style:style>
    <style:style style:name="T3" style:family="text">
      <style:text-properties fo:font-style="normal" officeooo:rsid="00757b65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83f5" style:font-style-asian="italic" style:font-style-complex="italic"/>
    </style:style>
    <style:style style:name="T6" style:family="text">
      <style:text-properties officeooo:rsid="001483f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691c48"/>
    </style:style>
    <style:style style:name="T9" style:family="text">
      <style:text-properties officeooo:rsid="003b1f6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xml:id="id2133438955" text:style-name="P131"><text:bookmark-start text:name="__DdeLink__1154_279509322"/>Christelijke gemeente van <text:span text:style-name="T10">Jehovah's Getuigen</text:span> te <text:span text:style-name="T10">Duffel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8">Programmablad </text:p>
          </table:table-cell>
          <table:table-cell table:style-name="Tabel1.A1" office:value-type="string">
            <text:p text:style-name="P11"/>
          </table:table-cell>
        </table:table-row>
      </table:table>
      <table:table table:name="Tabel2" table:style-name="Tabel2">
        <table:table-column table:style-name="Tabel2.A"/>
        <table:table-row>
          <table:table-cell table:style-name="Tabel2.A1" office:value-type="string">
            <text:p text:style-name="P14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7">Geluid: </text:p>
          </table:table-cell>
          <table:table-cell table:style-name="Tabel3.A1" office:value-type="string">
            <text:p text:style-name="P26"/>
          </table:table-cell>
          <table:table-cell table:style-name="Tabel3.A1" office:value-type="string">
            <text:p text:style-name="P17">Podium: </text:p>
          </table:table-cell>
          <table:table-cell table:style-name="Tabel3.A1" office:value-type="string">
            <text:p text:style-name="P26"/>
          </table:table-cell>
        </table:table-row>
      </table:table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office:value-type="string">
            <text:p text:style-name="P17">Reiniging: </text:p>
          </table:table-cell>
          <table:table-cell table:style-name="Tabel4.A1" office:value-type="string">
            <text:p text:style-name="P34"/>
          </table:table-cell>
          <table:table-cell table:style-name="Tabel4.A1" office:value-type="string">
            <text:p text:style-name="P36"/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column table:style-name="Tabel5.C"/>
        <table:table-row>
          <table:table-cell table:style-name="Tabel5.A1" office:value-type="string">
            <text:p text:style-name="P48"/>
          </table:table-cell>
          <table:table-cell table:style-name="Tabel5.B1" office:value-type="string">
            <text:p text:style-name="P51"/>
          </table:table-cell>
          <table:table-cell table:style-name="Tabel5.C1" office:value-type="string">
            <text:p text:style-name="P60"/>
          </table:table-cell>
        </table:table-row>
      </table:table>
      <table:table table:name="Tabel6" table:style-name="Tabel6">
        <table:table-column table:style-name="Tabel6.A" table:number-columns-repeated="3"/>
        <table:table-column table:style-name="Tabel6.D"/>
        <table:table-row>
          <table:table-cell table:style-name="Tabel6.A1" office:value-type="string">
            <text:p text:style-name="P20">Loopmicro L/R: </text:p>
          </table:table-cell>
          <table:table-cell table:style-name="Tabel6.A1" office:value-type="string">
            <text:p text:style-name="P26"/>
          </table:table-cell>
          <table:table-cell table:style-name="Tabel6.A1" office:value-type="string">
            <text:p text:style-name="P34"><text:tab/>/<text:tab/></text:p>
          </table:table-cell>
          <table:table-cell table:style-name="Tabel6.A1" office:value-type="string">
            <text:p text:style-name="P26"/>
          </table:table-cell>
        </table:table-row>
      </table:table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column table:style-name="Tabel7.E"/>
        <table:table-row>
          <table:table-cell table:style-name="Tabel7.A1" office:value-type="string">
            <text:p text:style-name="P23">Voorzitter: </text:p>
          </table:table-cell>
          <table:table-cell table:style-name="Tabel7.A1" office:value-type="string">
            <text:p text:style-name="P30"/>
          </table:table-cell>
          <table:table-cell table:style-name="Tabel7.A1" office:value-type="string">
            <text:p text:style-name="P23">Gebed: </text:p>
          </table:table-cell>
          <table:table-cell table:style-name="Tabel7.A1" office:value-type="string">
            <text:p text:style-name="P29"/>
          </table:table-cell>
          <table:table-cell table:style-name="Tabel7.A1" office:value-type="string">
            <text:p text:style-name="P46"/>
          </table:table-cell>
        </table:table-row>
      </table:table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40"/>
          </table:table-cell>
          <table:table-cell table:style-name="Tabel8.A1" office:value-type="string">
            <text:p text:style-name="P42"/>
          </table:table-cell>
        </table:table-row>
      </table:table>
      <text:p text:style-name="P126">Schatten uit Gods Woord</text:p>
      <table:table table:name="Tabel9" table:style-name="Tabel9">
        <table:table-column table:style-name="Tabel9.A"/>
        <table:table-row>
          <table:table-cell table:style-name="Tabel9.A1" office:value-type="string">
            <text:p text:style-name="P66"/>
          </table:table-cell>
        </table:table-row>
      </table:table>
      <table:table table:name="Tabel10" table:style-name="Tabel10">
        <table:table-column table:style-name="Tabel10.A"/>
        <table:table-column table:style-name="Tabel10.B"/>
        <table:table-row>
          <table:table-cell table:style-name="Tabel10.A1" office:value-type="string">
            <text:p text:style-name="P79"/>
          </table:table-cell>
          <table:table-cell table:style-name="Tabel10.A1" office:value-type="string">
            <text:p text:style-name="P102"/>
          </table:table-cell>
        </table:table-row>
      </table:table>
      <table:table table:name="Tabel11" table:style-name="Tabel11">
        <table:table-column table:style-name="Tabel11.A"/>
        <table:table-row>
          <table:table-cell table:style-name="Tabel11.A1" office:value-type="string">
            <text:p text:style-name="P66"/>
          </table:table-cell>
        </table:table-row>
      </table:table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79"/>
          </table:table-cell>
          <table:table-cell table:style-name="Tabel12.A1" office:value-type="string">
            <text:p text:style-name="P102"/>
          </table:table-cell>
        </table:table-row>
      </table:table>
      <table:table table:name="Tabel13" table:style-name="Tabel13">
        <table:table-column table:style-name="Tabel13.A"/>
        <table:table-column table:style-name="Tabel13.B"/>
        <table:table-row>
          <table:table-cell table:style-name="Tabel13.A1" office:value-type="string">
            <text:p text:style-name="P63"/>
          </table:table-cell>
          <table:table-cell table:style-name="Tabel13.A1" office:value-type="string">
            <text:p text:style-name="P100"/>
          </table:table-cell>
        </table:table-row>
      </table:table>
      <table:table table:name="Tabel14" table:style-name="Tabel14">
        <table:table-column table:style-name="Tabel14.A"/>
        <table:table-column table:style-name="Tabel14.B"/>
        <table:table-row>
          <table:table-cell table:style-name="Tabel14.A1" office:value-type="string">
            <text:p text:style-name="P79"/>
          </table:table-cell>
          <table:table-cell table:style-name="Tabel14.A1" office:value-type="string">
            <text:p text:style-name="P102"/>
          </table:table-cell>
        </table:table-row>
      </table:table>
      <text:p text:style-name="P126">Leg je toe op de velddienst</text:p>
      <table:table table:name="Tabel15" table:style-name="Tabel15">
        <table:table-column table:style-name="Tabel15.A"/>
        <table:table-row>
          <table:table-cell table:style-name="Tabel15.A1" office:value-type="string">
            <text:p text:style-name="P68"/>
          </table:table-cell>
        </table:table-row>
      </table:table>
      <table:table table:name="Tabel16" table:style-name="Tabel16">
        <table:table-column table:style-name="Tabel16.A"/>
        <table:table-column table:style-name="Tabel16.B"/>
        <table:table-row>
          <table:table-cell table:style-name="Tabel16.A1" office:value-type="string">
            <text:p text:style-name="P81"/>
          </table:table-cell>
          <table:table-cell table:style-name="Tabel16.A1" office:value-type="string">
            <text:p text:style-name="P103"/>
          </table:table-cell>
        </table:table-row>
      </table:table>
      <table:table table:name="Tabel176" table:style-name="Tabel176">
        <table:table-column table:style-name="Tabel176.A"/>
        <table:table-row>
          <table:table-cell table:style-name="Tabel176.A1" office:value-type="string">
            <text:p text:style-name="Table_20_Contents"/>
          </table:table-cell>
        </table:table-row>
      </table:table>
      <table:table table:name="Tabel17" table:style-name="Tabel17">
        <table:table-column table:style-name="Tabel17.A"/>
        <table:table-column table:style-name="Tabel17.B"/>
        <table:table-row>
          <table:table-cell table:style-name="Tabel17.A1" office:value-type="string">
            <text:p text:style-name="P82"/>
          </table:table-cell>
          <table:table-cell table:style-name="Tabel17.A1" office:value-type="string">
            <text:p text:style-name="P104"/>
          </table:table-cell>
        </table:table-row>
      </table:table>
      <table:table table:name="Tabel18" table:style-name="Tabel18">
        <table:table-column table:style-name="Tabel18.A"/>
        <table:table-column table:style-name="Tabel18.B"/>
        <table:table-row>
          <table:table-cell table:style-name="Tabel18.A1" office:value-type="string">
            <text:p text:style-name="P124">Leven als christenen</text:p>
          </table:table-cell>
          <table:table-cell table:style-name="Tabel18.B1" office:value-type="string">
            <text:p text:style-name="P71"/>
          </table:table-cell>
        </table:table-row>
      </table:table>
      <table:table table:name="Tabel19" table:style-name="Tabel19">
        <table:table-column table:style-name="Tabel19.A"/>
        <table:table-row>
          <table:table-cell table:style-name="Tabel19.A1" office:value-type="string">
            <text:p text:style-name="P66"/>
          </table:table-cell>
        </table:table-row>
      </table:table>
      <table:table table:name="Tabel20" table:style-name="Tabel20">
        <table:table-column table:style-name="Tabel20.A"/>
        <table:table-column table:style-name="Tabel20.B"/>
        <table:table-row>
          <table:table-cell table:style-name="Tabel20.A1" office:value-type="string">
            <text:p text:style-name="P79"/>
          </table:table-cell>
          <table:table-cell table:style-name="Tabel20.A1" office:value-type="string">
            <text:p text:style-name="P102"/>
          </table:table-cell>
        </table:table-row>
      </table:table>
      <table:table table:name="Tabel21" table:style-name="Tabel21">
        <table:table-column table:style-name="Tabel21.A"/>
        <table:table-row>
          <table:table-cell table:style-name="Tabel21.A1" office:value-type="string">
            <text:p text:style-name="P66"/>
          </table:table-cell>
        </table:table-row>
      </table:table>
      <table:table table:name="Tabel22" table:style-name="Tabel22">
        <table:table-column table:style-name="Tabel22.A"/>
        <table:table-column table:style-name="Tabel22.B"/>
        <table:table-row>
          <table:table-cell table:style-name="Tabel22.A1" office:value-type="string">
            <text:p text:style-name="P79"/>
          </table:table-cell>
          <table:table-cell table:style-name="Tabel22.A1" office:value-type="string">
            <text:p text:style-name="P102"/>
          </table:table-cell>
        </table:table-row>
      </table:table>
      <table:table table:name="Tabel23" table:style-name="Tabel23">
        <table:table-column table:style-name="Tabel23.A"/>
        <table:table-row>
          <table:table-cell table:style-name="Tabel23.A1" office:value-type="string">
            <text:p text:style-name="P66"/>
          </table:table-cell>
        </table:table-row>
      </table:table>
      <table:table table:name="Tabel24" table:style-name="Tabel24">
        <table:table-column table:style-name="Tabel24.A"/>
        <table:table-column table:style-name="Tabel24.B"/>
        <table:table-row>
          <table:table-cell table:style-name="Tabel24.A1" office:value-type="string">
            <text:p text:style-name="P100"/>
          </table:table-cell>
          <table:table-cell table:style-name="Tabel24.A1" office:value-type="string">
            <text:p text:style-name="P107"/>
          </table:table-cell>
        </table:table-row>
      </table:table>
      <table:table table:name="Tabel25" table:style-name="Tabel25">
        <table:table-column table:style-name="Tabel25.A"/>
        <table:table-column table:style-name="Tabel25.B"/>
        <table:table-column table:style-name="Tabel25.C"/>
        <table:table-row>
          <table:table-cell table:style-name="Tabel25.A1" office:value-type="string">
            <text:p text:style-name="P79"/>
          </table:table-cell>
          <table:table-cell table:style-name="Tabel25.A1" office:value-type="string">
            <text:p text:style-name="P88">Lezer: </text:p>
          </table:table-cell>
          <table:table-cell table:style-name="Tabel25.A1" office:value-type="string">
            <text:p text:style-name="P79"/>
          </table:table-cell>
        </table:table-row>
      </table:table>
      <table:table table:name="Tabel26" table:style-name="Tabel26">
        <table:table-column table:style-name="Tabel26.A"/>
        <table:table-column table:style-name="Tabel26.B"/>
        <table:table-row>
          <table:table-cell table:style-name="Tabel26.A1" office:value-type="string">
            <text:p text:style-name="P100"/>
          </table:table-cell>
          <table:table-cell table:style-name="Tabel26.A1" office:value-type="string">
            <text:p text:style-name="P102"/>
          </table:table-cell>
        </table:table-row>
      </table:table>
      <table:table table:name="Tabel27" table:style-name="Tabel27">
        <table:table-column table:style-name="Tabel27.A"/>
        <table:table-column table:style-name="Tabel27.B"/>
        <table:table-column table:style-name="Tabel27.C"/>
        <table:table-row>
          <table:table-cell table:style-name="Tabel27.A1" office:value-type="string">
            <text:p text:style-name="P91">Gebed: </text:p>
          </table:table-cell>
          <table:table-cell table:style-name="Tabel27.A1" office:value-type="string">
            <text:p text:style-name="P79"/>
          </table:table-cell>
          <table:table-cell table:style-name="Tabel27.A1" office:value-type="string">
            <text:p text:style-name="P119"/>
          </table:table-cell>
        </table:table-row>
      </table:table>
      <table:table table:name="Tabel28" table:style-name="Tabel28">
        <table:table-column table:style-name="Tabel28.A"/>
        <table:table-column table:style-name="Tabel28.B"/>
        <table:table-row>
          <table:table-cell table:style-name="Tabel28.A1" office:value-type="string">
            <text:p text:style-name="P54"/>
          </table:table-cell>
          <table:table-cell table:style-name="Tabel28.B1" office:value-type="string">
            <text:p text:style-name="P57"/>
          </table:table-cell>
        </table:table-row>
      </table:table>
      <table:table table:name="Tabel29" table:style-name="Tabel29">
        <table:table-column table:style-name="Tabel29.A" table:number-columns-repeated="3"/>
        <table:table-column table:style-name="Tabel29.D"/>
        <table:table-row>
          <table:table-cell table:style-name="Tabel29.A1" office:value-type="string">
            <text:p text:style-name="P94">Loopmicro L/R: </text:p>
          </table:table-cell>
          <table:table-cell table:style-name="Tabel29.A1" office:value-type="string">
            <text:p text:style-name="P79"/>
          </table:table-cell>
          <table:table-cell table:style-name="Tabel29.A1" office:value-type="string">
            <text:p text:style-name="P100"><text:tab/>/<text:tab/></text:p>
          </table:table-cell>
          <table:table-cell table:style-name="Tabel29.A1" office:value-type="string">
            <text:p text:style-name="P79"/>
          </table:table-cell>
        </table:table-row>
      </table:table>
      <table:table table:name="Tabel30" table:style-name="Tabel30">
        <table:table-column table:style-name="Tabel30.A"/>
        <table:table-column table:style-name="Tabel30.B"/>
        <table:table-row>
          <table:table-cell table:style-name="Tabel30.A1" office:value-type="string">
            <text:p text:style-name="P94">Voorzitter: </text:p>
          </table:table-cell>
          <table:table-cell table:style-name="Tabel30.A1" office:value-type="string">
            <text:p text:style-name="P79"/>
          </table:table-cell>
        </table:table-row>
      </table:table>
      <table:table table:name="Tabel31" table:style-name="Tabel31">
        <table:table-column table:style-name="Tabel31.A"/>
        <table:table-column table:style-name="Tabel31.B"/>
        <table:table-row>
          <table:table-cell table:style-name="Tabel31.A1" office:value-type="string">
            <text:p text:style-name="P97"><text:span text:style-name="T11">Openbare lezing</text:span> met als thema: </text:p>
          </table:table-cell>
          <table:table-cell table:style-name="Tabel31.A1" office:value-type="string">
            <text:p text:style-name="P66"/>
          </table:table-cell>
        </table:table-row>
      </table:table>
      <table:table table:name="Tabel32" table:style-name="Tabel32">
        <table:table-column table:style-name="Tabel32.A"/>
        <table:table-column table:style-name="Tabel32.B"/>
        <table:table-column table:style-name="Tabel32.C"/>
        <table:table-column table:style-name="Tabel32.D"/>
        <table:table-row>
          <table:table-cell table:style-name="Tabel32.A1" office:value-type="string">
            <text:p text:style-name="P97">door </text:p>
          </table:table-cell>
          <table:table-cell table:style-name="Tabel32.A1" office:value-type="string">
            <text:p text:style-name="P79"/>
          </table:table-cell>
          <table:table-cell table:style-name="Tabel32.A1" office:value-type="string">
            <text:p text:style-name="P97">uit gemeente </text:p>
          </table:table-cell>
          <table:table-cell table:style-name="Tabel32.A1" office:value-type="string">
            <text:p text:style-name="P100"/>
          </table:table-cell>
        </table:table-row>
      </table:table>
      <table:table table:name="Tabel33" table:style-name="Tabel33">
        <table:table-column table:style-name="Tabel33.A"/>
        <table:table-row>
          <table:table-cell table:style-name="Tabel33.A1" office:value-type="string">
            <text:p text:style-name="P71"/>
          </table:table-cell>
        </table:table-row>
      </table:table>
      <table:table table:name="Tabel34" table:style-name="Tabel34">
        <table:table-column table:style-name="Tabel34.A"/>
        <table:table-column table:style-name="Tabel34.B"/>
        <table:table-row>
          <table:table-cell table:style-name="Tabel34.A1" office:value-type="string">
            <text:p text:style-name="P97"><text:span text:style-name="T12">De Wachttoren</text:span><text:span text:style-name="T11">-studie</text:span> met als thema: </text:p>
          </table:table-cell>
          <table:table-cell table:style-name="Tabel34.A1" office:value-type="string">
            <text:p text:style-name="P66"/>
          </table:table-cell>
        </table:table-row>
      </table:table>
      <table:table table:name="Tabel35" table:style-name="Tabel35">
        <table:table-column table:style-name="Tabel35.A"/>
        <table:table-column table:style-name="Tabel35.B"/>
        <table:table-column table:style-name="Tabel35.C"/>
        <table:table-row>
          <table:table-cell table:style-name="Tabel35.A1" office:value-type="string">
            <text:p text:style-name="P94">Lezer: </text:p>
          </table:table-cell>
          <table:table-cell table:style-name="Tabel35.A1" office:value-type="string">
            <text:p text:style-name="P79"/>
          </table:table-cell>
          <table:table-cell table:style-name="Tabel35.A1" office:value-type="string">
            <text:p text:style-name="P71"/>
          </table:table-cell>
        </table:table-row>
      </table:table>
      <text:p text:style-name="P132">Christelijke gemeente van <text:span text:style-name="T10">Jehovah's Getuigen</text:span> te <text:span text:style-name="T10">Duffel</text:span></text:p>
      <table:table table:name="Tabel36" table:style-name="Tabel36">
        <table:table-column table:style-name="Tabel36.A"/>
        <table:table-column table:style-name="Tabel36.B"/>
        <table:table-row>
          <table:table-cell table:style-name="Tabel36.A1" office:value-type="string">
            <text:p text:style-name="P9">Programmablad </text:p>
          </table:table-cell>
          <table:table-cell table:style-name="Tabel36.A1" office:value-type="string">
            <text:p text:style-name="P12"/>
          </table:table-cell>
        </table:table-row>
      </table:table>
      <table:table table:name="Tabel37" table:style-name="Tabel37">
        <table:table-column table:style-name="Tabel37.A"/>
        <table:table-row>
          <table:table-cell table:style-name="Tabel37.A1" office:value-type="string">
            <text:p text:style-name="P15"/>
          </table:table-cell>
        </table:table-row>
      </table:table>
      <table:table table:name="Tabel38" table:style-name="Tabel38">
        <table:table-column table:style-name="Tabel38.A"/>
        <table:table-column table:style-name="Tabel38.B"/>
        <table:table-column table:style-name="Tabel38.C"/>
        <table:table-column table:style-name="Tabel38.D"/>
        <table:table-row>
          <table:table-cell table:style-name="Tabel38.A1" office:value-type="string">
            <text:p text:style-name="P18">Geluid: </text:p>
          </table:table-cell>
          <table:table-cell table:style-name="Tabel38.A1" office:value-type="string">
            <text:p text:style-name="P27"/>
          </table:table-cell>
          <table:table-cell table:style-name="Tabel38.A1" office:value-type="string">
            <text:p text:style-name="P18">Podium: </text:p>
          </table:table-cell>
          <table:table-cell table:style-name="Tabel38.A1" office:value-type="string">
            <text:p text:style-name="P27"/>
          </table:table-cell>
        </table:table-row>
      </table:table>
      <table:table table:name="Tabel39" table:style-name="Tabel39">
        <table:table-column table:style-name="Tabel39.A"/>
        <table:table-column table:style-name="Tabel39.B"/>
        <table:table-column table:style-name="Tabel39.C"/>
        <table:table-row>
          <table:table-cell table:style-name="Tabel39.A1" office:value-type="string">
            <text:p text:style-name="P18">Reiniging: </text:p>
          </table:table-cell>
          <table:table-cell table:style-name="Tabel39.A1" office:value-type="string">
            <text:p text:style-name="P35"/>
          </table:table-cell>
          <table:table-cell table:style-name="Tabel39.A1" office:value-type="string">
            <text:p text:style-name="P37"/>
          </table:table-cell>
        </table:table-row>
      </table:table>
      <table:table table:name="Tabel40" table:style-name="Tabel40">
        <table:table-column table:style-name="Tabel40.A"/>
        <table:table-column table:style-name="Tabel40.B"/>
        <table:table-column table:style-name="Tabel40.C"/>
        <table:table-row>
          <table:table-cell table:style-name="Tabel40.A1" office:value-type="string">
            <text:p text:style-name="P49"/>
          </table:table-cell>
          <table:table-cell table:style-name="Tabel40.B1" office:value-type="string">
            <text:p text:style-name="P52"/>
          </table:table-cell>
          <table:table-cell table:style-name="Tabel40.C1" office:value-type="string">
            <text:p text:style-name="P61"/>
          </table:table-cell>
        </table:table-row>
      </table:table>
      <table:table table:name="Tabel41" table:style-name="Tabel41">
        <table:table-column table:style-name="Tabel41.A" table:number-columns-repeated="3"/>
        <table:table-column table:style-name="Tabel41.D"/>
        <table:table-row>
          <table:table-cell table:style-name="Tabel41.A1" office:value-type="string">
            <text:p text:style-name="P21">Loopmicro L/R: </text:p>
          </table:table-cell>
          <table:table-cell table:style-name="Tabel41.A1" office:value-type="string">
            <text:p text:style-name="P27"/>
          </table:table-cell>
          <table:table-cell table:style-name="Tabel41.A1" office:value-type="string">
            <text:p text:style-name="P35"><text:tab/>/<text:tab/></text:p>
          </table:table-cell>
          <table:table-cell table:style-name="Tabel41.A1" office:value-type="string">
            <text:p text:style-name="P27"/>
          </table:table-cell>
        </table:table-row>
      </table:table>
      <table:table table:name="Tabel42" table:style-name="Tabel42">
        <table:table-column table:style-name="Tabel42.A"/>
        <table:table-column table:style-name="Tabel42.B"/>
        <table:table-column table:style-name="Tabel42.C"/>
        <table:table-column table:style-name="Tabel42.D"/>
        <table:table-column table:style-name="Tabel42.E"/>
        <table:table-row>
          <table:table-cell table:style-name="Tabel42.A1" office:value-type="string">
            <text:p text:style-name="P24">Voorzitter: </text:p>
          </table:table-cell>
          <table:table-cell table:style-name="Tabel42.A1" office:value-type="string">
            <text:p text:style-name="P30"/>
          </table:table-cell>
          <table:table-cell table:style-name="Tabel42.A1" office:value-type="string">
            <text:p text:style-name="P24">Gebed: </text:p>
          </table:table-cell>
          <table:table-cell table:style-name="Tabel42.A1" office:value-type="string">
            <text:p text:style-name="P32"/>
          </table:table-cell>
          <table:table-cell table:style-name="Tabel42.A1" office:value-type="string">
            <text:p text:style-name="P46"/>
          </table:table-cell>
        </table:table-row>
      </table:table>
      <table:table table:name="Tabel43" table:style-name="Tabel43">
        <table:table-column table:style-name="Tabel43.A"/>
        <table:table-column table:style-name="Tabel43.B"/>
        <table:table-row>
          <table:table-cell table:style-name="Tabel43.A1" office:value-type="string">
            <text:p text:style-name="P41"/>
          </table:table-cell>
          <table:table-cell table:style-name="Tabel43.A1" office:value-type="string">
            <text:p text:style-name="P43"/>
          </table:table-cell>
        </table:table-row>
      </table:table>
      <text:p text:style-name="P127">Schatten uit Gods Woord</text:p>
      <table:table table:name="Tabel44" table:style-name="Tabel44">
        <table:table-column table:style-name="Tabel44.A"/>
        <table:table-row>
          <table:table-cell table:style-name="Tabel44.A1" office:value-type="string">
            <text:p text:style-name="P67"/>
          </table:table-cell>
        </table:table-row>
      </table:table>
      <table:table table:name="Tabel45" table:style-name="Tabel45">
        <table:table-column table:style-name="Tabel45.A"/>
        <table:table-column table:style-name="Tabel45.B"/>
        <table:table-row>
          <table:table-cell table:style-name="Tabel45.A1" office:value-type="string">
            <text:p text:style-name="P80"/>
          </table:table-cell>
          <table:table-cell table:style-name="Tabel45.A1" office:value-type="string">
            <text:p text:style-name="P105"/>
          </table:table-cell>
        </table:table-row>
      </table:table>
      <table:table table:name="Tabel46" table:style-name="Tabel46">
        <table:table-column table:style-name="Tabel46.A"/>
        <table:table-row>
          <table:table-cell table:style-name="Tabel46.A1" office:value-type="string">
            <text:p text:style-name="P67"/>
          </table:table-cell>
        </table:table-row>
      </table:table>
      <table:table table:name="Tabel47" table:style-name="Tabel47">
        <table:table-column table:style-name="Tabel47.A"/>
        <table:table-column table:style-name="Tabel47.B"/>
        <table:table-row>
          <table:table-cell table:style-name="Tabel47.A1" office:value-type="string">
            <text:p text:style-name="P80"/>
          </table:table-cell>
          <table:table-cell table:style-name="Tabel47.A1" office:value-type="string">
            <text:p text:style-name="P105"/>
          </table:table-cell>
        </table:table-row>
      </table:table>
      <table:table table:name="Tabel48" table:style-name="Tabel48">
        <table:table-column table:style-name="Tabel48.A"/>
        <table:table-column table:style-name="Tabel48.B"/>
        <table:table-row>
          <table:table-cell table:style-name="Tabel48.A1" office:value-type="string">
            <text:p text:style-name="P64"/>
          </table:table-cell>
          <table:table-cell table:style-name="Tabel48.A1" office:value-type="string">
            <text:p text:style-name="P101"/>
          </table:table-cell>
        </table:table-row>
      </table:table>
      <table:table table:name="Tabel49" table:style-name="Tabel49">
        <table:table-column table:style-name="Tabel49.A"/>
        <table:table-column table:style-name="Tabel49.B"/>
        <table:table-row>
          <table:table-cell table:style-name="Tabel49.A1" office:value-type="string">
            <text:p text:style-name="P80"/>
          </table:table-cell>
          <table:table-cell table:style-name="Tabel49.A1" office:value-type="string">
            <text:p text:style-name="P105"/>
          </table:table-cell>
        </table:table-row>
      </table:table>
      <text:p text:style-name="P127">Leg je toe op de velddienst</text:p>
      <table:table table:name="Tabel50" table:style-name="Tabel50">
        <table:table-column table:style-name="Tabel50.A"/>
        <table:table-column table:style-name="Tabel50.B"/>
        <table:table-column table:style-name="Tabel50.C"/>
        <table:table-column table:style-name="Tabel50.B"/>
        <table:table-column table:style-name="Tabel50.E"/>
        <table:table-row>
          <table:table-cell table:style-name="Tabel50.A1" office:value-type="string">
            <text:p text:style-name="P69"/>
          </table:table-cell>
          <table:table-cell table:style-name="Tabel50.A1" office:value-type="string">
            <text:p text:style-name="P83"/>
          </table:table-cell>
          <table:table-cell table:style-name="Tabel50.A1" office:value-type="string">
            <text:p text:style-name="P111"><text:s text:c="3"/>&amp; <text:s text:c="2"/></text:p>
          </table:table-cell>
          <table:table-cell table:style-name="Tabel50.A1" office:value-type="string">
            <text:p text:style-name="P84"/>
          </table:table-cell>
          <table:table-cell table:style-name="Tabel50.A1" office:value-type="string">
            <text:p text:style-name="P118"/>
          </table:table-cell>
        </table:table-row>
      </table:table>
      <table:table table:name="Tabel51" table:style-name="Tabel51">
        <table:table-column table:style-name="Tabel51.A"/>
        <table:table-column table:style-name="Tabel51.B"/>
        <table:table-column table:style-name="Tabel51.C"/>
        <table:table-column table:style-name="Tabel51.B"/>
        <table:table-column table:style-name="Tabel51.E"/>
        <table:table-row>
          <table:table-cell table:style-name="Tabel51.A1" office:value-type="string">
            <text:p text:style-name="P64"/>
          </table:table-cell>
          <table:table-cell table:style-name="Tabel51.A1" office:value-type="string">
            <text:p text:style-name="P77"/>
          </table:table-cell>
          <table:table-cell table:style-name="Tabel51.A1" office:value-type="string">
            <text:p text:style-name="P111"><text:s text:c="3"/>&amp; <text:s text:c="2"/></text:p>
          </table:table-cell>
          <table:table-cell table:style-name="Tabel51.A1" office:value-type="string">
            <text:p text:style-name="P75"/>
          </table:table-cell>
          <table:table-cell table:style-name="Tabel51.A1" office:value-type="string">
            <text:p text:style-name="P113"/>
          </table:table-cell>
        </table:table-row>
      </table:table>
      <table:table table:name="Tabel52" table:style-name="Tabel52">
        <table:table-column table:style-name="Tabel52.A"/>
        <table:table-column table:style-name="Tabel52.B"/>
        <table:table-column table:style-name="Tabel52.C"/>
        <table:table-column table:style-name="Tabel52.B"/>
        <table:table-column table:style-name="Tabel52.E"/>
        <table:table-row>
          <table:table-cell table:style-name="Tabel52.A1" office:value-type="string">
            <text:p text:style-name="P64"/>
          </table:table-cell>
          <table:table-cell table:style-name="Tabel52.A1" office:value-type="string">
            <text:p text:style-name="P77"/>
          </table:table-cell>
          <table:table-cell table:style-name="Tabel52.A1" office:value-type="string">
            <text:p text:style-name="P111"><text:s text:c="3"/>&amp; <text:s text:c="2"/></text:p>
          </table:table-cell>
          <table:table-cell table:style-name="Tabel52.A1" office:value-type="string">
            <text:p text:style-name="P75"/>
          </table:table-cell>
          <table:table-cell table:style-name="Tabel52.A1" office:value-type="string">
            <text:p text:style-name="P113"/>
          </table:table-cell>
        </table:table-row>
      </table:table>
      <table:table table:name="Tabel53" table:style-name="Tabel53">
        <table:table-column table:style-name="Tabel53.A"/>
        <table:table-column table:style-name="Tabel53.B"/>
        <table:table-row>
          <table:table-cell table:style-name="Tabel53.A1" office:value-type="string">
            <text:p text:style-name="P122">Leven als christenen</text:p>
          </table:table-cell>
          <table:table-cell table:style-name="Tabel53.A1" office:value-type="string">
            <text:p text:style-name="P72"/>
          </table:table-cell>
        </table:table-row>
      </table:table>
      <table:table table:name="Tabel54" table:style-name="Tabel54">
        <table:table-column table:style-name="Tabel54.A"/>
        <table:table-row>
          <table:table-cell table:style-name="Tabel54.A1" office:value-type="string">
            <text:p text:style-name="P67"/>
          </table:table-cell>
        </table:table-row>
      </table:table>
      <table:table table:name="Tabel55" table:style-name="Tabel55">
        <table:table-column table:style-name="Tabel55.A"/>
        <table:table-column table:style-name="Tabel55.B"/>
        <table:table-row>
          <table:table-cell table:style-name="Tabel55.A1" office:value-type="string">
            <text:p text:style-name="P80"/>
          </table:table-cell>
          <table:table-cell table:style-name="Tabel55.A1" office:value-type="string">
            <text:p text:style-name="P105"/>
          </table:table-cell>
        </table:table-row>
      </table:table>
      <table:table table:name="Tabel56" table:style-name="Tabel56">
        <table:table-column table:style-name="Tabel56.A"/>
        <table:table-row>
          <table:table-cell table:style-name="Tabel56.A1" office:value-type="string">
            <text:p text:style-name="P67"/>
          </table:table-cell>
        </table:table-row>
      </table:table>
      <table:table table:name="Tabel57" table:style-name="Tabel57">
        <table:table-column table:style-name="Tabel57.A"/>
        <table:table-column table:style-name="Tabel57.B"/>
        <table:table-row>
          <table:table-cell table:style-name="Tabel57.A1" office:value-type="string">
            <text:p text:style-name="P80"/>
          </table:table-cell>
          <table:table-cell table:style-name="Tabel57.A1" office:value-type="string">
            <text:p text:style-name="P105"/>
          </table:table-cell>
        </table:table-row>
      </table:table>
      <table:table table:name="Tabel58" table:style-name="Tabel58">
        <table:table-column table:style-name="Tabel58.A"/>
        <table:table-row>
          <table:table-cell table:style-name="Tabel58.A1" office:value-type="string">
            <text:p text:style-name="P67"/>
          </table:table-cell>
        </table:table-row>
      </table:table>
      <table:table table:name="Tabel59" table:style-name="Tabel59">
        <table:table-column table:style-name="Tabel59.A"/>
        <table:table-column table:style-name="Tabel59.B"/>
        <table:table-row>
          <table:table-cell table:style-name="Tabel59.A1" office:value-type="string">
            <text:p text:style-name="P101"/>
          </table:table-cell>
          <table:table-cell table:style-name="Tabel59.A1" office:value-type="string">
            <text:p text:style-name="P108"/>
          </table:table-cell>
        </table:table-row>
      </table:table>
      <table:table table:name="Tabel60" table:style-name="Tabel60">
        <table:table-column table:style-name="Tabel60.A"/>
        <table:table-column table:style-name="Tabel60.B"/>
        <table:table-column table:style-name="Tabel60.C"/>
        <table:table-row>
          <table:table-cell table:style-name="Tabel60.A1" office:value-type="string">
            <text:p text:style-name="P80"/>
          </table:table-cell>
          <table:table-cell table:style-name="Tabel60.A1" office:value-type="string">
            <text:p text:style-name="P89">Lezer: </text:p>
          </table:table-cell>
          <table:table-cell table:style-name="Tabel60.A1" office:value-type="string">
            <text:p text:style-name="P80"/>
          </table:table-cell>
        </table:table-row>
      </table:table>
      <table:table table:name="Tabel61" table:style-name="Tabel61">
        <table:table-column table:style-name="Tabel61.A"/>
        <table:table-column table:style-name="Tabel61.B"/>
        <table:table-row>
          <table:table-cell table:style-name="Tabel61.A1" office:value-type="string">
            <text:p text:style-name="P101"/>
          </table:table-cell>
          <table:table-cell table:style-name="Tabel61.A1" office:value-type="string">
            <text:p text:style-name="P105"/>
          </table:table-cell>
        </table:table-row>
      </table:table>
      <table:table table:name="Tabel62" table:style-name="Tabel62">
        <table:table-column table:style-name="Tabel62.A"/>
        <table:table-column table:style-name="Tabel62.B"/>
        <table:table-column table:style-name="Tabel62.C"/>
        <table:table-row>
          <table:table-cell table:style-name="Tabel62.A1" office:value-type="string">
            <text:p text:style-name="P92">Gebed: </text:p>
          </table:table-cell>
          <table:table-cell table:style-name="Tabel62.A1" office:value-type="string">
            <text:p text:style-name="P80"/>
          </table:table-cell>
          <table:table-cell table:style-name="Tabel62.A1" office:value-type="string">
            <text:p text:style-name="P120"/>
          </table:table-cell>
        </table:table-row>
      </table:table>
      <table:table table:name="Tabel63" table:style-name="Tabel63">
        <table:table-column table:style-name="Tabel63.A"/>
        <table:table-column table:style-name="Tabel63.B"/>
        <table:table-row>
          <table:table-cell table:style-name="Tabel63.A1" office:value-type="string">
            <text:p text:style-name="P55"/>
          </table:table-cell>
          <table:table-cell table:style-name="Tabel63.B1" office:value-type="string">
            <text:p text:style-name="P58"/>
          </table:table-cell>
        </table:table-row>
      </table:table>
      <table:table table:name="Tabel64" table:style-name="Tabel64">
        <table:table-column table:style-name="Tabel64.A" table:number-columns-repeated="3"/>
        <table:table-column table:style-name="Tabel64.D"/>
        <table:table-row>
          <table:table-cell table:style-name="Tabel64.A1" office:value-type="string">
            <text:p text:style-name="P95">Loopmicro L/R: </text:p>
          </table:table-cell>
          <table:table-cell table:style-name="Tabel64.A1" office:value-type="string">
            <text:p text:style-name="P80"/>
          </table:table-cell>
          <table:table-cell table:style-name="Tabel64.A1" office:value-type="string">
            <text:p text:style-name="P101"><text:tab/>/<text:tab/></text:p>
          </table:table-cell>
          <table:table-cell table:style-name="Tabel64.A1" office:value-type="string">
            <text:p text:style-name="P80"/>
          </table:table-cell>
        </table:table-row>
      </table:table>
      <table:table table:name="Tabel65" table:style-name="Tabel65">
        <table:table-column table:style-name="Tabel65.A"/>
        <table:table-column table:style-name="Tabel65.B"/>
        <table:table-row>
          <table:table-cell table:style-name="Tabel65.A1" office:value-type="string">
            <text:p text:style-name="P95">Voorzitter: </text:p>
          </table:table-cell>
          <table:table-cell table:style-name="Tabel65.A1" office:value-type="string">
            <text:p text:style-name="P80"/>
          </table:table-cell>
        </table:table-row>
      </table:table>
      <table:table table:name="Tabel66" table:style-name="Tabel66">
        <table:table-column table:style-name="Tabel66.A"/>
        <table:table-column table:style-name="Tabel66.B"/>
        <table:table-row>
          <table:table-cell table:style-name="Tabel66.A1" office:value-type="string">
            <text:p text:style-name="P98"><text:span text:style-name="T11">Openbare lezing</text:span> met als thema: </text:p>
          </table:table-cell>
          <table:table-cell table:style-name="Tabel66.A1" office:value-type="string">
            <text:p text:style-name="P67"/>
          </table:table-cell>
        </table:table-row>
      </table:table>
      <table:table table:name="Tabel67" table:style-name="Tabel67">
        <table:table-column table:style-name="Tabel67.A"/>
        <table:table-column table:style-name="Tabel67.B"/>
        <table:table-column table:style-name="Tabel67.C"/>
        <table:table-column table:style-name="Tabel67.D"/>
        <table:table-row>
          <table:table-cell table:style-name="Tabel67.A1" office:value-type="string">
            <text:p text:style-name="P98">door </text:p>
          </table:table-cell>
          <table:table-cell table:style-name="Tabel67.A1" office:value-type="string">
            <text:p text:style-name="P80"/>
          </table:table-cell>
          <table:table-cell table:style-name="Tabel67.A1" office:value-type="string">
            <text:p text:style-name="P98">uit gemeente </text:p>
          </table:table-cell>
          <table:table-cell table:style-name="Tabel67.A1" office:value-type="string">
            <text:p text:style-name="P101"/>
          </table:table-cell>
        </table:table-row>
      </table:table>
      <table:table table:name="Tabel68" table:style-name="Tabel68">
        <table:table-column table:style-name="Tabel68.A"/>
        <table:table-row>
          <table:table-cell table:style-name="Tabel68.A1" office:value-type="string">
            <text:p text:style-name="P72"/>
          </table:table-cell>
        </table:table-row>
      </table:table>
      <table:table table:name="Tabel69" table:style-name="Tabel69">
        <table:table-column table:style-name="Tabel69.A"/>
        <table:table-column table:style-name="Tabel69.B"/>
        <table:table-row>
          <table:table-cell table:style-name="Tabel69.A1" office:value-type="string">
            <text:p text:style-name="P98"><text:span text:style-name="T12">De Wachttoren</text:span><text:span text:style-name="T11">-studie</text:span> met als thema: </text:p>
          </table:table-cell>
          <table:table-cell table:style-name="Tabel69.A1" office:value-type="string">
            <text:p text:style-name="P67"/>
          </table:table-cell>
        </table:table-row>
      </table:table>
      <table:table table:name="Tabel70" table:style-name="Tabel70">
        <table:table-column table:style-name="Tabel70.A"/>
        <table:table-column table:style-name="Tabel70.B"/>
        <table:table-column table:style-name="Tabel70.C"/>
        <table:table-row>
          <table:table-cell table:style-name="Tabel70.A1" office:value-type="string">
            <text:p text:style-name="P95">Lezer: </text:p>
          </table:table-cell>
          <table:table-cell table:style-name="Tabel70.A1" office:value-type="string">
            <text:p text:style-name="P80"/>
          </table:table-cell>
          <table:table-cell table:style-name="Tabel70.A1" office:value-type="string">
            <text:p text:style-name="P72"/>
          </table:table-cell>
        </table:table-row>
      </table:table>
      <text:p text:style-name="P133">Christelijke gemeente van <text:span text:style-name="T10">Jehovah's Getuigen</text:span> te <text:span text:style-name="T10">Duffel</text:span></text:p>
      <table:table table:name="Tabel71" table:style-name="Tabel71">
        <table:table-column table:style-name="Tabel71.A"/>
        <table:table-column table:style-name="Tabel71.B"/>
        <table:table-row>
          <table:table-cell table:style-name="Tabel71.A1" office:value-type="string">
            <text:p text:style-name="P9">Programmablad </text:p>
          </table:table-cell>
          <table:table-cell table:style-name="Tabel71.A1" office:value-type="string">
            <text:p text:style-name="P12"/>
          </table:table-cell>
        </table:table-row>
      </table:table>
      <table:table table:name="Tabel72" table:style-name="Tabel72">
        <table:table-column table:style-name="Tabel72.A"/>
        <table:table-row>
          <table:table-cell table:style-name="Tabel72.A1" office:value-type="string">
            <text:p text:style-name="P15"/>
          </table:table-cell>
        </table:table-row>
      </table:table>
      <table:table table:name="Tabel73" table:style-name="Tabel73">
        <table:table-column table:style-name="Tabel73.A"/>
        <table:table-column table:style-name="Tabel73.B"/>
        <table:table-column table:style-name="Tabel73.C"/>
        <table:table-column table:style-name="Tabel73.D"/>
        <table:table-row>
          <table:table-cell table:style-name="Tabel73.A1" office:value-type="string">
            <text:p text:style-name="P18">Geluid: </text:p>
          </table:table-cell>
          <table:table-cell table:style-name="Tabel73.A1" office:value-type="string">
            <text:p text:style-name="P27"/>
          </table:table-cell>
          <table:table-cell table:style-name="Tabel73.A1" office:value-type="string">
            <text:p text:style-name="P18">Podium: </text:p>
          </table:table-cell>
          <table:table-cell table:style-name="Tabel73.A1" office:value-type="string">
            <text:p text:style-name="P27"/>
          </table:table-cell>
        </table:table-row>
      </table:table>
      <table:table table:name="Tabel74" table:style-name="Tabel74">
        <table:table-column table:style-name="Tabel74.A"/>
        <table:table-column table:style-name="Tabel74.B"/>
        <table:table-column table:style-name="Tabel74.C"/>
        <table:table-row>
          <table:table-cell table:style-name="Tabel74.A1" office:value-type="string">
            <text:p text:style-name="P18">Reiniging: </text:p>
          </table:table-cell>
          <table:table-cell table:style-name="Tabel74.A1" office:value-type="string">
            <text:p text:style-name="P35"/>
          </table:table-cell>
          <table:table-cell table:style-name="Tabel74.A1" office:value-type="string">
            <text:p text:style-name="P37"/>
          </table:table-cell>
        </table:table-row>
      </table:table>
      <table:table table:name="Tabel75" table:style-name="Tabel75">
        <table:table-column table:style-name="Tabel75.A"/>
        <table:table-column table:style-name="Tabel75.B"/>
        <table:table-column table:style-name="Tabel75.C"/>
        <table:table-row>
          <table:table-cell table:style-name="Tabel75.A1" office:value-type="string">
            <text:p text:style-name="P49"/>
          </table:table-cell>
          <table:table-cell table:style-name="Tabel75.B1" office:value-type="string">
            <text:p text:style-name="P52"/>
          </table:table-cell>
          <table:table-cell table:style-name="Tabel75.C1" office:value-type="string">
            <text:p text:style-name="P61"/>
          </table:table-cell>
        </table:table-row>
      </table:table>
      <table:table table:name="Tabel76" table:style-name="Tabel76">
        <table:table-column table:style-name="Tabel76.A" table:number-columns-repeated="3"/>
        <table:table-column table:style-name="Tabel76.D"/>
        <table:table-row>
          <table:table-cell table:style-name="Tabel76.A1" office:value-type="string">
            <text:p text:style-name="P21">Loopmicro L/R: </text:p>
          </table:table-cell>
          <table:table-cell table:style-name="Tabel76.A1" office:value-type="string">
            <text:p text:style-name="P27"/>
          </table:table-cell>
          <table:table-cell table:style-name="Tabel76.A1" office:value-type="string">
            <text:p text:style-name="P35"><text:tab/>/<text:tab/></text:p>
          </table:table-cell>
          <table:table-cell table:style-name="Tabel76.A1" office:value-type="string">
            <text:p text:style-name="P27"/>
          </table:table-cell>
        </table:table-row>
      </table:table>
      <table:table table:name="Tabel77" table:style-name="Tabel77">
        <table:table-column table:style-name="Tabel77.A"/>
        <table:table-column table:style-name="Tabel77.B"/>
        <table:table-column table:style-name="Tabel77.C"/>
        <table:table-column table:style-name="Tabel77.D"/>
        <table:table-column table:style-name="Tabel77.E"/>
        <table:table-row>
          <table:table-cell table:style-name="Tabel77.A1" office:value-type="string">
            <text:p text:style-name="P24">Voorzitter: </text:p>
          </table:table-cell>
          <table:table-cell table:style-name="Tabel77.A1" office:value-type="string">
            <text:p text:style-name="P30"/>
          </table:table-cell>
          <table:table-cell table:style-name="Tabel77.A1" office:value-type="string">
            <text:p text:style-name="P24">Gebed: </text:p>
          </table:table-cell>
          <table:table-cell table:style-name="Tabel77.A1" office:value-type="string">
            <text:p text:style-name="P32"/>
          </table:table-cell>
          <table:table-cell table:style-name="Tabel77.A1" office:value-type="string">
            <text:p text:style-name="P46"/>
          </table:table-cell>
        </table:table-row>
      </table:table>
      <table:table table:name="Tabel78" table:style-name="Tabel78">
        <table:table-column table:style-name="Tabel78.A"/>
        <table:table-column table:style-name="Tabel78.B"/>
        <table:table-row>
          <table:table-cell table:style-name="Tabel78.A1" office:value-type="string">
            <text:p text:style-name="P41"/>
          </table:table-cell>
          <table:table-cell table:style-name="Tabel78.A1" office:value-type="string">
            <text:p text:style-name="P43"/>
          </table:table-cell>
        </table:table-row>
      </table:table>
      <text:p text:style-name="P127">Schatten uit Gods Woord</text:p>
      <table:table table:name="Tabel79" table:style-name="Tabel79">
        <table:table-column table:style-name="Tabel79.A"/>
        <table:table-row>
          <table:table-cell table:style-name="Tabel79.A1" office:value-type="string">
            <text:p text:style-name="P67"/>
          </table:table-cell>
        </table:table-row>
      </table:table>
      <table:table table:name="Tabel80" table:style-name="Tabel80">
        <table:table-column table:style-name="Tabel80.A"/>
        <table:table-column table:style-name="Tabel80.B"/>
        <table:table-row>
          <table:table-cell table:style-name="Tabel80.A1" office:value-type="string">
            <text:p text:style-name="P80"/>
          </table:table-cell>
          <table:table-cell table:style-name="Tabel80.A1" office:value-type="string">
            <text:p text:style-name="P105"/>
          </table:table-cell>
        </table:table-row>
      </table:table>
      <table:table table:name="Tabel81" table:style-name="Tabel81">
        <table:table-column table:style-name="Tabel81.A"/>
        <table:table-row>
          <table:table-cell table:style-name="Tabel81.A1" office:value-type="string">
            <text:p text:style-name="P67"/>
          </table:table-cell>
        </table:table-row>
      </table:table>
      <table:table table:name="Tabel82" table:style-name="Tabel82">
        <table:table-column table:style-name="Tabel82.A"/>
        <table:table-column table:style-name="Tabel82.B"/>
        <table:table-row>
          <table:table-cell table:style-name="Tabel82.A1" office:value-type="string">
            <text:p text:style-name="P80"/>
          </table:table-cell>
          <table:table-cell table:style-name="Tabel82.A1" office:value-type="string">
            <text:p text:style-name="P105"/>
          </table:table-cell>
        </table:table-row>
      </table:table>
      <table:table table:name="Tabel83" table:style-name="Tabel83">
        <table:table-column table:style-name="Tabel83.A"/>
        <table:table-column table:style-name="Tabel83.B"/>
        <table:table-row>
          <table:table-cell table:style-name="Tabel83.A1" office:value-type="string">
            <text:p text:style-name="P64"/>
          </table:table-cell>
          <table:table-cell table:style-name="Tabel83.A1" office:value-type="string">
            <text:p text:style-name="P101"/>
          </table:table-cell>
        </table:table-row>
      </table:table>
      <table:table table:name="Tabel84" table:style-name="Tabel84">
        <table:table-column table:style-name="Tabel84.A"/>
        <table:table-column table:style-name="Tabel84.B"/>
        <table:table-row>
          <table:table-cell table:style-name="Tabel84.A1" office:value-type="string">
            <text:p text:style-name="P80"/>
          </table:table-cell>
          <table:table-cell table:style-name="Tabel84.A1" office:value-type="string">
            <text:p text:style-name="P105"/>
          </table:table-cell>
        </table:table-row>
      </table:table>
      <text:p text:style-name="P127">Leg je toe op de velddienst</text:p>
      <table:table table:name="Tabel85" table:style-name="Tabel85">
        <table:table-column table:style-name="Tabel85.A"/>
        <table:table-column table:style-name="Tabel85.B"/>
        <table:table-column table:style-name="Tabel85.C"/>
        <table:table-column table:style-name="Tabel85.B"/>
        <table:table-column table:style-name="Tabel85.E"/>
        <table:table-row>
          <table:table-cell table:style-name="Tabel85.A1" office:value-type="string">
            <text:p text:style-name="P64"/>
          </table:table-cell>
          <table:table-cell table:style-name="Tabel85.A1" office:value-type="string">
            <text:p text:style-name="P77"/>
          </table:table-cell>
          <table:table-cell table:style-name="Tabel85.A1" office:value-type="string">
            <text:p text:style-name="P111"><text:s text:c="3"/>&amp; <text:s text:c="2"/></text:p>
          </table:table-cell>
          <table:table-cell table:style-name="Tabel85.A1" office:value-type="string">
            <text:p text:style-name="P75"/>
          </table:table-cell>
          <table:table-cell table:style-name="Tabel85.A1" office:value-type="string">
            <text:p text:style-name="P115"/>
          </table:table-cell>
        </table:table-row>
      </table:table>
      <table:table table:name="Tabel86" table:style-name="Tabel86">
        <table:table-column table:style-name="Tabel86.A"/>
        <table:table-column table:style-name="Tabel86.B"/>
        <table:table-column table:style-name="Tabel86.C"/>
        <table:table-column table:style-name="Tabel86.B"/>
        <table:table-column table:style-name="Tabel86.E"/>
        <table:table-row>
          <table:table-cell table:style-name="Tabel86.A1" office:value-type="string">
            <text:p text:style-name="P64"/>
          </table:table-cell>
          <table:table-cell table:style-name="Tabel86.A1" office:value-type="string">
            <text:p text:style-name="P77"/>
          </table:table-cell>
          <table:table-cell table:style-name="Tabel86.A1" office:value-type="string">
            <text:p text:style-name="P111"><text:s text:c="3"/>&amp; <text:s text:c="2"/></text:p>
          </table:table-cell>
          <table:table-cell table:style-name="Tabel86.A1" office:value-type="string">
            <text:p text:style-name="P75"/>
          </table:table-cell>
          <table:table-cell table:style-name="Tabel86.A1" office:value-type="string">
            <text:p text:style-name="P113"/>
          </table:table-cell>
        </table:table-row>
      </table:table>
      <table:table table:name="Tabel87" table:style-name="Tabel87">
        <table:table-column table:style-name="Tabel87.A"/>
        <table:table-column table:style-name="Tabel87.B"/>
        <table:table-column table:style-name="Tabel87.C"/>
        <table:table-column table:style-name="Tabel87.B"/>
        <table:table-column table:style-name="Tabel87.E"/>
        <table:table-row>
          <table:table-cell table:style-name="Tabel87.A1" office:value-type="string">
            <text:p text:style-name="P70"/>
          </table:table-cell>
          <table:table-cell table:style-name="Tabel87.A1" office:value-type="string">
            <text:p text:style-name="P85"/>
          </table:table-cell>
          <table:table-cell table:style-name="Tabel87.A1" office:value-type="string">
            <text:p text:style-name="P111"><text:s text:c="3"/>&amp; <text:s text:c="3"/></text:p>
          </table:table-cell>
          <table:table-cell table:style-name="Tabel87.A1" office:value-type="string">
            <text:p text:style-name="P86"/>
          </table:table-cell>
          <table:table-cell table:style-name="Tabel87.A1" office:value-type="string">
            <text:p text:style-name="P117"/>
          </table:table-cell>
        </table:table-row>
      </table:table>
      <table:table table:name="Tabel88" table:style-name="Tabel88">
        <table:table-column table:style-name="Tabel88.A"/>
        <table:table-column table:style-name="Tabel88.B"/>
        <table:table-row>
          <table:table-cell table:style-name="Tabel88.A1" office:value-type="string">
            <text:p text:style-name="P122">Leven als christenen</text:p>
          </table:table-cell>
          <table:table-cell table:style-name="Tabel88.A1" office:value-type="string">
            <text:p text:style-name="P72"/>
          </table:table-cell>
        </table:table-row>
      </table:table>
      <table:table table:name="Tabel89" table:style-name="Tabel89">
        <table:table-column table:style-name="Tabel89.A"/>
        <table:table-row>
          <table:table-cell table:style-name="Tabel89.A1" office:value-type="string">
            <text:p text:style-name="P67"/>
          </table:table-cell>
        </table:table-row>
      </table:table>
      <table:table table:name="Tabel90" table:style-name="Tabel90">
        <table:table-column table:style-name="Tabel90.A"/>
        <table:table-column table:style-name="Tabel90.B"/>
        <table:table-row>
          <table:table-cell table:style-name="Tabel90.A1" office:value-type="string">
            <text:p text:style-name="P80"/>
          </table:table-cell>
          <table:table-cell table:style-name="Tabel90.A1" office:value-type="string">
            <text:p text:style-name="P105"/>
          </table:table-cell>
        </table:table-row>
      </table:table>
      <table:table table:name="Tabel91" table:style-name="Tabel91">
        <table:table-column table:style-name="Tabel91.A"/>
        <table:table-row>
          <table:table-cell table:style-name="Tabel91.A1" office:value-type="string">
            <text:p text:style-name="P67"/>
          </table:table-cell>
        </table:table-row>
      </table:table>
      <table:table table:name="Tabel92" table:style-name="Tabel92">
        <table:table-column table:style-name="Tabel92.A"/>
        <table:table-column table:style-name="Tabel92.B"/>
        <table:table-row>
          <table:table-cell table:style-name="Tabel92.A1" office:value-type="string">
            <text:p text:style-name="P80"/>
          </table:table-cell>
          <table:table-cell table:style-name="Tabel92.A1" office:value-type="string">
            <text:p text:style-name="P105"/>
          </table:table-cell>
        </table:table-row>
      </table:table>
      <table:table table:name="Tabel93" table:style-name="Tabel93">
        <table:table-column table:style-name="Tabel93.A"/>
        <table:table-row>
          <table:table-cell table:style-name="Tabel93.A1" office:value-type="string">
            <text:p text:style-name="P67"/>
          </table:table-cell>
        </table:table-row>
      </table:table>
      <table:table table:name="Tabel94" table:style-name="Tabel94">
        <table:table-column table:style-name="Tabel94.A"/>
        <table:table-column table:style-name="Tabel94.B"/>
        <table:table-row>
          <table:table-cell table:style-name="Tabel94.A1" office:value-type="string">
            <text:p text:style-name="P101"/>
          </table:table-cell>
          <table:table-cell table:style-name="Tabel94.A1" office:value-type="string">
            <text:p text:style-name="P108"/>
          </table:table-cell>
        </table:table-row>
      </table:table>
      <table:table table:name="Tabel95" table:style-name="Tabel95">
        <table:table-column table:style-name="Tabel95.A"/>
        <table:table-column table:style-name="Tabel95.B"/>
        <table:table-column table:style-name="Tabel95.C"/>
        <table:table-row>
          <table:table-cell table:style-name="Tabel95.A1" office:value-type="string">
            <text:p text:style-name="P80"/>
          </table:table-cell>
          <table:table-cell table:style-name="Tabel95.A1" office:value-type="string">
            <text:p text:style-name="P89">Lezer: </text:p>
          </table:table-cell>
          <table:table-cell table:style-name="Tabel95.A1" office:value-type="string">
            <text:p text:style-name="P80"/>
          </table:table-cell>
        </table:table-row>
      </table:table>
      <table:table table:name="Tabel96" table:style-name="Tabel96">
        <table:table-column table:style-name="Tabel96.A"/>
        <table:table-column table:style-name="Tabel96.B"/>
        <table:table-row>
          <table:table-cell table:style-name="Tabel96.A1" office:value-type="string">
            <text:p text:style-name="P101"/>
          </table:table-cell>
          <table:table-cell table:style-name="Tabel96.A1" office:value-type="string">
            <text:p text:style-name="P105"/>
          </table:table-cell>
        </table:table-row>
      </table:table>
      <table:table table:name="Tabel97" table:style-name="Tabel97">
        <table:table-column table:style-name="Tabel97.A"/>
        <table:table-column table:style-name="Tabel97.B"/>
        <table:table-column table:style-name="Tabel97.C"/>
        <table:table-row>
          <table:table-cell table:style-name="Tabel97.A1" office:value-type="string">
            <text:p text:style-name="P92">Gebed: </text:p>
          </table:table-cell>
          <table:table-cell table:style-name="Tabel97.A1" office:value-type="string">
            <text:p text:style-name="P80"/>
          </table:table-cell>
          <table:table-cell table:style-name="Tabel97.A1" office:value-type="string">
            <text:p text:style-name="P120"/>
          </table:table-cell>
        </table:table-row>
      </table:table>
      <table:table table:name="Tabel98" table:style-name="Tabel98">
        <table:table-column table:style-name="Tabel98.A"/>
        <table:table-column table:style-name="Tabel98.B"/>
        <table:table-row>
          <table:table-cell table:style-name="Tabel98.A1" office:value-type="string">
            <text:p text:style-name="P55"/>
          </table:table-cell>
          <table:table-cell table:style-name="Tabel98.B1" office:value-type="string">
            <text:p text:style-name="P58"/>
          </table:table-cell>
        </table:table-row>
      </table:table>
      <table:table table:name="Tabel99" table:style-name="Tabel99">
        <table:table-column table:style-name="Tabel99.A" table:number-columns-repeated="3"/>
        <table:table-column table:style-name="Tabel99.D"/>
        <table:table-row>
          <table:table-cell table:style-name="Tabel99.A1" office:value-type="string">
            <text:p text:style-name="P95">Loopmicro L/R: </text:p>
          </table:table-cell>
          <table:table-cell table:style-name="Tabel99.A1" office:value-type="string">
            <text:p text:style-name="P80"/>
          </table:table-cell>
          <table:table-cell table:style-name="Tabel99.A1" office:value-type="string">
            <text:p text:style-name="P101"><text:tab/>/<text:tab/></text:p>
          </table:table-cell>
          <table:table-cell table:style-name="Tabel99.A1" office:value-type="string">
            <text:p text:style-name="P80"/>
          </table:table-cell>
        </table:table-row>
      </table:table>
      <table:table table:name="Tabel100" table:style-name="Tabel100">
        <table:table-column table:style-name="Tabel100.A"/>
        <table:table-column table:style-name="Tabel100.B"/>
        <table:table-row>
          <table:table-cell table:style-name="Tabel100.A1" office:value-type="string">
            <text:p text:style-name="P95">Voorzitter: </text:p>
          </table:table-cell>
          <table:table-cell table:style-name="Tabel100.A1" office:value-type="string">
            <text:p text:style-name="P80"/>
          </table:table-cell>
        </table:table-row>
      </table:table>
      <table:table table:name="Tabel101" table:style-name="Tabel101">
        <table:table-column table:style-name="Tabel101.A"/>
        <table:table-column table:style-name="Tabel101.B"/>
        <table:table-row>
          <table:table-cell table:style-name="Tabel101.A1" office:value-type="string">
            <text:p text:style-name="P98"><text:span text:style-name="T11">Openbare lezing</text:span> met als thema: </text:p>
          </table:table-cell>
          <table:table-cell table:style-name="Tabel101.A1" office:value-type="string">
            <text:p text:style-name="P67"/>
          </table:table-cell>
        </table:table-row>
      </table:table>
      <table:table table:name="Tabel102" table:style-name="Tabel102">
        <table:table-column table:style-name="Tabel102.A"/>
        <table:table-column table:style-name="Tabel102.B"/>
        <table:table-column table:style-name="Tabel102.C"/>
        <table:table-column table:style-name="Tabel102.D"/>
        <table:table-row>
          <table:table-cell table:style-name="Tabel102.A1" office:value-type="string">
            <text:p text:style-name="P98">door </text:p>
          </table:table-cell>
          <table:table-cell table:style-name="Tabel102.A1" office:value-type="string">
            <text:p text:style-name="P80"/>
          </table:table-cell>
          <table:table-cell table:style-name="Tabel102.A1" office:value-type="string">
            <text:p text:style-name="P98">uit gemeente </text:p>
          </table:table-cell>
          <table:table-cell table:style-name="Tabel102.A1" office:value-type="string">
            <text:p text:style-name="P101"/>
          </table:table-cell>
        </table:table-row>
      </table:table>
      <table:table table:name="Tabel103" table:style-name="Tabel103">
        <table:table-column table:style-name="Tabel103.A"/>
        <table:table-row>
          <table:table-cell table:style-name="Tabel103.A1" office:value-type="string">
            <text:p text:style-name="P72"/>
          </table:table-cell>
        </table:table-row>
      </table:table>
      <table:table table:name="Tabel104" table:style-name="Tabel104">
        <table:table-column table:style-name="Tabel104.A"/>
        <table:table-column table:style-name="Tabel104.B"/>
        <table:table-row>
          <table:table-cell table:style-name="Tabel104.A1" office:value-type="string">
            <text:p text:style-name="P98"><text:span text:style-name="T12">De Wachttoren</text:span><text:span text:style-name="T11">-studie</text:span> met als thema: </text:p>
          </table:table-cell>
          <table:table-cell table:style-name="Tabel104.A1" office:value-type="string">
            <text:p text:style-name="P67"/>
          </table:table-cell>
        </table:table-row>
      </table:table>
      <table:table table:name="Tabel105" table:style-name="Tabel105">
        <table:table-column table:style-name="Tabel105.A"/>
        <table:table-column table:style-name="Tabel105.B"/>
        <table:table-column table:style-name="Tabel105.C"/>
        <table:table-row>
          <table:table-cell table:style-name="Tabel105.A1" office:value-type="string">
            <text:p text:style-name="P95">Lezer: </text:p>
          </table:table-cell>
          <table:table-cell table:style-name="Tabel105.A1" office:value-type="string">
            <text:p text:style-name="P80"/>
          </table:table-cell>
          <table:table-cell table:style-name="Tabel105.A1" office:value-type="string">
            <text:p text:style-name="P72"/>
          </table:table-cell>
        </table:table-row>
      </table:table>
      <text:p text:style-name="P134">Christelijke gemeente van <text:span text:style-name="T10">Jehovah's Getuigen</text:span> te <text:span text:style-name="T10">Duffel</text:span></text:p>
      <table:table table:name="Tabel106" table:style-name="Tabel106">
        <table:table-column table:style-name="Tabel106.A"/>
        <table:table-column table:style-name="Tabel106.B"/>
        <table:table-row>
          <table:table-cell table:style-name="Tabel106.A1" office:value-type="string">
            <text:p text:style-name="P9">Programmablad </text:p>
          </table:table-cell>
          <table:table-cell table:style-name="Tabel106.A1" office:value-type="string">
            <text:p text:style-name="P12"/>
          </table:table-cell>
        </table:table-row>
      </table:table>
      <table:table table:name="Tabel107" table:style-name="Tabel107">
        <table:table-column table:style-name="Tabel107.A"/>
        <table:table-row>
          <table:table-cell table:style-name="Tabel107.A1" office:value-type="string">
            <text:p text:style-name="P15"/>
          </table:table-cell>
        </table:table-row>
      </table:table>
      <table:table table:name="Tabel108" table:style-name="Tabel108">
        <table:table-column table:style-name="Tabel108.A"/>
        <table:table-column table:style-name="Tabel108.B"/>
        <table:table-column table:style-name="Tabel108.C"/>
        <table:table-column table:style-name="Tabel108.D"/>
        <table:table-row>
          <table:table-cell table:style-name="Tabel108.A1" office:value-type="string">
            <text:p text:style-name="P18">Geluid: </text:p>
          </table:table-cell>
          <table:table-cell table:style-name="Tabel108.A1" office:value-type="string">
            <text:p text:style-name="P27"/>
          </table:table-cell>
          <table:table-cell table:style-name="Tabel108.A1" office:value-type="string">
            <text:p text:style-name="P18">Podium: </text:p>
          </table:table-cell>
          <table:table-cell table:style-name="Tabel108.A1" office:value-type="string">
            <text:p text:style-name="P27"/>
          </table:table-cell>
        </table:table-row>
      </table:table>
      <table:table table:name="Tabel109" table:style-name="Tabel109">
        <table:table-column table:style-name="Tabel109.A"/>
        <table:table-column table:style-name="Tabel109.B"/>
        <table:table-column table:style-name="Tabel109.C"/>
        <table:table-row>
          <table:table-cell table:style-name="Tabel109.A1" office:value-type="string">
            <text:p text:style-name="P18">Reiniging: </text:p>
          </table:table-cell>
          <table:table-cell table:style-name="Tabel109.A1" office:value-type="string">
            <text:p text:style-name="P35"/>
          </table:table-cell>
          <table:table-cell table:style-name="Tabel109.A1" office:value-type="string">
            <text:p text:style-name="P37"/>
          </table:table-cell>
        </table:table-row>
      </table:table>
      <table:table table:name="Tabel110" table:style-name="Tabel110">
        <table:table-column table:style-name="Tabel110.A"/>
        <table:table-column table:style-name="Tabel110.B"/>
        <table:table-column table:style-name="Tabel110.C"/>
        <table:table-row>
          <table:table-cell table:style-name="Tabel110.A1" office:value-type="string">
            <text:p text:style-name="P49"/>
          </table:table-cell>
          <table:table-cell table:style-name="Tabel110.B1" office:value-type="string">
            <text:p text:style-name="P52"/>
          </table:table-cell>
          <table:table-cell table:style-name="Tabel110.C1" office:value-type="string">
            <text:p text:style-name="P61"/>
          </table:table-cell>
        </table:table-row>
      </table:table>
      <table:table table:name="Tabel111" table:style-name="Tabel111">
        <table:table-column table:style-name="Tabel111.A" table:number-columns-repeated="3"/>
        <table:table-column table:style-name="Tabel111.D"/>
        <table:table-row>
          <table:table-cell table:style-name="Tabel111.A1" office:value-type="string">
            <text:p text:style-name="P21">Loopmicro L/R: </text:p>
          </table:table-cell>
          <table:table-cell table:style-name="Tabel111.A1" office:value-type="string">
            <text:p text:style-name="P27"/>
          </table:table-cell>
          <table:table-cell table:style-name="Tabel111.A1" office:value-type="string">
            <text:p text:style-name="P35"><text:tab/>/<text:tab/></text:p>
          </table:table-cell>
          <table:table-cell table:style-name="Tabel111.A1" office:value-type="string">
            <text:p text:style-name="P27"/>
          </table:table-cell>
        </table:table-row>
      </table:table>
      <table:table table:name="Tabel112" table:style-name="Tabel112">
        <table:table-column table:style-name="Tabel112.A"/>
        <table:table-column table:style-name="Tabel112.B"/>
        <table:table-column table:style-name="Tabel112.C"/>
        <table:table-column table:style-name="Tabel112.D"/>
        <table:table-column table:style-name="Tabel112.E"/>
        <table:table-row>
          <table:table-cell table:style-name="Tabel112.A1" office:value-type="string">
            <text:p text:style-name="P24">Voorzitter: </text:p>
          </table:table-cell>
          <table:table-cell table:style-name="Tabel112.A1" office:value-type="string">
            <text:p text:style-name="P30"/>
          </table:table-cell>
          <table:table-cell table:style-name="Tabel112.A1" office:value-type="string">
            <text:p text:style-name="P24">Gebed: </text:p>
          </table:table-cell>
          <table:table-cell table:style-name="Tabel112.A1" office:value-type="string">
            <text:p text:style-name="P32"/>
          </table:table-cell>
          <table:table-cell table:style-name="Tabel112.A1" office:value-type="string">
            <text:p text:style-name="P46"/>
          </table:table-cell>
        </table:table-row>
      </table:table>
      <table:table table:name="Tabel113" table:style-name="Tabel113">
        <table:table-column table:style-name="Tabel113.A"/>
        <table:table-column table:style-name="Tabel113.B"/>
        <table:table-row>
          <table:table-cell table:style-name="Tabel113.A1" office:value-type="string">
            <text:p text:style-name="P41"/>
          </table:table-cell>
          <table:table-cell table:style-name="Tabel113.A1" office:value-type="string">
            <text:p text:style-name="P43"/>
          </table:table-cell>
        </table:table-row>
      </table:table>
      <text:p text:style-name="P127">Schatten uit Gods Woord</text:p>
      <table:table table:name="Tabel114" table:style-name="Tabel114">
        <table:table-column table:style-name="Tabel114.A"/>
        <table:table-row>
          <table:table-cell table:style-name="Tabel114.A1" office:value-type="string">
            <text:p text:style-name="P67"/>
          </table:table-cell>
        </table:table-row>
      </table:table>
      <table:table table:name="Tabel115" table:style-name="Tabel115">
        <table:table-column table:style-name="Tabel115.A"/>
        <table:table-column table:style-name="Tabel115.B"/>
        <table:table-row>
          <table:table-cell table:style-name="Tabel115.A1" office:value-type="string">
            <text:p text:style-name="P80"/>
          </table:table-cell>
          <table:table-cell table:style-name="Tabel115.A1" office:value-type="string">
            <text:p text:style-name="P105"/>
          </table:table-cell>
        </table:table-row>
      </table:table>
      <table:table table:name="Tabel116" table:style-name="Tabel116">
        <table:table-column table:style-name="Tabel116.A"/>
        <table:table-row>
          <table:table-cell table:style-name="Tabel116.A1" office:value-type="string">
            <text:p text:style-name="P67"/>
          </table:table-cell>
        </table:table-row>
      </table:table>
      <table:table table:name="Tabel117" table:style-name="Tabel117">
        <table:table-column table:style-name="Tabel117.A"/>
        <table:table-column table:style-name="Tabel117.B"/>
        <table:table-row>
          <table:table-cell table:style-name="Tabel117.A1" office:value-type="string">
            <text:p text:style-name="P80"/>
          </table:table-cell>
          <table:table-cell table:style-name="Tabel117.A1" office:value-type="string">
            <text:p text:style-name="P105"/>
          </table:table-cell>
        </table:table-row>
      </table:table>
      <table:table table:name="Tabel118" table:style-name="Tabel118">
        <table:table-column table:style-name="Tabel118.A"/>
        <table:table-column table:style-name="Tabel118.B"/>
        <table:table-row>
          <table:table-cell table:style-name="Tabel118.A1" office:value-type="string">
            <text:p text:style-name="P64"/>
          </table:table-cell>
          <table:table-cell table:style-name="Tabel118.A1" office:value-type="string">
            <text:p text:style-name="P101"/>
          </table:table-cell>
        </table:table-row>
      </table:table>
      <table:table table:name="Tabel119" table:style-name="Tabel119">
        <table:table-column table:style-name="Tabel119.A"/>
        <table:table-column table:style-name="Tabel119.B"/>
        <table:table-row>
          <table:table-cell table:style-name="Tabel119.A1" office:value-type="string">
            <text:p text:style-name="P80"/>
          </table:table-cell>
          <table:table-cell table:style-name="Tabel119.A1" office:value-type="string">
            <text:p text:style-name="P105"/>
          </table:table-cell>
        </table:table-row>
      </table:table>
      <text:p text:style-name="P127">Leg je toe op de velddienst</text:p>
      <table:table table:name="Tabel120" table:style-name="Tabel120">
        <table:table-column table:style-name="Tabel120.A"/>
        <table:table-column table:style-name="Tabel120.B"/>
        <table:table-column table:style-name="Tabel120.C"/>
        <table:table-column table:style-name="Tabel120.B"/>
        <table:table-column table:style-name="Tabel120.E"/>
        <table:table-row>
          <table:table-cell table:style-name="Tabel120.A1" office:value-type="string">
            <text:p text:style-name="P64"/>
          </table:table-cell>
          <table:table-cell table:style-name="Tabel120.A1" office:value-type="string">
            <text:p text:style-name="P77"/>
          </table:table-cell>
          <table:table-cell table:style-name="Tabel120.A1" office:value-type="string">
            <text:p text:style-name="P111"><text:s text:c="3"/>&amp; <text:s text:c="2"/></text:p>
          </table:table-cell>
          <table:table-cell table:style-name="Tabel120.A1" office:value-type="string">
            <text:p text:style-name="P75"/>
          </table:table-cell>
          <table:table-cell table:style-name="Tabel120.A1" office:value-type="string">
            <text:p text:style-name="P115"/>
          </table:table-cell>
        </table:table-row>
      </table:table>
      <table:table table:name="Tabel121" table:style-name="Tabel121">
        <table:table-column table:style-name="Tabel121.A"/>
        <table:table-column table:style-name="Tabel121.B"/>
        <table:table-column table:style-name="Tabel121.C"/>
        <table:table-column table:style-name="Tabel121.B"/>
        <table:table-column table:style-name="Tabel121.E"/>
        <table:table-row>
          <table:table-cell table:style-name="Tabel121.A1" office:value-type="string">
            <text:p text:style-name="P64"/>
          </table:table-cell>
          <table:table-cell table:style-name="Tabel121.A1" office:value-type="string">
            <text:p text:style-name="P77"/>
          </table:table-cell>
          <table:table-cell table:style-name="Tabel121.A1" office:value-type="string">
            <text:p text:style-name="P111"><text:s text:c="3"/>&amp; <text:s text:c="2"/></text:p>
          </table:table-cell>
          <table:table-cell table:style-name="Tabel121.A1" office:value-type="string">
            <text:p text:style-name="P75"/>
          </table:table-cell>
          <table:table-cell table:style-name="Tabel121.A1" office:value-type="string">
            <text:p text:style-name="P113"/>
          </table:table-cell>
        </table:table-row>
      </table:table>
      <table:table table:name="Tabel122" table:style-name="Tabel122">
        <table:table-column table:style-name="Tabel122.A"/>
        <table:table-column table:style-name="Tabel122.B"/>
        <table:table-column table:style-name="Tabel122.C"/>
        <table:table-column table:style-name="Tabel122.B"/>
        <table:table-column table:style-name="Tabel122.E"/>
        <table:table-row>
          <table:table-cell table:style-name="Tabel122.A1" office:value-type="string">
            <text:p text:style-name="P64"/>
          </table:table-cell>
          <table:table-cell table:style-name="Tabel122.A1" office:value-type="string">
            <text:p text:style-name="P77"/>
          </table:table-cell>
          <table:table-cell table:style-name="Tabel122.A1" office:value-type="string">
            <text:p text:style-name="P111"><text:s text:c="3"/>&amp; <text:s text:c="2"/></text:p>
          </table:table-cell>
          <table:table-cell table:style-name="Tabel122.A1" office:value-type="string">
            <text:p text:style-name="P75"/>
          </table:table-cell>
          <table:table-cell table:style-name="Tabel122.A1" office:value-type="string">
            <text:p text:style-name="P113"/>
          </table:table-cell>
        </table:table-row>
      </table:table>
      <table:table table:name="Tabel123" table:style-name="Tabel123">
        <table:table-column table:style-name="Tabel123.A"/>
        <table:table-column table:style-name="Tabel123.B"/>
        <table:table-row>
          <table:table-cell table:style-name="Tabel123.A1" office:value-type="string">
            <text:p text:style-name="P122">Leven als christenen</text:p>
          </table:table-cell>
          <table:table-cell table:style-name="Tabel123.A1" office:value-type="string">
            <text:p text:style-name="P72"/>
          </table:table-cell>
        </table:table-row>
      </table:table>
      <table:table table:name="Tabel124" table:style-name="Tabel124">
        <table:table-column table:style-name="Tabel124.A"/>
        <table:table-row>
          <table:table-cell table:style-name="Tabel124.A1" office:value-type="string">
            <text:p text:style-name="P67"/>
          </table:table-cell>
        </table:table-row>
      </table:table>
      <table:table table:name="Tabel125" table:style-name="Tabel125">
        <table:table-column table:style-name="Tabel125.A"/>
        <table:table-column table:style-name="Tabel125.B"/>
        <table:table-row>
          <table:table-cell table:style-name="Tabel125.A1" office:value-type="string">
            <text:p text:style-name="P80"/>
          </table:table-cell>
          <table:table-cell table:style-name="Tabel125.A1" office:value-type="string">
            <text:p text:style-name="P105"/>
          </table:table-cell>
        </table:table-row>
      </table:table>
      <table:table table:name="Tabel126" table:style-name="Tabel126">
        <table:table-column table:style-name="Tabel126.A"/>
        <table:table-row>
          <table:table-cell table:style-name="Tabel126.A1" office:value-type="string">
            <text:p text:style-name="P67"/>
          </table:table-cell>
        </table:table-row>
      </table:table>
      <table:table table:name="Tabel127" table:style-name="Tabel127">
        <table:table-column table:style-name="Tabel127.A"/>
        <table:table-column table:style-name="Tabel127.B"/>
        <table:table-row>
          <table:table-cell table:style-name="Tabel127.A1" office:value-type="string">
            <text:p text:style-name="P80"/>
          </table:table-cell>
          <table:table-cell table:style-name="Tabel127.A1" office:value-type="string">
            <text:p text:style-name="P105"/>
          </table:table-cell>
        </table:table-row>
      </table:table>
      <table:table table:name="Tabel128" table:style-name="Tabel128">
        <table:table-column table:style-name="Tabel128.A"/>
        <table:table-row>
          <table:table-cell table:style-name="Tabel128.A1" office:value-type="string">
            <text:p text:style-name="P67"/>
          </table:table-cell>
        </table:table-row>
      </table:table>
      <table:table table:name="Tabel129" table:style-name="Tabel129">
        <table:table-column table:style-name="Tabel129.A"/>
        <table:table-column table:style-name="Tabel129.B"/>
        <table:table-row>
          <table:table-cell table:style-name="Tabel129.A1" office:value-type="string">
            <text:p text:style-name="P101"/>
          </table:table-cell>
          <table:table-cell table:style-name="Tabel129.A1" office:value-type="string">
            <text:p text:style-name="P108"/>
          </table:table-cell>
        </table:table-row>
      </table:table>
      <table:table table:name="Tabel130" table:style-name="Tabel130">
        <table:table-column table:style-name="Tabel130.A"/>
        <table:table-column table:style-name="Tabel130.B"/>
        <table:table-column table:style-name="Tabel130.C"/>
        <table:table-row>
          <table:table-cell table:style-name="Tabel130.A1" office:value-type="string">
            <text:p text:style-name="P80"/>
          </table:table-cell>
          <table:table-cell table:style-name="Tabel130.A1" office:value-type="string">
            <text:p text:style-name="P89">Lezer: </text:p>
          </table:table-cell>
          <table:table-cell table:style-name="Tabel130.A1" office:value-type="string">
            <text:p text:style-name="P80"/>
          </table:table-cell>
        </table:table-row>
      </table:table>
      <table:table table:name="Tabel131" table:style-name="Tabel131">
        <table:table-column table:style-name="Tabel131.A"/>
        <table:table-column table:style-name="Tabel131.B"/>
        <table:table-row>
          <table:table-cell table:style-name="Tabel131.A1" office:value-type="string">
            <text:p text:style-name="P101"/>
          </table:table-cell>
          <table:table-cell table:style-name="Tabel131.A1" office:value-type="string">
            <text:p text:style-name="P105"/>
          </table:table-cell>
        </table:table-row>
      </table:table>
      <table:table table:name="Tabel132" table:style-name="Tabel132">
        <table:table-column table:style-name="Tabel132.A"/>
        <table:table-column table:style-name="Tabel132.B"/>
        <table:table-column table:style-name="Tabel132.C"/>
        <table:table-row>
          <table:table-cell table:style-name="Tabel132.A1" office:value-type="string">
            <text:p text:style-name="P92">Gebed: </text:p>
          </table:table-cell>
          <table:table-cell table:style-name="Tabel132.A1" office:value-type="string">
            <text:p text:style-name="P80"/>
          </table:table-cell>
          <table:table-cell table:style-name="Tabel132.A1" office:value-type="string">
            <text:p text:style-name="P120"/>
          </table:table-cell>
        </table:table-row>
      </table:table>
      <table:table table:name="Tabel133" table:style-name="Tabel133">
        <table:table-column table:style-name="Tabel133.A"/>
        <table:table-column table:style-name="Tabel133.B"/>
        <table:table-row>
          <table:table-cell table:style-name="Tabel133.A1" office:value-type="string">
            <text:p text:style-name="P55"/>
          </table:table-cell>
          <table:table-cell table:style-name="Tabel133.B1" office:value-type="string">
            <text:p text:style-name="P58"/>
          </table:table-cell>
        </table:table-row>
      </table:table>
      <table:table table:name="Tabel134" table:style-name="Tabel134">
        <table:table-column table:style-name="Tabel134.A" table:number-columns-repeated="3"/>
        <table:table-column table:style-name="Tabel134.D"/>
        <table:table-row>
          <table:table-cell table:style-name="Tabel134.A1" office:value-type="string">
            <text:p text:style-name="P95">Loopmicro L/R: </text:p>
          </table:table-cell>
          <table:table-cell table:style-name="Tabel134.A1" office:value-type="string">
            <text:p text:style-name="P80"/>
          </table:table-cell>
          <table:table-cell table:style-name="Tabel134.A1" office:value-type="string">
            <text:p text:style-name="P101"><text:tab/>/<text:tab/></text:p>
          </table:table-cell>
          <table:table-cell table:style-name="Tabel134.A1" office:value-type="string">
            <text:p text:style-name="P80"/>
          </table:table-cell>
        </table:table-row>
      </table:table>
      <table:table table:name="Tabel135" table:style-name="Tabel135">
        <table:table-column table:style-name="Tabel135.A"/>
        <table:table-column table:style-name="Tabel135.B"/>
        <table:table-row>
          <table:table-cell table:style-name="Tabel135.A1" office:value-type="string">
            <text:p text:style-name="P95">Voorzitter: </text:p>
          </table:table-cell>
          <table:table-cell table:style-name="Tabel135.A1" office:value-type="string">
            <text:p text:style-name="P80"/>
          </table:table-cell>
        </table:table-row>
      </table:table>
      <table:table table:name="Tabel136" table:style-name="Tabel136">
        <table:table-column table:style-name="Tabel136.A"/>
        <table:table-column table:style-name="Tabel136.B"/>
        <table:table-row>
          <table:table-cell table:style-name="Tabel136.A1" office:value-type="string">
            <text:p text:style-name="P98"><text:span text:style-name="T11">Openbare lezing</text:span> met als thema: </text:p>
          </table:table-cell>
          <table:table-cell table:style-name="Tabel136.A1" office:value-type="string">
            <text:p text:style-name="P67"/>
          </table:table-cell>
        </table:table-row>
      </table:table>
      <table:table table:name="Tabel137" table:style-name="Tabel137">
        <table:table-column table:style-name="Tabel137.A"/>
        <table:table-column table:style-name="Tabel137.B"/>
        <table:table-column table:style-name="Tabel137.C"/>
        <table:table-column table:style-name="Tabel137.D"/>
        <table:table-row>
          <table:table-cell table:style-name="Tabel137.A1" office:value-type="string">
            <text:p text:style-name="P98">door </text:p>
          </table:table-cell>
          <table:table-cell table:style-name="Tabel137.A1" office:value-type="string">
            <text:p text:style-name="P80"/>
          </table:table-cell>
          <table:table-cell table:style-name="Tabel137.A1" office:value-type="string">
            <text:p text:style-name="P98">uit gemeente </text:p>
          </table:table-cell>
          <table:table-cell table:style-name="Tabel137.A1" office:value-type="string">
            <text:p text:style-name="P101"/>
          </table:table-cell>
        </table:table-row>
      </table:table>
      <table:table table:name="Tabel138" table:style-name="Tabel138">
        <table:table-column table:style-name="Tabel138.A"/>
        <table:table-row>
          <table:table-cell table:style-name="Tabel138.A1" office:value-type="string">
            <text:p text:style-name="P72"/>
          </table:table-cell>
        </table:table-row>
      </table:table>
      <table:table table:name="Tabel139" table:style-name="Tabel139">
        <table:table-column table:style-name="Tabel139.A"/>
        <table:table-column table:style-name="Tabel139.B"/>
        <table:table-row>
          <table:table-cell table:style-name="Tabel139.A1" office:value-type="string">
            <text:p text:style-name="P98"><text:span text:style-name="T12">De Wachttoren</text:span><text:span text:style-name="T11">-studie</text:span> met als thema: </text:p>
          </table:table-cell>
          <table:table-cell table:style-name="Tabel139.A1" office:value-type="string">
            <text:p text:style-name="P67"/>
          </table:table-cell>
        </table:table-row>
      </table:table>
      <table:table table:name="Tabel140" table:style-name="Tabel140">
        <table:table-column table:style-name="Tabel140.A"/>
        <table:table-column table:style-name="Tabel140.B"/>
        <table:table-column table:style-name="Tabel140.C"/>
        <table:table-row>
          <table:table-cell table:style-name="Tabel140.A1" office:value-type="string">
            <text:p text:style-name="P95">Lezer: </text:p>
          </table:table-cell>
          <table:table-cell table:style-name="Tabel140.A1" office:value-type="string">
            <text:p text:style-name="P80"/>
          </table:table-cell>
          <table:table-cell table:style-name="Tabel140.A1" office:value-type="string">
            <text:p text:style-name="P72"/>
          </table:table-cell>
        </table:table-row>
      </table:table>
      <text:p text:style-name="P129"><text:soft-page-break/>Christelijke gemeente van <text:span text:style-name="T10">Jehovah's Getuigen</text:span> te <text:span text:style-name="T10">Duffel</text:span></text:p>
      <table:table table:name="Tabel141" table:style-name="Tabel141">
        <table:table-column table:style-name="Tabel141.A"/>
        <table:table-column table:style-name="Tabel141.B"/>
        <table:table-row>
          <table:table-cell table:style-name="Tabel141.A1" office:value-type="string">
            <text:p text:style-name="P10">Programmablad </text:p>
          </table:table-cell>
          <table:table-cell table:style-name="Tabel141.A1" office:value-type="string">
            <text:p text:style-name="P13"/>
          </table:table-cell>
        </table:table-row>
      </table:table>
      <table:table table:name="Tabel142" table:style-name="Tabel142">
        <table:table-column table:style-name="Tabel142.A"/>
        <table:table-row>
          <table:table-cell table:style-name="Tabel142.A1" office:value-type="string">
            <text:p text:style-name="P16"/>
          </table:table-cell>
        </table:table-row>
      </table:table>
      <table:table table:name="Tabel143" table:style-name="Tabel143">
        <table:table-column table:style-name="Tabel143.A"/>
        <table:table-column table:style-name="Tabel143.B"/>
        <table:table-column table:style-name="Tabel143.C"/>
        <table:table-column table:style-name="Tabel143.D"/>
        <table:table-row>
          <table:table-cell table:style-name="Tabel143.A1" office:value-type="string">
            <text:p text:style-name="P19">Geluid: </text:p>
          </table:table-cell>
          <table:table-cell table:style-name="Tabel143.A1" office:value-type="string">
            <text:p text:style-name="P28"/>
          </table:table-cell>
          <table:table-cell table:style-name="Tabel143.A1" office:value-type="string">
            <text:p text:style-name="P19">Podium: </text:p>
          </table:table-cell>
          <table:table-cell table:style-name="Tabel143.A1" office:value-type="string">
            <text:p text:style-name="P28"/>
          </table:table-cell>
        </table:table-row>
      </table:table>
      <table:table table:name="Tabel144" table:style-name="Tabel144">
        <table:table-column table:style-name="Tabel144.A"/>
        <table:table-column table:style-name="Tabel144.B"/>
        <table:table-column table:style-name="Tabel144.C"/>
        <table:table-row>
          <table:table-cell table:style-name="Tabel144.A1" office:value-type="string">
            <text:p text:style-name="P19">Reiniging: </text:p>
          </table:table-cell>
          <table:table-cell table:style-name="Tabel144.A1" office:value-type="string">
            <text:p text:style-name="P39"/>
          </table:table-cell>
          <table:table-cell table:style-name="Tabel144.A1" office:value-type="string">
            <text:p text:style-name="P38"/>
          </table:table-cell>
        </table:table-row>
      </table:table>
      <table:table table:name="Tabel145" table:style-name="Tabel145">
        <table:table-column table:style-name="Tabel145.A"/>
        <table:table-column table:style-name="Tabel145.B"/>
        <table:table-column table:style-name="Tabel145.C"/>
        <table:table-row>
          <table:table-cell table:style-name="Tabel145.A1" office:value-type="string">
            <text:p text:style-name="P50"/>
          </table:table-cell>
          <table:table-cell table:style-name="Tabel145.B1" office:value-type="string">
            <text:p text:style-name="P53"/>
          </table:table-cell>
          <table:table-cell table:style-name="Tabel145.C1" office:value-type="string">
            <text:p text:style-name="P62"/>
          </table:table-cell>
        </table:table-row>
      </table:table>
      <table:table table:name="Tabel146" table:style-name="Tabel146">
        <table:table-column table:style-name="Tabel146.A" table:number-columns-repeated="3"/>
        <table:table-column table:style-name="Tabel146.D"/>
        <table:table-row>
          <table:table-cell table:style-name="Tabel146.A1" office:value-type="string">
            <text:p text:style-name="P22">Loopmicro L/R: </text:p>
          </table:table-cell>
          <table:table-cell table:style-name="Tabel146.A1" office:value-type="string">
            <text:p text:style-name="P28"/>
          </table:table-cell>
          <table:table-cell table:style-name="Tabel146.A1" office:value-type="string">
            <text:p text:style-name="P39"><text:tab/>/<text:tab/></text:p>
          </table:table-cell>
          <table:table-cell table:style-name="Tabel146.A1" office:value-type="string">
            <text:p text:style-name="P28"/>
          </table:table-cell>
        </table:table-row>
      </table:table>
      <table:table table:name="Tabel147" table:style-name="Tabel147">
        <table:table-column table:style-name="Tabel147.A"/>
        <table:table-column table:style-name="Tabel147.B"/>
        <table:table-column table:style-name="Tabel147.C"/>
        <table:table-column table:style-name="Tabel147.D"/>
        <table:table-column table:style-name="Tabel147.E"/>
        <table:table-row>
          <table:table-cell table:style-name="Tabel147.A1" office:value-type="string">
            <text:p text:style-name="P25">Voorzitter: </text:p>
          </table:table-cell>
          <table:table-cell table:style-name="Tabel147.A1" office:value-type="string">
            <text:p text:style-name="P31"/>
          </table:table-cell>
          <table:table-cell table:style-name="Tabel147.A1" office:value-type="string">
            <text:p text:style-name="P25">Gebed: </text:p>
          </table:table-cell>
          <table:table-cell table:style-name="Tabel147.A1" office:value-type="string">
            <text:p text:style-name="P33"/>
          </table:table-cell>
          <table:table-cell table:style-name="Tabel147.A1" office:value-type="string">
            <text:p text:style-name="P47"/>
          </table:table-cell>
        </table:table-row>
      </table:table>
      <table:table table:name="Tabel148" table:style-name="Tabel148">
        <table:table-column table:style-name="Tabel148.A"/>
        <table:table-column table:style-name="Tabel148.B"/>
        <table:table-row>
          <table:table-cell table:style-name="Tabel148.A1" office:value-type="string">
            <text:p text:style-name="P45"/>
          </table:table-cell>
          <table:table-cell table:style-name="Tabel148.A1" office:value-type="string">
            <text:p text:style-name="P44"/>
          </table:table-cell>
        </table:table-row>
      </table:table>
      <text:p text:style-name="P128">Schatten uit Gods Woord</text:p>
      <table:table table:name="Tabel149" table:style-name="Tabel149">
        <table:table-column table:style-name="Tabel149.A"/>
        <table:table-row>
          <table:table-cell table:style-name="Tabel149.A1" office:value-type="string">
            <text:p text:style-name="P74"/>
          </table:table-cell>
        </table:table-row>
      </table:table>
      <table:table table:name="Tabel150" table:style-name="Tabel150">
        <table:table-column table:style-name="Tabel150.A"/>
        <table:table-column table:style-name="Tabel150.B"/>
        <table:table-row>
          <table:table-cell table:style-name="Tabel150.A1" office:value-type="string">
            <text:p text:style-name="P87"/>
          </table:table-cell>
          <table:table-cell table:style-name="Tabel150.A1" office:value-type="string">
            <text:p text:style-name="P106"/>
          </table:table-cell>
        </table:table-row>
      </table:table>
      <table:table table:name="Tabel151" table:style-name="Tabel151">
        <table:table-column table:style-name="Tabel151.A"/>
        <table:table-row>
          <table:table-cell table:style-name="Tabel151.A1" office:value-type="string">
            <text:p text:style-name="P74"/>
          </table:table-cell>
        </table:table-row>
      </table:table>
      <table:table table:name="Tabel152" table:style-name="Tabel152">
        <table:table-column table:style-name="Tabel152.A"/>
        <table:table-column table:style-name="Tabel152.B"/>
        <table:table-row>
          <table:table-cell table:style-name="Tabel152.A1" office:value-type="string">
            <text:p text:style-name="P87"/>
          </table:table-cell>
          <table:table-cell table:style-name="Tabel152.A1" office:value-type="string">
            <text:p text:style-name="P106"/>
          </table:table-cell>
        </table:table-row>
      </table:table>
      <table:table table:name="Tabel153" table:style-name="Tabel153">
        <table:table-column table:style-name="Tabel153.A"/>
        <table:table-column table:style-name="Tabel153.B"/>
        <table:table-row>
          <table:table-cell table:style-name="Tabel153.A1" office:value-type="string">
            <text:p text:style-name="P65"/>
          </table:table-cell>
          <table:table-cell table:style-name="Tabel153.A1" office:value-type="string">
            <text:p text:style-name="P110"/>
          </table:table-cell>
        </table:table-row>
      </table:table>
      <table:table table:name="Tabel154" table:style-name="Tabel154">
        <table:table-column table:style-name="Tabel154.A"/>
        <table:table-column table:style-name="Tabel154.B"/>
        <table:table-row>
          <table:table-cell table:style-name="Tabel154.A1" office:value-type="string">
            <text:p text:style-name="P87"/>
          </table:table-cell>
          <table:table-cell table:style-name="Tabel154.A1" office:value-type="string">
            <text:p text:style-name="P106"/>
          </table:table-cell>
        </table:table-row>
      </table:table>
      <text:p text:style-name="P128">Leg je toe op de velddienst</text:p>
      <table:table table:name="Tabel155" table:style-name="Tabel155">
        <table:table-column table:style-name="Tabel155.A"/>
        <table:table-column table:style-name="Tabel155.B"/>
        <table:table-column table:style-name="Tabel155.C"/>
        <table:table-column table:style-name="Tabel155.B"/>
        <table:table-column table:style-name="Tabel155.E"/>
        <table:table-row>
          <table:table-cell table:style-name="Tabel155.A1" office:value-type="string">
            <text:p text:style-name="P65"/>
          </table:table-cell>
          <table:table-cell table:style-name="Tabel155.A1" office:value-type="string">
            <text:p text:style-name="P78"/>
          </table:table-cell>
          <table:table-cell table:style-name="Tabel155.A1" office:value-type="string">
            <text:p text:style-name="P112"><text:s text:c="3"/>&amp; <text:s text:c="2"/></text:p>
          </table:table-cell>
          <table:table-cell table:style-name="Tabel155.A1" office:value-type="string">
            <text:p text:style-name="P76"/>
          </table:table-cell>
          <table:table-cell table:style-name="Tabel155.A1" office:value-type="string">
            <text:p text:style-name="P116"/>
          </table:table-cell>
        </table:table-row>
      </table:table>
      <table:table table:name="Tabel156" table:style-name="Tabel156">
        <table:table-column table:style-name="Tabel156.A"/>
        <table:table-column table:style-name="Tabel156.B"/>
        <table:table-column table:style-name="Tabel156.C"/>
        <table:table-column table:style-name="Tabel156.B"/>
        <table:table-column table:style-name="Tabel156.E"/>
        <table:table-row>
          <table:table-cell table:style-name="Tabel156.A1" office:value-type="string">
            <text:p text:style-name="P65"/>
          </table:table-cell>
          <table:table-cell table:style-name="Tabel156.A1" office:value-type="string">
            <text:p text:style-name="P78"/>
          </table:table-cell>
          <table:table-cell table:style-name="Tabel156.A1" office:value-type="string">
            <text:p text:style-name="P112"><text:s text:c="3"/>&amp; <text:s text:c="2"/></text:p>
          </table:table-cell>
          <table:table-cell table:style-name="Tabel156.A1" office:value-type="string">
            <text:p text:style-name="P76"/>
          </table:table-cell>
          <table:table-cell table:style-name="Tabel156.A1" office:value-type="string">
            <text:p text:style-name="P114"/>
          </table:table-cell>
        </table:table-row>
      </table:table>
      <table:table table:name="Tabel157" table:style-name="Tabel157">
        <table:table-column table:style-name="Tabel157.A"/>
        <table:table-column table:style-name="Tabel157.B"/>
        <table:table-column table:style-name="Tabel157.C"/>
        <table:table-column table:style-name="Tabel157.B"/>
        <table:table-column table:style-name="Tabel157.E"/>
        <table:table-row>
          <table:table-cell table:style-name="Tabel157.A1" office:value-type="string">
            <text:p text:style-name="P65"/>
          </table:table-cell>
          <table:table-cell table:style-name="Tabel157.A1" office:value-type="string">
            <text:p text:style-name="P78"/>
          </table:table-cell>
          <table:table-cell table:style-name="Tabel157.A1" office:value-type="string">
            <text:p text:style-name="P112"><text:s text:c="3"/>&amp; <text:s text:c="2"/></text:p>
          </table:table-cell>
          <table:table-cell table:style-name="Tabel157.A1" office:value-type="string">
            <text:p text:style-name="P76"/>
          </table:table-cell>
          <table:table-cell table:style-name="Tabel157.A1" office:value-type="string">
            <text:p text:style-name="P114"/>
          </table:table-cell>
        </table:table-row>
      </table:table>
      <table:table table:name="Tabel158" table:style-name="Tabel158">
        <table:table-column table:style-name="Tabel158.A"/>
        <table:table-column table:style-name="Tabel158.B"/>
        <table:table-row>
          <table:table-cell table:style-name="Tabel158.A1" office:value-type="string">
            <text:p text:style-name="P123">Leven als christenen</text:p>
          </table:table-cell>
          <table:table-cell table:style-name="Tabel158.A1" office:value-type="string">
            <text:p text:style-name="P73"/>
          </table:table-cell>
        </table:table-row>
      </table:table>
      <table:table table:name="Tabel159" table:style-name="Tabel159">
        <table:table-column table:style-name="Tabel159.A"/>
        <table:table-row>
          <table:table-cell table:style-name="Tabel159.A1" office:value-type="string">
            <text:p text:style-name="P74"/>
          </table:table-cell>
        </table:table-row>
      </table:table>
      <table:table table:name="Tabel160" table:style-name="Tabel160">
        <table:table-column table:style-name="Tabel160.A"/>
        <table:table-column table:style-name="Tabel160.B"/>
        <table:table-row>
          <table:table-cell table:style-name="Tabel160.A1" office:value-type="string">
            <text:p text:style-name="P87"/>
          </table:table-cell>
          <table:table-cell table:style-name="Tabel160.A1" office:value-type="string">
            <text:p text:style-name="P106"/>
          </table:table-cell>
        </table:table-row>
      </table:table>
      <table:table table:name="Tabel161" table:style-name="Tabel161">
        <table:table-column table:style-name="Tabel161.A"/>
        <table:table-row>
          <table:table-cell table:style-name="Tabel161.A1" office:value-type="string">
            <text:p text:style-name="P74"/>
          </table:table-cell>
        </table:table-row>
      </table:table>
      <table:table table:name="Tabel162" table:style-name="Tabel162">
        <table:table-column table:style-name="Tabel162.A"/>
        <table:table-column table:style-name="Tabel162.B"/>
        <table:table-row>
          <table:table-cell table:style-name="Tabel162.A1" office:value-type="string">
            <text:p text:style-name="P87"/>
          </table:table-cell>
          <table:table-cell table:style-name="Tabel162.A1" office:value-type="string">
            <text:p text:style-name="P106"/>
          </table:table-cell>
        </table:table-row>
      </table:table>
      <table:table table:name="Tabel163" table:style-name="Tabel163">
        <table:table-column table:style-name="Tabel163.A"/>
        <table:table-row>
          <table:table-cell table:style-name="Tabel163.A1" office:value-type="string">
            <text:p text:style-name="P74"/>
          </table:table-cell>
        </table:table-row>
      </table:table>
      <table:table table:name="Tabel164" table:style-name="Tabel164">
        <table:table-column table:style-name="Tabel164.A"/>
        <table:table-column table:style-name="Tabel164.B"/>
        <table:table-row>
          <table:table-cell table:style-name="Tabel164.A1" office:value-type="string">
            <text:p text:style-name="P110"/>
          </table:table-cell>
          <table:table-cell table:style-name="Tabel164.A1" office:value-type="string">
            <text:p text:style-name="P109"/>
          </table:table-cell>
        </table:table-row>
      </table:table>
      <table:table table:name="Tabel165" table:style-name="Tabel165">
        <table:table-column table:style-name="Tabel165.A"/>
        <table:table-column table:style-name="Tabel165.B"/>
        <table:table-column table:style-name="Tabel165.C"/>
        <table:table-row>
          <table:table-cell table:style-name="Tabel165.A1" office:value-type="string">
            <text:p text:style-name="P87"/>
          </table:table-cell>
          <table:table-cell table:style-name="Tabel165.A1" office:value-type="string">
            <text:p text:style-name="P90">Lezer: </text:p>
          </table:table-cell>
          <table:table-cell table:style-name="Tabel165.A1" office:value-type="string">
            <text:p text:style-name="P87"/>
          </table:table-cell>
        </table:table-row>
      </table:table>
      <table:table table:name="Tabel166" table:style-name="Tabel166">
        <table:table-column table:style-name="Tabel166.A"/>
        <table:table-column table:style-name="Tabel166.B"/>
        <table:table-row>
          <table:table-cell table:style-name="Tabel166.A1" office:value-type="string">
            <text:p text:style-name="P110"/>
          </table:table-cell>
          <table:table-cell table:style-name="Tabel166.A1" office:value-type="string">
            <text:p text:style-name="P106"/>
          </table:table-cell>
        </table:table-row>
      </table:table>
      <table:table table:name="Tabel167" table:style-name="Tabel167">
        <table:table-column table:style-name="Tabel167.A"/>
        <table:table-column table:style-name="Tabel167.B"/>
        <table:table-column table:style-name="Tabel167.C"/>
        <table:table-row>
          <table:table-cell table:style-name="Tabel167.A1" office:value-type="string">
            <text:p text:style-name="P93">Gebed: </text:p>
          </table:table-cell>
          <table:table-cell table:style-name="Tabel167.A1" office:value-type="string">
            <text:p text:style-name="P87"/>
          </table:table-cell>
          <table:table-cell table:style-name="Tabel167.A1" office:value-type="string">
            <text:p text:style-name="P121"/>
          </table:table-cell>
        </table:table-row>
      </table:table>
      <table:table table:name="Tabel168" table:style-name="Tabel168">
        <table:table-column table:style-name="Tabel168.A"/>
        <table:table-column table:style-name="Tabel168.B"/>
        <table:table-row>
          <table:table-cell table:style-name="Tabel168.A1" office:value-type="string">
            <text:p text:style-name="P56"/>
          </table:table-cell>
          <table:table-cell table:style-name="Tabel168.B1" office:value-type="string">
            <text:p text:style-name="P59"/>
          </table:table-cell>
        </table:table-row>
      </table:table>
      <table:table table:name="Tabel169" table:style-name="Tabel169">
        <table:table-column table:style-name="Tabel169.A" table:number-columns-repeated="3"/>
        <table:table-column table:style-name="Tabel169.D"/>
        <table:table-row>
          <table:table-cell table:style-name="Tabel169.A1" office:value-type="string">
            <text:p text:style-name="P96">Loopmicro L/R: </text:p>
          </table:table-cell>
          <table:table-cell table:style-name="Tabel169.A1" office:value-type="string">
            <text:p text:style-name="P87"/>
          </table:table-cell>
          <table:table-cell table:style-name="Tabel169.A1" office:value-type="string">
            <text:p text:style-name="P110"><text:tab/>/<text:tab/></text:p>
          </table:table-cell>
          <table:table-cell table:style-name="Tabel169.A1" office:value-type="string">
            <text:p text:style-name="P87"/>
          </table:table-cell>
        </table:table-row>
      </table:table>
      <table:table table:name="Tabel170" table:style-name="Tabel170">
        <table:table-column table:style-name="Tabel170.A"/>
        <table:table-column table:style-name="Tabel170.B"/>
        <table:table-row>
          <table:table-cell table:style-name="Tabel170.A1" office:value-type="string">
            <text:p text:style-name="P96">Voorzitter: </text:p>
          </table:table-cell>
          <table:table-cell table:style-name="Tabel170.A1" office:value-type="string">
            <text:p text:style-name="P87"/>
          </table:table-cell>
        </table:table-row>
      </table:table>
      <table:table table:name="Tabel171" table:style-name="Tabel171">
        <table:table-column table:style-name="Tabel171.A"/>
        <table:table-column table:style-name="Tabel171.B"/>
        <table:table-row>
          <table:table-cell table:style-name="Tabel171.A1" office:value-type="string">
            <text:p text:style-name="P99"><text:span text:style-name="T11">Openbare lezing</text:span> met als thema: </text:p>
          </table:table-cell>
          <table:table-cell table:style-name="Tabel171.A1" office:value-type="string">
            <text:p text:style-name="P74"/>
          </table:table-cell>
        </table:table-row>
      </table:table>
      <table:table table:name="Tabel172" table:style-name="Tabel172">
        <table:table-column table:style-name="Tabel172.A"/>
        <table:table-column table:style-name="Tabel172.B"/>
        <table:table-column table:style-name="Tabel172.C"/>
        <table:table-column table:style-name="Tabel172.D"/>
        <table:table-row>
          <table:table-cell table:style-name="Tabel172.A1" office:value-type="string">
            <text:p text:style-name="P99">door </text:p>
          </table:table-cell>
          <table:table-cell table:style-name="Tabel172.A1" office:value-type="string">
            <text:p text:style-name="P87"/>
          </table:table-cell>
          <table:table-cell table:style-name="Tabel172.A1" office:value-type="string">
            <text:p text:style-name="P99">uit gemeente </text:p>
          </table:table-cell>
          <table:table-cell table:style-name="Tabel172.A1" office:value-type="string">
            <text:p text:style-name="P110"/>
          </table:table-cell>
        </table:table-row>
      </table:table>
      <table:table table:name="Tabel173" table:style-name="Tabel173">
        <table:table-column table:style-name="Tabel173.A"/>
        <table:table-row>
          <table:table-cell table:style-name="Tabel173.A1" office:value-type="string">
            <text:p text:style-name="P73"/>
          </table:table-cell>
        </table:table-row>
      </table:table>
      <table:table table:name="Tabel174" table:style-name="Tabel174">
        <table:table-column table:style-name="Tabel174.A"/>
        <table:table-column table:style-name="Tabel174.B"/>
        <table:table-row>
          <table:table-cell table:style-name="Tabel174.A1" office:value-type="string">
            <text:p text:style-name="P99"><text:span text:style-name="T12">De Wachttoren</text:span><text:span text:style-name="T11">-studie</text:span> met als thema: </text:p>
          </table:table-cell>
          <table:table-cell table:style-name="Tabel174.A1" office:value-type="string">
            <text:p text:style-name="P74"/>
          </table:table-cell>
        </table:table-row>
      </table:table>
      <table:table table:name="Tabel175" table:style-name="Tabel175">
        <table:table-column table:style-name="Tabel175.A"/>
        <table:table-column table:style-name="Tabel175.B"/>
        <table:table-column table:style-name="Tabel175.C"/>
        <table:table-row>
          <table:table-cell table:style-name="Tabel175.A1" office:value-type="string">
            <text:p text:style-name="P96">Lezer: </text:p>
          </table:table-cell>
          <table:table-cell table:style-name="Tabel175.A1" office:value-type="string">
            <text:p text:style-name="P87"/>
          </table:table-cell>
          <table:table-cell table:style-name="Tabel175.A1" office:value-type="string">
            <text:p text:style-name="P73"/>
          </table:table-cell>
        </table:table-row>
      </table:table>
      <text:p text:style-name="P125"><text:bookmark-end text:name="__DdeLink__1154_2795093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>
        <style:tab-stops/>
      </style:paragraph-properties>
      <style:text-properties style:font-name="Calibri" fo:font-family="Calibri" style:font-style-name="Standaard" style:font-family-generic="swiss" style:font-pitch="variable" fo:font-size="10pt" fo:background-color="transparen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8.951cm" style:type="center"/>
          <style:tab-stop style:position="57.9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8.951cm" style:type="center"/>
          <style:tab-stop style:position="57.9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8.951cm" style:type="center"/>
          <style:tab-stop style:position="57.90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8.951cm" style:type="center"/>
          <style:tab-stop style:position="57.9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8.951cm" style:type="center"/>
          <style:tab-stop style:position="57.9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1483f5" style:font-size-asian="10pt" style:font-size-complex="10pt"/>
    </style:style>
    <style:style style:name="MP2" style:family="paragraph" style:parent-style-name="Footer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62ae9b" style:font-size-asian="10pt" style:font-size-complex="10pt"/>
    </style:style>
    <style:style style:name="MP3" style:family="paragraph" style:parent-style-name="Footer">
      <style:paragraph-properties>
        <style:tab-stops>
          <style:tab-stop style:position="13.351cm" style:type="right"/>
        </style:tab-stops>
      </style:paragraph-properties>
      <style:text-properties style:font-name="Cambria" fo:font-size="10pt" fo:font-style="normal" officeooo:paragraph-rsid="0063db1f" style:font-size-asian="10pt" style:font-style-asian="normal" style:font-size-complex="10pt" style:font-style-complex="normal"/>
    </style:style>
    <style:style style:name="MP4" style:family="paragraph" style:parent-style-name="Footer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63db1f" style:font-size-asian="10pt" style:font-size-complex="10pt"/>
    </style:style>
    <style:style style:name="MP5" style:family="paragraph" style:parent-style-name="Footer">
      <style:paragraph-properties>
        <style:tab-stops>
          <style:tab-stop style:position="13.351cm" style:type="right"/>
        </style:tab-stops>
      </style:paragraph-properties>
      <style:text-properties style:font-name="Cambria" fo:font-size="10pt" officeooo:paragraph-rsid="00642a3e" style:font-size-asian="10pt" style:font-size-complex="10pt"/>
    </style:style>
    <style:style style:name="MP6" style:family="paragraph" style:parent-style-name="Standard">
      <style:paragraph-properties>
        <style:tab-stops>
          <style:tab-stop style:position="14.85cm"/>
          <style:tab-stop style:position="28.7cm" style:type="right"/>
        </style:tab-stops>
      </style:paragraph-properties>
      <style:text-properties style:font-name="Cambria" fo:font-size="10pt" officeooo:paragraph-rsid="00642a3e" style:font-size-asian="10pt" style:font-size-complex="10pt"/>
    </style:style>
    <style:style style:name="MP7" style:family="paragraph" style:parent-style-name="Footer">
      <style:text-properties style:font-name="Cambria" fo:font-size="10pt" officeooo:rsid="00691c48" officeooo:paragraph-rsid="00691c48" style:font-size-asian="8.75pt" style:font-size-complex="10pt"/>
    </style:style>
    <style:style style:name="MP8" style:family="paragraph" style:parent-style-name="Footer">
      <style:text-properties officeooo:rsid="0074e6ba" officeooo:paragraph-rsid="0074e6ba"/>
    </style:style>
    <style:style style:name="MP9" style:family="paragraph" style:parent-style-name="Standard">
      <style:text-properties style:font-name="Cambria" fo:font-size="10pt" fo:font-style="italic" officeooo:rsid="00691c48" officeooo:paragraph-rsid="00757b65" style:font-size-asian="8.75pt" style:font-style-asian="italic" style:font-size-complex="10pt" style:font-style-complex="italic"/>
    </style:style>
    <style:style style:name="MT1" style:family="text">
      <style:text-properties fo:font-style="normal" officeooo:rsid="0062ae9b" style:font-style-asian="normal" style:font-style-complex="normal"/>
    </style:style>
    <style:style style:name="MT2" style:family="text">
      <style:text-properties fo:font-style="italic" officeooo:rsid="001483f5" style:font-style-asian="italic" style:font-style-complex="italic"/>
    </style:style>
    <style:style style:name="MT3" style:family="text">
      <style:text-properties officeooo:rsid="001483f5"/>
    </style:style>
    <style:style style:name="MT4" style:family="text">
      <style:text-properties style:text-underline-style="solid" style:text-underline-width="auto" style:text-underline-color="font-color"/>
    </style:style>
    <style:style style:name="MT5" style:family="text">
      <style:text-properties officeooo:rsid="00691c48"/>
    </style:style>
    <style:style style:name="MT6" style:family="text"/>
    <style:style style:name="MT7" style:family="text">
      <style:text-properties officeooo:rsid="003b1f65"/>
    </style:style>
    <style:style style:name="MT8" style:family="text">
      <style:text-properties fo:font-style="italic" style:font-style-asian="italic" style:font-style-complex="italic"/>
    </style:style>
    <style:style style:name="MT9" style:family="text">
      <style:text-properties fo:font-style="normal" style:font-style-asian="normal" style:font-style-complex="normal"/>
    </style:style>
    <style:style style:name="MT10" style:family="text">
      <style:text-properties fo:font-style="normal" officeooo:rsid="00757b65" style:font-style-asian="normal" style:font-style-complex="normal"/>
    </style:style>
    <style:page-layout style:name="Mpm1">
      <style:page-layout-properties fo:page-width="14.85cm" fo:page-height="21.001cm" style:num-format="1" style:print-orientation="portrait" fo:margin-top="0.75cm" fo:margin-bottom="0.75cm" fo:margin-left="0.75cm" fo:margin-right="0.75cm" style:writing-mode="lr-tb" style:footnote-max-height="0cm">
        <style:columns fo:column-count="1" fo:column-gap="0cm">
          <style:column-sep style:width="0.035cm" style:color="#000000" style:height="100%" style:style="dash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99cm" fo:margin-left="0cm" fo:margin-right="0cm" fo:margin-top="0cm" fo:border="0.06pt solid #000000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14.85cm" fo:page-height="21.001cm" style:num-format="1" style:print-orientation="portrait" fo:margin-top="0.75cm" fo:margin-bottom="0.75cm" fo:margin-left="0.75cm" fo:margin-right="0.75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99cm" fo:margin-left="0cm" fo:margin-right="0cm" fo:margin-top="0cm" fo:border="0.06pt solid #000000" fo:padding="0.049cm" style:shadow="none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59.4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59.4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59.4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59.4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59.4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59.401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.85cm" fo:page-height="21.001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99cm" fo:margin-left="0cm" fo:margin-right="0cm" fo:margin-top="0cm" fo:border="0.06pt solid #000000" fo:padding="0.049cm" style:shadow="none" fo:background-color="transparent" style:dynamic-spacing="false" draw:fill="none" draw:fill-color="#729fcf"/>
      </style:footer-style>
    </style:page-layout>
    <number:date-style style:name="N107">
      <number:month number:style="long"/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footer>
        <text:p text:style-name="MP1"><text:span text:style-name="MT1">Meer info in het </text:span><text:span text:style-name="MT2">Leven en dienen als christenen: werkboek voor vergaderingen</text:span></text:p>
      </style:footer>
      <style:footer-first>
        <text:p text:style-name="MP2"/>
      </style:footer-first>
      <style:footer-left>
        <text:p text:style-name="MP3"><text:span text:style-name="MT3">versie </text:span><text:span text:style-name="MT3"><text:time style:data-style-name="N107" text:time-value="2016-04-09T18:40:26.373000210">0409.1807</text:time></text:span><text:span text:style-name="MT3"><text:tab/>Vrijheidsstraat 18, 2570 Duffel; 015/32.34.15</text:span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4"><text:span text:style-name="MT4">Zilveren trompetten:</text:span> 01<text:span text:style-name="MT5">5</text:span>/69.98.73, <text:s/><text:a xlink:type="simple" xlink:href="http://jwduffelmortsel.dyndns.org:2080/homeconnect" text:style-name="Internet_20_link" text:visited-style-name="Visited_20_Internet_20_Link">jwduffelmortsel.dyndns.org:2080/homeconnect</text:a></text:p>
      </style:footer-first>
      <style:footer-left>
        <text:p text:style-name="Footer"/>
      </style:footer-left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weede_20_pagina" style:display-name="Tweede pagina" style:page-layout-name="Mpm10">
      <style:footer>
        <text:p text:style-name="Footer"/>
      </style:footer>
      <style:footer-first>
        <text:p text:style-name="MP5">versie <text:time style:data-style-name="N107" text:time-value="2016-04-09T18:40:26.396999903">0409.1835</text:time><text:tab/>Vrijheidsstraat 18, 2570 Duffel; 015/32.34.15</text:p>
      </style:footer-first>
      <style:footer-left>
        <text:p text:style-name="Footer"/>
      </style:footer-left>
    </style:master-page>
    <style:master-page style:name="Derde_20_pagina" style:display-name="Derde pagina" style:page-layout-name="Mpm10">
      <style:footer>
        <text:p text:style-name="MP6"><text:span text:style-name="MT7">Meer informatie in </text:span><text:bookmark-start text:name="__DdeLink__2560_134372603"/><text:span text:style-name="MT7">het </text:span><text:span text:style-name="MT2">Leven en dienen als christenen: werkboek voor vergaderingen</text:span><text:bookmark-end text:name="__DdeLink__2560_134372603"/></text:p>
      </style:footer>
      <style:footer-first>
        <text:p text:style-name="MP7">Meer informatie in het <text:span text:style-name="MT8">Leven en dienen als christenen: werkboek voor vergaderingen</text:span></text:p>
      </style:footer-first>
      <style:footer-left>
        <text:p text:style-name="Footer"/>
      </style:footer-left>
    </style:master-page>
    <style:master-page style:name="Vierde_20_en_20_Vijfde_20_pagina" style:display-name="Vierde en Vijfde pagina" style:page-layout-name="Mpm10">
      <style:footer>
        <text:p text:style-name="MP8"/>
      </style:footer>
      <style:footer-left>
        <text:p text:style-name="MP9">Leven en dienen als christenen: werkboek voor vergaderingen<text:span text:style-name="MT9"> </text:span><text:span text:style-name="MT10">(als </text:span><text:a xlink:type="simple" xlink:href="http://www.jw.org/apps/TRGCHlZRQVNYVrXF?issue=JJJJMM&amp;output=html&amp;pub=mwb&amp;fileformat=PDF&amp;alllangs=0&amp;langwritten=O&amp;txtCMSLang=O" office:name="pdflink" text:style-name="Internet_20_link" text:visited-style-name="Visited_20_Internet_20_Link"><text:span text:style-name="MT10">pdf</text:span></text:a><text:span text:style-name="MT10"> en als </text:span><text:a xlink:type="simple" xlink:href="http://www.jw.org/apps/TRGCHlZRQVNYVrXF?issue=JJJJMM&amp;output=html&amp;pub=mwb&amp;fileformat=EPUB&amp;alllangs=0&amp;langwritten=O&amp;txtCMSLang=O" office:name="epublink" text:style-name="Internet_20_link" text:visited-style-name="Visited_20_Internet_20_Link"><text:span text:style-name="MT10">epub</text:span></text:a><text:span text:style-name="MT10">)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22:12:31.382000000</meta:creation-date>
    <meta:editing-duration>PT9H6M18S</meta:editing-duration>
    <meta:editing-cycles>33</meta:editing-cycles>
    <meta:generator>LibreOffice/5.1.0.3$Windows_x86 LibreOffice_project/5e3e00a007d9b3b6efb6797a8b8e57b51ab1f737</meta:generator>
    <dc:date>2016-04-09T18:40:25.283000000</dc:date>
    <meta:document-statistic meta:table-count="176" meta:image-count="0" meta:object-count="0" meta:page-count="5" meta:paragraph-count="130" meta:word-count="325" meta:character-count="2303" meta:non-whitespace-character-count="1934"/>
  </office:meta>
</office:document-meta>
</file>

<file path=Basic/Standard/maak_aan.xml><?xml version="1.0" encoding="utf-8"?>
<!DOCTYPE module  PUBLIC '-//OpenOffice.org//DTD OfficeDocument 1.0//EN'  'module.dtd'>
<script:module xmlns:script="http://openoffice.org/2000/script" script:name="maak_aan" script:language="StarBasic">option explicit
private vergaderingsdelen(1 to 5,1 to 4), aantal_weken as integer
private toegekomen_schema as object


sub initialisatie

	dim componentenlijst, component as object
	
	componentenlijst = StarDesktop.getComponents().createEnumeration()
	do while componentenlijst.hasMoreElements()
		component = componentenlijst.nextElement()
		if component.SupportsService("com.sun.star.sheet.SpreadsheetDocument") then
			if component.sheets(0).getCellRangeByName("D1").string = "al toegewezen?" then
				toegekomen_schema = component
			end if
		end if
	loop

	dim i, j as integer

	for i=0 to 5
		if toegekomen_schema.sheets(i).getName = "LOG" then
			exit for
		end if
	next i
	aantal_weken = i

	for i=1 to aantal_weken
		for j = 6 to 75
			if toegekomen_schema.sheets(i-1).getCellRangeByName("A"+j).string = "SCHATTEN UIT GODS WOORD" then
				vergaderingsdelen(i,1) = j
			elseif toegekomen_schema.sheets(i-1).getCellRangeByName("A"+j).string = "LEG JE TOE OP DE VELDDIENST" then
				vergaderingsdelen(i,2) = j
			elseif toegekomen_schema.sheets(i-1).getCellRangeByName("A"+j).string = "LEVEN ALS CHRISTENEN" then
				vergaderingsdelen(i,3) = j
			elseif (toegekomen_schema.sheets(i-1).getCellRangeByName("A"+j).string = "ZONDAG ") OR (toegekomen_schema.sheets(i-1).getCellRangeByName("A"+j).string = "ZATERDAG ") then
				vergaderingsdelen(i,4) = j
			end if
		next j
	next i

	'maak nieuw 'locale' formaat
	dim olocale as new com.sun.star.lang.Locale
	dim formaten as object
	dim datumformaat as long
	dim formaat as string

	formaten = toegekomen_schema.getNumberFormats()
	
	formaat = "JJJJMMDD"
	datumformaat = formaten.queryKey(formaat, olocale, true)
	if datumformaat = -1 then
	   datumformaat = formaten.addNew(formaat, olocale)
	end if

	for i=3 to 75
		if toegekomen_schema.sheets(1).getCellRangeByName("C"+i).CellBackColor = 52428 then
			toegekomen_schema.sheets(1).getCellRangeByName("E"+i).formula = "=C"+i+"+0"
			toegekomen_schema.sheets(1).getCellRangeByName("E"+i).NumberFormat = datumformaat
			exit for
		end if
	next i

	call vul_alles_in()
	call optimalebreedtes()
	call zet_hyperlinks(Left(toegekomen_schema.sheets(1).getCellRangeByName("E"+i).string, 6))
	
	toegekomen_schema.sheets(1).getCellRangeByName("E"+i).string = ""

end sub


sub optimalebreedtes

	dim i, j as integer
	dim tabel as object
	
	for j=0 to aantal_weken-1
		tabel = ThisComponent.TextTables.getByName("Tabel"+(6+35*j))
		for i=0 to tabel.columns.count - 1
			ThisComponent.CurrentController.select(tabel.getCellByPosition(i,0))
			sel_setoptimalwidth()
		next i

		tabel = ThisComponent.TextTables.getByName("Tabel"+(29+35*j))
		for i=0 to tabel.columns.count - 1
			ThisComponent.CurrentController.select(tabel.getCellByPosition(i,0))
			sel_setoptimalwidth()
		next i
	next j

	optimalebreedtes_sub(1, 15)
end sub
sub optimalebreedtes_sub(j as integer, tabelnr as integer)	'om vreemde errors als "overloop" en _"niet toegestaan voor object"_

	dim i, verdeelpositie1, verdeelpositie4 as integer
	dim optimalekolomgrootte(2 to 3), pos_temp as long
	dim tabel as object
	dim tabelverdelers as variant

	tabel = ThisComponent.TextTables.getByName("Tabel"+(tabelnr+35*j))
	tabelverdelers = tabel.TableColumnSeparators
	verdeelpositie1 = tabelverdelers(0).position
	verdeelpositie4 = tabelverdelers(3).position
	for i=1 to tabel.columns.count - 2
		ThisComponent.CurrentController.select(tabel.getCellByPosition(i,0))
		sel_setoptimalwidth()
	next i
	optimalekolomgrootte(2) = tabel.width*(tabel.TableColumnSeparators(1).position - tabel.TableColumnSeparators(0).position)/1000	'/1000, want anders de error "overloop"
	optimalekolomgrootte(3) = tabel.width*(tabel.TableColumnSeparators(2).position - tabel.TableColumnSeparators(1).position)/1000
	tabel.width = 13351
'print "rel. som = "+tabel.TableColumnRelativeSum
'print "pos1 = "+verdeelpositie1
	tabelverdelers(0).position = verdeelpositie1
pos_temp = verdeelpositie1 + (optimalekolomgrootte(2)/13351)*1000
'print "pos2 = "+pos_temp
	tabelverdelers(1).position = pos_temp
pos_temp = verdeelpositie1 + (optimalekolomgrootte(2)/13351)*1000 + (optimalekolomgrootte(3)/13351)*1000
'print "pos3 = "+pos_temp
	tabelverdelers(2).position = pos_temp
'print "pos4 = "+verdeelpositie4
	tabelverdelers(3).position = verdeelpositie4
	tabel.TableColumnSeparators = tabelverdelers

	select case tabelnr
		case 15
			optimalebreedtes_sub(j, 16)
		case 16
			optimalebreedtes_sub(j, 17)
		case 17
			if j = 4 then
				exit sub
			else
				optimalebreedtes_sub(j+1, 15)
			end if
	end select

end sub


function sel_setoptimalwidth

	dim dispatcher as object
	dispatcher = createUnoService("com.sun.star.frame.DispatchHelper")
	dispatcher.executeDispatch(ThisComponent.CurrentController.Frame, ".uno:EntireColumn", "", 0, Array())
	dispatcher.executeDispatch(ThisComponent.CurrentController.Frame, ".uno:SetOptimalColumnWidth", "", 0, Array())

end function


sub zet_hyperlinks(datum as string)

	dim voettekstinhoud, inhoud, inhoud2, deel as object
	voettekstinhoud = ThisComponent.StyleFamilies.getByName("PageStyles").getByName("Vierde en Vijfde pagina").FooterTextLeft.Text.createEnumeration
	while voettekstinhoud.hasMoreElements
		inhoud = voettekstinhoud.nextElement
		inhoud2 = inhoud.createEnumeration
		while inhoud2.hasMoreElements
			deel = inhoud2.nextElement
			if deel.HyperLinkName = "pdflink" then
				deel.HyperLinkURL = "http://www.jw.org/apps/TRGCHlZRQVNYVrXF?issue="+datum+"&amp;output=html&amp;pub=mwb&amp;fileformat=PDF&amp;alllangs=0&amp;langwritten=O&amp;txtCMSLang=O"
			end if
			if deel.HyperLinkName = "epublink" then
				deel.HyperLinkURL = "http://www.jw.org/apps/TRGCHlZRQVNYVrXF?issue="+datum+"&amp;output=html&amp;pub=mwb&amp;fileformat=EPUB&amp;alllangs=0&amp;langwritten=O&amp;txtCMSLang=O"
			end if
		wend
	wend

end sub


sub vul_alles_in

	dim kolom, rij, subdelen3 as integer
	dim speciaal as string

	for kolom = 1 to aantal_weken
	speciaal = toegekomen_schema.sheets(kolom-1).getCellRangeByName("B2").string
	if (speciaal &lt;&gt; "KRING") AND (speciaal &lt;&gt; "CONGRES") then
		vul_in("Tabel"+(1+35*(kolom-1)), "B1", toegekomen_schema, kolom-1, "A1")										'maand
		vul_in("Tabel"+(2+35*(kolom-1)), "A1", toegekomen_schema, kolom-1, "A2")										'week
		vul_in("Tabel"+(3+35*(kolom-1)), "B1", toegekomen_schema, kolom-1, "B3")										'geluid
		vul_in("Tabel"+(3+35*(kolom-1)), "D1", toegekomen_schema, kolom-1, "B4")										'podium
		vul_in("Tabel"+(4+35*(kolom-1)), "B1", toegekomen_schema, kolom-1, "B5")										'reinigingsgroep
		vul_in("Tabel"+(4+35*(kolom-1)), "C1", toegekomen_schema, kolom-1, "C5")										'wat te reinigen

		vul_in("Tabel"+(5+35*(kolom-1)), "A1", toegekomen_schema, kolom-1, "A7")										'weekdag
		vul_in("Tabel"+(5+35*(kolom-1)), "B1", toegekomen_schema, kolom-1, "B7")										'weekdatum
		vul_in("Tabel"+(5+35*(kolom-1)), "C1", toegekomen_schema, kolom-1, "B"+vergaderingsdelen(kolom,1))				'Bijbelleesgedeelte
		vul_in("Tabel"+(6+35*(kolom-1)), "B1", toegekomen_schema, kolom-1, "B8")										'loopmicro L
		vul_in("Tabel"+(6+35*(kolom-1)), "D1", toegekomen_schema, kolom-1, "B9")										'loopmicro R
		vul_in("Tabel"+(7+35*(kolom-1)), "B1", toegekomen_schema, kolom-1, "B10")										'voorzitter ldv
		vul_in("Tabel"+(7+35*(kolom-1)), "D1", toegekomen_schema, kolom-1, "B12")										'openingsgebed
		vul_in("Tabel"+(7+35*(kolom-1)), "E1", toegekomen_schema, kolom-1, "A11")										'openingslied
		vul_in("Tabel"+(8+35*(kolom-1)), "A1", toegekomen_schema, kolom-1, "A13")										'inleiding
		vul_in("Tabel"+(8+35*(kolom-1)), "B1", toegekomen_schema, kolom-1, "B13")										'duur inleiding

		vul_in("Tabel"+(9+35*(kolom-1)), "A1", toegekomen_schema, kolom-1, "A"+(vergaderingsdelen(kolom,1)+1))			'eerste deel
		vul_in("Tabel"+(10+35*(kolom-1)), "A1", toegekomen_schema, kolom-1, "B"+(vergaderingsdelen(kolom,1)+2))		'toegewezene eerste deel
		vul_in("Tabel"+(10+35*(kolom-1)), "B1", toegekomen_schema, kolom-1, "B"+(vergaderingsdelen(kolom,1)+1))		'duur eerste deel
		vul_in("Tabel"+(11+35*(kolom-1)), "A1", toegekomen_schema, kolom-1, "A"+(vergaderingsdelen(kolom,1)+3))		'tweede deel
		vul_in("Tabel"+(12+35*(kolom-1)), "A1", toegekomen_schema, kolom-1, "B"+(vergaderingsdelen(kolom,1)+4))		'toegewezene tweede deel
		vul_in("Tabel"+(12+35*(kolom-1)), "B1", toegekomen_schema, kolom-1, "B"+(vergaderingsdelen(kolom,1)+3))		'duur tweede deel
		vul_in("Tabel"+(13+35*(kolom-1)), "A1", toegekomen_schema, kolom-1, "A"+(vergaderingsdelen(kolom,1)+5))		'"Bijbellezen"
'		vul_in("Tabel"+(13+35*(kolom-1)), "B1", toegekomen_schema, kolom-1, "B"+(vergaderingsdelen(kolom,1)+5))		'Bijbelvoorleesgedeelte
		vul_in("Tabel"+(14+35*(kolom-1)), "A1", toegekomen_schema, kolom-1, "B"+(vergaderingsdelen(kolom,1)+6))		'Bijbelvoorlezer
		vul_in("Tabel"+(14+35*(kolom-1)), "B1", toegekomen_schema, kolom-1, "C"+(vergaderingsdelen(kolom,1)+5))		'duur Bijbelvoorlezen

		if toegekomen_schema.sheets(kolom-1).getCellRangeByName("A"+(vergaderingsdelen(kolom,2)+1)).string &lt;&gt; "Eerste gesprek" then
			vul_in("Tabel15", "A1", toegekomen_schema, kolom-1, "A"+(vergaderingsdelen(kolom,2)+1))					'eerste deel
			vul_in("Tabel16", "A1", toegekomen_schema, kolom-1, "B"+(vergaderingsdelen(kolom,2)+2))					'toegewezene eerste deel
			vul_in("Tabel16", "B1", toegekomen_schema, kolom-1, "B"+(vergaderingsdelen(kolom,2)+1))					'duur eerste deel
			if toegekomen_schema.sheets(kolom-1).getCellRangeByName("A"+(vergaderingsdelen(kolom,2)+3)).string &lt;&gt; "" then
				vul_in("Tabel176", "A1", toegekomen_schema, kolom-1, "A"+(vergaderingsdelen(kolom,2)+3))				'tweede deel
				vul_in("Tabel17", "A1", toegekomen_schema, kolom-1, "B"+(vergaderingsdelen(kolom,2)+4))				'toegewezene tweede deel
				vul_in("Tabel17", "B1", toegekomen_schema, kolom-1, "B"+(vergaderingsdelen(kolom,2)+3))				'duur tweede deel
			else
				ThisComponent.TextTables.getByName("Tabel17").dispose
				ThisComponent.TextTables.getByName("Tabel176").dispose
			end if
		else
			vul_in("Tabel"+(15+35*(kolom-1)), "A1", toegekomen_schema, kolom-1, "A"+(vergaderingsdelen(kolom,2)+1))	'"Eerste bezoek"
			vul_in("Tabel"+(15+35*(kolom-1)), "B1", toegekomen_schema, kolom-1, "B"+(vergaderingsdelen(kolom,2)+2))	'verkondig(st)er
			vul_in("Tabel"+(15+35*(kolom-1)), "D1", toegekomen_schema, kolom-1, "B"+(vergaderingsdelen(kolom,2)+3))	'huisbewoon(st)er
			vul_in("Tabel"+(15+35*(kolom-1)), "E1", toegekomen_schema, kolom-1, "B"+(vergaderingsdelen(kolom,2)+1))	'duur eerste bezoek
			vul_in("Tabel"+(16+35*(kolom-1)), "A1", toegekomen_schema, kolom-1, "A"+(vergaderingsdelen(kolom,2)+5))	'"Nabezoek"
			vul_in("Tabel"+(16+35*(kolom-1)), "B1", toegekomen_schema, kolom-1, "B"+(vergaderingsdelen(kolom,2)+6))	'verkondig(st)er
			vul_in("Tabel"+(16+35*(kolom-1)), "D1", toegekomen_schema, kolom-1, "B"+(vergaderingsdelen(kolom,2)+7))	'huisbewoon(st)er
			vul_in("Tabel"+(16+35*(kolom-1)), "E1", toegekomen_schema, kolom-1, "B"+(vergaderingsdelen(kolom,2)+5))	'duur nabezoek
			vul_in("Tabel"+(17+35*(kolom-1)), "A1", toegekomen_schema, kolom-1, "A"+(vergaderingsdelen(kolom,2)+9))	'"Bijbelstudie"
			vul_in("Tabel"+(17+35*(kolom-1)), "B1", toegekomen_schema, kolom-1, "B"+(vergaderingsdelen(kolom,2)+10))	'verkondig(st)er
			vul_in("Tabel"+(17+35*(kolom-1)), "D1", toegekomen_schema, kolom-1, "B"+(vergaderingsdelen(kolom,2)+11))	'huisbewoon(st)er
			vul_in("Tabel"+(17+35*(kolom-1)), "E1", toegekomen_schema, kolom-1, "B"+(vergaderingsdelen(kolom,2)+9))	'duur Bijbelstudie
		end if

		vul_in("Tabel"+(18+35*(kolom-1)), "B1", toegekomen_schema, kolom-1, "B"+(vergaderingsdelen(kolom,3)))			'tussenlied
		vul_in("Tabel"+(19+35*(kolom-1)), "A1", toegekomen_schema, kolom-1, "A"+(vergaderingsdelen(kolom,3)+1))		'eerste deel
		vul_in("Tabel"+(20+35*(kolom-1)), "A1", toegekomen_schema, kolom-1, "B"+(vergaderingsdelen(kolom,3)+2))		'toegewezene eerste deel
		vul_in("Tabel"+(20+35*(kolom-1)), "B1", toegekomen_schema, kolom-1, "B"+(vergaderingsdelen(kolom,3)+1))		'duur eerste deel
		subdelen3 = 0
		for rij = vergaderingsdelen(kolom,3) to vergaderingsdelen(kolom,4)
			if toegekomen_schema.sheets(kolom-1).getCellRangeByName("A"+rij).string = "TOEGEWEZEN:" then
				subdelen3 = subdelen3 + 1
			end if
		next rij
'print "subdelen3="+subdelen3
		select case subdelen3
			case 2
'print "verwijderen van tabel..."
				ThisComponent.TextTables.getByName("Tabel"+(21+35*(kolom-1))).dispose	'ThisComponent.Text.removeTextContent(oTable)
				ThisComponent.TextTables.getByName("Tabel"+(22+35*(kolom-1))).dispose
				select case "Gemeentebijbelstudie"
					case toegekomen_schema.sheets(kolom-1).getCellRangeByName("A"+(vergaderingsdelen(kolom,3)+3)).string
						rij = 3
					case toegekomen_schema.sheets(kolom-1).getCellRangeByName("A"+(vergaderingsdelen(kolom,3)+4)).string
						rij = 4
					case toegekomen_schema.sheets(kolom-1).getCellRangeByName("A"+(vergaderingsdelen(kolom,3)+5)).string
						rij = 5
				end select
				vul_in("Tabel"+(23+35*(kolom-1)), "A1", toegekomen_schema, kolom-1, "A"+(vergaderingsdelen(kolom,3)+rij))	'"Gemeentebijbelstudie"
				vul_in("Tabel"+(24+35*(kolom-1)), "A1", toegekomen_schema, kolom-1, "B"+(vergaderingsdelen(kolom,3)+rij))	'wat Gemeentebijbelstudie
				vul_in("Tabel"+(24+35*(kolom-1)), "B1", toegekomen_schema, kolom-1, "C"+(vergaderingsdelen(kolom,3)+rij))	'duur Gemeentebijbelstudie
				vul_in("Tabel"+(25+35*(kolom-1)), "A1", toegekomen_schema, kolom-1, "B"+(vergaderingsdelen(kolom,3)+rij+1))	'toegewezene Gemeentebijbelstudie
				vul_in("Tabel"+(25+35*(kolom-1)), "C1", toegekomen_schema, kolom-1, "B"+(vergaderingsdelen(kolom,3)+rij+2))	'lezer Gemeentebijbelstudie
			case 3
				select case "TOEGEWEZEN:"
					case toegekomen_schema.sheets(kolom-1).getCellRangeByName("A"+(vergaderingsdelen(kolom,3)+4)).string
						rij = 4
					case toegekomen_schema.sheets(kolom-1).getCellRangeByName("A"+(vergaderingsdelen(kolom,3)+5)).string
						rij = 5
					case toegekomen_schema.sheets(kolom-1).getCellRangeByName("A"+(vergaderingsdelen(kolom,3)+6)).string
						rij = 6
				end select
				vul_in("Tabel"+(21+35*(kolom-1)), "A1", toegekomen_schema, kolom-1, "A"+(vergaderingsdelen(kolom,3)+(rij-1)))	'tweede deel
				vul_in("Tabel"+(22+35*(kolom-1)), "A1", toegekomen_schema, kolom-1, "B"+(vergaderingsdelen(kolom,3)+rij))	'toegewezene tweede deel
				vul_in("Tabel"+(22+35*(kolom-1)), "B1", toegekomen_schema, kolom-1, "B"+(vergaderingsdelen(kolom,3)+(rij-1)))	'duur tweede deel
				select case "Gemeentebijbelstudie"
					case toegekomen_schema.sheets(kolom-1).getCellRangeByName("A"+(vergaderingsdelen(kolom,3)+5)).string
						rij = 5
					case toegekomen_schema.sheets(kolom-1).getCellRangeByName("A"+(vergaderingsdelen(kolom,3)+6)).string
						rij = 6
					case toegekomen_schema.sheets(kolom-1).getCellRangeByName("A"+(vergaderingsdelen(kolom,3)+7)).string
						rij = 7
					case toegekomen_schema.sheets(kolom-1).getCellRangeByName("A"+(vergaderingsdelen(kolom,3)+8)).string
						rij = 8
					case toegekomen_schema.sheets(kolom-1).getCellRangeByName("A"+(vergaderingsdelen(kolom,3)+9)).string
						rij = 9
				end select
				vul_in("Tabel"+(23+35*(kolom-1)), "A1", toegekomen_schema, kolom-1, "A"+(vergaderingsdelen(kolom,3)+rij))	'"Gemeentebijbelstudie"
				vul_in("Tabel"+(24+35*(kolom-1)), "A1", toegekomen_schema, kolom-1, "B"+(vergaderingsdelen(kolom,3)+rij))	'wat Gemeentebijbelstudie
				vul_in("Tabel"+(24+35*(kolom-1)), "B1", toegekomen_schema, kolom-1, "C"+(vergaderingsdelen(kolom,3)+rij))	'duur Gemeentebijbelstudie
				vul_in("Tabel"+(25+35*(kolom-1)), "A1", toegekomen_schema, kolom-1, "B"+(vergaderingsdelen(kolom,3)+rij+1))	'toegewezene Gemeentebijbelstudie
				vul_in("Tabel"+(25+35*(kolom-1)), "C1", toegekomen_schema, kolom-1, "B"+(vergaderingsdelen(kolom,3)+rij+2))	'lezer Gemeentebijbelstudie
		end select
		vul_in("Tabel"+(26+35*(kolom-1)), "A1", toegekomen_schema, kolom-1, "A"+(vergaderingsdelen(kolom,4)-4))		'samenvatting
		vul_in("Tabel"+(26+35*(kolom-1)), "B1", toegekomen_schema, kolom-1, "B"+(vergaderingsdelen(kolom,4)-4))		'duur samenvatting
		vul_in("Tabel"+(27+35*(kolom-1)), "B1", toegekomen_schema, kolom-1, "B"+(vergaderingsdelen(kolom,4)-2))		'slotgebed
		vul_in("Tabel"+(27+35*(kolom-1)), "C1", toegekomen_schema, kolom-1, "A"+(vergaderingsdelen(kolom,4)-3))		'slotlied

		vul_in("Tabel"+(28+35*(kolom-1)), "A1", toegekomen_schema, kolom-1, "A"+(vergaderingsdelen(kolom,4)))			'weekenddag
		vul_in("Tabel"+(28+35*(kolom-1)), "B1", toegekomen_schema, kolom-1, "B"+(vergaderingsdelen(kolom,4)))			'weekenddatum
		vul_in("Tabel"+(29+35*(kolom-1)), "B1", toegekomen_schema, kolom-1, "B"+(vergaderingsdelen(kolom,4)+2))		'loopmicro L
		vul_in("Tabel"+(29+35*(kolom-1)), "D1", toegekomen_schema, kolom-1, "B"+(vergaderingsdelen(kolom,4)+3))		'loopmicro R
		vul_in("Tabel"+(30+35*(kolom-1)), "B1", toegekomen_schema, kolom-1, "B"+(vergaderingsdelen(kolom,4)+1))		'voorzitter
		vul_in("Tabel"+(31+35*(kolom-1)), "B1", toegekomen_schema, kolom-1, "B"+(vergaderingsdelen(kolom,4)+4))		'thema lezing
		vul_in("Tabel"+(32+35*(kolom-1)), "B1", toegekomen_schema, kolom-1, "B"+(vergaderingsdelen(kolom,4)+5))		'spreker
		vul_in("Tabel"+(32+35*(kolom-1)), "D1", toegekomen_schema, kolom-1, "B"+(vergaderingsdelen(kolom,4)+6))		'gemeente van spreker
		vul_in("Tabel"+(33+35*(kolom-1)), "A1", toegekomen_schema, kolom-1, "A"+(vergaderingsdelen(kolom,4)+8))		'tussenlied
		vul_in("Tabel"+(34+35*(kolom-1)), "B1", toegekomen_schema, kolom-1, "A"+(vergaderingsdelen(kolom,4)+9))		'thema Wachttoren-studie
		vul_in("Tabel"+(35+35*(kolom-1)), "B1", toegekomen_schema, kolom-1, "B"+(vergaderingsdelen(kolom,4)+7))		'voorlezer
		vul_in("Tabel"+(35+35*(kolom-1)), "C1", toegekomen_schema, kolom-1, "A"+(vergaderingsdelen(kolom,4)+10))		'slotlied
	end if
	next kolom

end sub


function vul_in(tabelnaam as string, celnaam as string, bron as object, bladnr as integer, bron_celnaam as string)

	ThisComponent.TextTables.getByName(tabelnaam).getCellByName(celnaam).setString(bron.sheets(bladnr).getCellRangeByName(bron_celnaam).string)

end function


sub cell_vert_all

	dim i, RowIndex, ColIndex as integer
	dim Table, Cell as object

	for i=0 to ThisComponent.getTextTables().Count() - 1
		Table = ThisComponent.getTextTables().getByIndex(i)
		for RowIndex = 1 To Table.getRows.Count()
			for ColIndex = 1 To Table.getColumns.Count()
				Cell = Table.getCellByName(Chr(Asc("A") - 1 + ColIndex) &amp; RowIndex)
				Cell.VertOrient = 2
			next ColIndex
		next RowIndex
	next i

end sub


sub table_numbering

	dim i as integer
	dim Table as object
	dim tabelnaam as string
	
	for i=0 to ThisComponent.getTextTables().Count() - 1
		Table = ThisComponent.getTextTables().getByIndex(i)
		Table.setName("Tabel"+(i+1))
	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ak_a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